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453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default-cell-style-name="Default"/>
        <table:table-row table:style-name="ro1">
          <table:table-cell office:value-type="string">
            <text:p>دماغها</text:p>
          </table:table-cell>
          <table:table-cell office:value-type="float" office:value="791">
            <text:p>791</text:p>
          </table:table-cell>
          <table:table-cell office:value-type="float" office:value="0.0223537035149">
            <text:p>0.0223537035</text:p>
          </table:table-cell>
          <table:table-cell office:value-type="float" office:value="0.0330597041404">
            <text:p>0.0330597041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1]=[.F1];0;1)" office:value-type="float" office:value="1">
            <text:p>1</text:p>
          </table:table-cell>
        </table:table-row>
        <table:table-row table:style-name="ro1">
          <table:table-cell office:value-type="string">
            <text:p>هذي غيره</text:p>
          </table:table-cell>
          <table:table-cell office:value-type="float" office:value="25">
            <text:p>25</text:p>
          </table:table-cell>
          <table:table-cell office:value-type="float" office:value="0.0459604650426">
            <text:p>0.045960465</text:p>
          </table:table-cell>
          <table:table-cell office:value-type="float" office:value="-0.00575821046497">
            <text:p>-0.0057582105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2]=[.F2];0;1)" office:value-type="float" office:value="1">
            <text:p>1</text:p>
          </table:table-cell>
        </table:table-row>
        <table:table-row table:style-name="ro1">
          <table:table-cell office:value-type="string">
            <text:p>صحي</text:p>
          </table:table-cell>
          <table:table-cell office:value-type="float" office:value="37438">
            <text:p>37438</text:p>
          </table:table-cell>
          <table:table-cell office:value-type="float" office:value="0.0473921406721">
            <text:p>0.0473921407</text:p>
          </table:table-cell>
          <table:table-cell office:value-type="float" office:value="0.047509142174">
            <text:p>0.0475091422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3]=[.F3];0;1)" office:value-type="float" office:value="1">
            <text:p>1</text:p>
          </table:table-cell>
        </table:table-row>
        <table:table-row table:style-name="ro1">
          <table:table-cell office:value-type="string">
            <text:p>لا و</text:p>
          </table:table-cell>
          <table:table-cell office:value-type="float" office:value="26602">
            <text:p>26602</text:p>
          </table:table-cell>
          <table:table-cell office:value-type="float" office:value="0.053119603217">
            <text:p>0.0531196032</text:p>
          </table:table-cell>
          <table:table-cell office:value-type="float" office:value="0.037411148047">
            <text:p>0.037411148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4]=[.F4];0;1)" office:value-type="float" office:value="1">
            <text:p>1</text:p>
          </table:table-cell>
        </table:table-row>
        <table:table-row table:style-name="ro1">
          <table:table-cell office:value-type="string">
            <text:p>اصلا واضح</text:p>
          </table:table-cell>
          <table:table-cell office:value-type="float" office:value="12">
            <text:p>12</text:p>
          </table:table-cell>
          <table:table-cell office:value-type="float" office:value="0.0278965184117">
            <text:p>0.0278965184</text:p>
          </table:table-cell>
          <table:table-cell office:value-type="float" office:value="0.0270026840605">
            <text:p>0.0270026841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5]=[.F5];0;1)" office:value-type="float" office:value="1">
            <text:p>1</text:p>
          </table:table-cell>
        </table:table-row>
        <table:table-row table:style-name="ro1">
          <table:table-cell office:value-type="string">
            <text:p>كبري قصر النيل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6]=[.F6];0;1)" office:value-type="float" office:value="1">
            <text:p>1</text:p>
          </table:table-cell>
        </table:table-row>
        <table:table-row table:style-name="ro1">
          <table:table-cell office:value-type="string">
            <text:p>هتخرج</text:p>
          </table:table-cell>
          <table:table-cell office:value-type="float" office:value="253">
            <text:p>253</text:p>
          </table:table-cell>
          <table:table-cell office:value-type="float" office:value="0.0324715939157">
            <text:p>0.0324715939</text:p>
          </table:table-cell>
          <table:table-cell office:value-type="float" office:value="0.0240524904893">
            <text:p>0.0240524905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7]=[.F7];0;1)" office:value-type="float" office:value="1">
            <text:p>1</text:p>
          </table:table-cell>
        </table:table-row>
        <table:table-row table:style-name="ro1">
          <table:table-cell office:value-type="string">
            <text:p>مباريات</text:p>
          </table:table-cell>
          <table:table-cell office:value-type="float" office:value="6976">
            <text:p>6976</text:p>
          </table:table-cell>
          <table:table-cell office:value-type="float" office:value="0.0595779171929">
            <text:p>0.0595779172</text:p>
          </table:table-cell>
          <table:table-cell office:value-type="float" office:value="0.0185369287359">
            <text:p>0.0185369287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8]=[.F8];0;1)" office:value-type="float" office:value="1">
            <text:p>1</text:p>
          </table:table-cell>
        </table:table-row>
        <table:table-row table:style-name="ro1">
          <table:table-cell office:value-type="string">
            <text:p>حريمه</text:p>
          </table:table-cell>
          <table:table-cell office:value-type="float" office:value="502">
            <text:p>502</text:p>
          </table:table-cell>
          <table:table-cell office:value-type="float" office:value="0.0162276969609">
            <text:p>0.016227697</text:p>
          </table:table-cell>
          <table:table-cell office:value-type="float" office:value="0.0327399277998">
            <text:p>0.0327399278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9]=[.F9];0;1)" office:value-type="float" office:value="1">
            <text:p>1</text:p>
          </table:table-cell>
        </table:table-row>
        <table:table-row table:style-name="ro1">
          <table:table-cell office:value-type="string">
            <text:p>تكفيخي</text:p>
          </table:table-cell>
          <table:table-cell office:value-type="float" office:value="14">
            <text:p>14</text:p>
          </table:table-cell>
          <table:table-cell office:value-type="float" office:value="0.0311216750017">
            <text:p>0.031121675</text:p>
          </table:table-cell>
          <table:table-cell office:value-type="float" office:value="0.012117529093">
            <text:p>0.0121175291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10]=[.F10];0;1)" office:value-type="float" office:value="1">
            <text:p>1</text:p>
          </table:table-cell>
        </table:table-row>
        <table:table-row table:style-name="ro1">
          <table:table-cell office:value-type="string">
            <text:p>احبه</text:p>
          </table:table-cell>
          <table:table-cell office:value-type="float" office:value="23709">
            <text:p>23709</text:p>
          </table:table-cell>
          <table:table-cell office:value-type="float" office:value="0.052769725761">
            <text:p>0.0527697258</text:p>
          </table:table-cell>
          <table:table-cell office:value-type="float" office:value="0.0375759877488">
            <text:p>0.0375759877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11]=[.F11];0;1)" office:value-type="float" office:value="1">
            <text:p>1</text:p>
          </table:table-cell>
        </table:table-row>
        <table:table-row table:style-name="ro1">
          <table:table-cell office:value-type="string">
            <text:p>فتوكه</text:p>
          </table:table-cell>
          <table:table-cell office:value-type="float" office:value="7">
            <text:p>7</text:p>
          </table:table-cell>
          <table:table-cell office:value-type="float" office:value="-0.0347456284411">
            <text:p>-0.0347456284</text:p>
          </table:table-cell>
          <table:table-cell office:value-type="float" office:value="0.0335260404652">
            <text:p>0.0335260405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12]=[.F12];0;1)" office:value-type="float" office:value="1">
            <text:p>1</text:p>
          </table:table-cell>
        </table:table-row>
        <table:table-row table:style-name="ro1">
          <table:table-cell office:value-type="string">
            <text:p>محارب</text:p>
          </table:table-cell>
          <table:table-cell office:value-type="float" office:value="2691">
            <text:p>2691</text:p>
          </table:table-cell>
          <table:table-cell office:value-type="float" office:value="0.0185554136917">
            <text:p>0.0185554137</text:p>
          </table:table-cell>
          <table:table-cell office:value-type="float" office:value="0.0336375160049">
            <text:p>0.033637516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13]=[.F13];0;1)" office:value-type="float" office:value="1">
            <text:p>1</text:p>
          </table:table-cell>
        </table:table-row>
        <table:table-row table:style-name="ro1">
          <table:table-cell office:value-type="string">
            <text:p>وبتقولي</text:p>
          </table:table-cell>
          <table:table-cell office:value-type="float" office:value="271">
            <text:p>271</text:p>
          </table:table-cell>
          <table:table-cell office:value-type="float" office:value="0.0312181999964">
            <text:p>0.0312182</text:p>
          </table:table-cell>
          <table:table-cell office:value-type="float" office:value="0.0185311289499">
            <text:p>0.0185311289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14]=[.F14];0;1)" office:value-type="float" office:value="1">
            <text:p>1</text:p>
          </table:table-cell>
        </table:table-row>
        <table:table-row table:style-name="ro1">
          <table:table-cell office:value-type="string">
            <text:p>بالفيس مستواهن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85311289499">
            <text:p>0.0185311289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15]=[.F15];0;1)" office:value-type="float" office:value="1">
            <text:p>1</text:p>
          </table:table-cell>
        </table:table-row>
        <table:table-row table:style-name="ro1">
          <table:table-cell office:value-type="string">
            <text:p>مزه</text:p>
          </table:table-cell>
          <table:table-cell office:value-type="float" office:value="5721">
            <text:p>5721</text:p>
          </table:table-cell>
          <table:table-cell office:value-type="float" office:value="0.0296296044082">
            <text:p>0.0296296044</text:p>
          </table:table-cell>
          <table:table-cell office:value-type="float" office:value="0.0387633564182">
            <text:p>0.0387633564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16]=[.F16];0;1)" office:value-type="float" office:value="1">
            <text:p>1</text:p>
          </table:table-cell>
        </table:table-row>
        <table:table-row table:style-name="ro1">
          <table:table-cell office:value-type="string">
            <text:p>مصر ال</text:p>
          </table:table-cell>
          <table:table-cell office:value-type="float" office:value="10158">
            <text:p>10158</text:p>
          </table:table-cell>
          <table:table-cell office:value-type="float" office:value="0.0279370952489">
            <text:p>0.0279370952</text:p>
          </table:table-cell>
          <table:table-cell office:value-type="float" office:value="0.0413480922319">
            <text:p>0.0413480922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17]=[.F17];0;1)" office:value-type="float" office:value="1">
            <text:p>1</text:p>
          </table:table-cell>
        </table:table-row>
        <table:table-row table:style-name="ro1">
          <table:table-cell office:value-type="string">
            <text:p>بيمثل قطاع</text:p>
          </table:table-cell>
          <table:table-cell office:value-type="float" office:value="1">
            <text:p>1</text:p>
          </table:table-cell>
          <table:table-cell office:value-type="float" office:value="0.00930279250013">
            <text:p>0.0093027925</text:p>
          </table:table-cell>
          <table:table-cell office:value-type="float" office:value="0">
            <text:p>0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18]=[.F18];0;1)" office:value-type="float" office:value="1">
            <text:p>1</text:p>
          </table:table-cell>
        </table:table-row>
        <table:table-row table:style-name="ro1">
          <table:table-cell office:value-type="string">
            <text:p>مش ممكن</text:p>
          </table:table-cell>
          <table:table-cell office:value-type="float" office:value="54">
            <text:p>54</text:p>
          </table:table-cell>
          <table:table-cell office:value-type="float" office:value="0.033538239695">
            <text:p>0.0335382397</text:p>
          </table:table-cell>
          <table:table-cell office:value-type="float" office:value="0.0212850753419">
            <text:p>0.0212850753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19]=[.F19];0;1)" office:value-type="float" office:value="1">
            <text:p>1</text:p>
          </table:table-cell>
        </table:table-row>
        <table:table-row table:style-name="ro1">
          <table:table-cell office:value-type="string">
            <text:p>شعب مصر</text:p>
          </table:table-cell>
          <table:table-cell office:value-type="float" office:value="1519">
            <text:p>1519</text:p>
          </table:table-cell>
          <table:table-cell office:value-type="float" office:value="0.027355156859">
            <text:p>0.0273551569</text:p>
          </table:table-cell>
          <table:table-cell office:value-type="float" office:value="0.021164008566">
            <text:p>0.0211640086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20]=[.F20];0;1)" office:value-type="float" office:value="1">
            <text:p>1</text:p>
          </table:table-cell>
        </table:table-row>
        <table:table-row table:style-name="ro1">
          <table:table-cell office:value-type="string">
            <text:p>مضحك</text:p>
          </table:table-cell>
          <table:table-cell office:value-type="float" office:value="2356">
            <text:p>2356</text:p>
          </table:table-cell>
          <table:table-cell office:value-type="float" office:value="0.0262804276689">
            <text:p>0.0262804277</text:p>
          </table:table-cell>
          <table:table-cell office:value-type="float" office:value="0.0347428431279">
            <text:p>0.0347428431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21]=[.F21];0;1)" office:value-type="float" office:value="1">
            <text:p>1</text:p>
          </table:table-cell>
        </table:table-row>
        <table:table-row table:style-name="ro1">
          <table:table-cell office:value-type="string">
            <text:p>يعني مش</text:p>
          </table:table-cell>
          <table:table-cell office:value-type="float" office:value="124">
            <text:p>124</text:p>
          </table:table-cell>
          <table:table-cell office:value-type="float" office:value="0.00758716418005">
            <text:p>0.0075871642</text:p>
          </table:table-cell>
          <table:table-cell office:value-type="float" office:value="0.0248650415311">
            <text:p>0.0248650415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22]=[.F22];0;1)" office:value-type="float" office:value="1">
            <text:p>1</text:p>
          </table:table-cell>
        </table:table-row>
        <table:table-row table:style-name="ro1">
          <table:table-cell office:value-type="string">
            <text:p>صح</text:p>
          </table:table-cell>
          <table:table-cell office:value-type="float" office:value="130950">
            <text:p>130950</text:p>
          </table:table-cell>
          <table:table-cell office:value-type="float" office:value="0.0611269103144">
            <text:p>0.0611269103</text:p>
          </table:table-cell>
          <table:table-cell office:value-type="float" office:value="0.0603758471013">
            <text:p>0.0603758471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23]=[.F23];0;1)" office:value-type="float" office:value="1">
            <text:p>1</text:p>
          </table:table-cell>
        </table:table-row>
        <table:table-row table:style-name="ro1">
          <table:table-cell office:value-type="string">
            <text:p>سيسي</text:p>
          </table:table-cell>
          <table:table-cell office:value-type="float" office:value="20667">
            <text:p>20667</text:p>
          </table:table-cell>
          <table:table-cell office:value-type="float" office:value="0.0276517250127">
            <text:p>0.027651725</text:p>
          </table:table-cell>
          <table:table-cell office:value-type="float" office:value="0.0522770599264">
            <text:p>0.0522770599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24]=[.F24];0;1)" office:value-type="float" office:value="1">
            <text:p>1</text:p>
          </table:table-cell>
        </table:table-row>
        <table:table-row table:style-name="ro1">
          <table:table-cell office:value-type="string">
            <text:p>خائن</text:p>
          </table:table-cell>
          <table:table-cell office:value-type="float" office:value="2296">
            <text:p>2296</text:p>
          </table:table-cell>
          <table:table-cell office:value-type="float" office:value="-0.00441211083015">
            <text:p>-0.0044121108</text:p>
          </table:table-cell>
          <table:table-cell office:value-type="float" office:value="0.0474019390412">
            <text:p>0.047401939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25]=[.F25];0;1)" office:value-type="float" office:value="1">
            <text:p>1</text:p>
          </table:table-cell>
        </table:table-row>
        <table:table-row table:style-name="ro1">
          <table:table-cell office:value-type="string">
            <text:p>مش هيقعد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262067279649">
            <text:p>0.026206728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26]=[.F26];0;1)" office:value-type="float" office:value="1">
            <text:p>1</text:p>
          </table:table-cell>
        </table:table-row>
        <table:table-row table:style-name="ro1">
          <table:table-cell office:value-type="string">
            <text:p>متعب</text:p>
          </table:table-cell>
          <table:table-cell office:value-type="float" office:value="4107">
            <text:p>4107</text:p>
          </table:table-cell>
          <table:table-cell office:value-type="float" office:value="0.037053994219">
            <text:p>0.0370539942</text:p>
          </table:table-cell>
          <table:table-cell office:value-type="float" office:value="0.0293865411573">
            <text:p>0.0293865412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27]=[.F27];0;1)" office:value-type="float" office:value="1">
            <text:p>1</text:p>
          </table:table-cell>
        </table:table-row>
        <table:table-row table:style-name="ro1">
          <table:table-cell office:value-type="string">
            <text:p>جامد</text:p>
          </table:table-cell>
          <table:table-cell office:value-type="float" office:value="10860">
            <text:p>10860</text:p>
          </table:table-cell>
          <table:table-cell office:value-type="float" office:value="0.0253788650389">
            <text:p>0.025378865</text:p>
          </table:table-cell>
          <table:table-cell office:value-type="float" office:value="0.047539203132">
            <text:p>0.0475392031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28]=[.F28];0;1)" office:value-type="float" office:value="1">
            <text:p>1</text:p>
          </table:table-cell>
        </table:table-row>
        <table:table-row table:style-name="ro1">
          <table:table-cell office:value-type="string">
            <text:p>اخر</text:p>
          </table:table-cell>
          <table:table-cell office:value-type="float" office:value="127498">
            <text:p>127498</text:p>
          </table:table-cell>
          <table:table-cell office:value-type="float" office:value="0.0527813671174">
            <text:p>0.0527813671</text:p>
          </table:table-cell>
          <table:table-cell office:value-type="float" office:value="0.062129331469">
            <text:p>0.0621293315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29]=[.F29];0;1)" office:value-type="float" office:value="1">
            <text:p>1</text:p>
          </table:table-cell>
        </table:table-row>
        <table:table-row table:style-name="ro1">
          <table:table-cell office:value-type="string">
            <text:p>فلانه عشان</text:p>
          </table:table-cell>
          <table:table-cell office:value-type="float" office:value="3">
            <text:p>3</text:p>
          </table:table-cell>
          <table:table-cell office:value-type="float" office:value="0.0483906857117">
            <text:p>0.0483906857</text:p>
          </table:table-cell>
          <table:table-cell office:value-type="float" office:value="-0.00170510103522">
            <text:p>-0.001705101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30]=[.F30];0;1)" office:value-type="float" office:value="1">
            <text:p>1</text:p>
          </table:table-cell>
        </table:table-row>
        <table:table-row table:style-name="ro1">
          <table:table-cell office:value-type="string">
            <text:p>سياسي</text:p>
          </table:table-cell>
          <table:table-cell office:value-type="float" office:value="18498">
            <text:p>18498</text:p>
          </table:table-cell>
          <table:table-cell office:value-type="float" office:value="0.0169785793005">
            <text:p>0.0169785793</text:p>
          </table:table-cell>
          <table:table-cell office:value-type="float" office:value="0.0523303257385">
            <text:p>0.0523303257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31]=[.F31];0;1)" office:value-type="float" office:value="1">
            <text:p>1</text:p>
          </table:table-cell>
        </table:table-row>
        <table:table-row table:style-name="ro1">
          <table:table-cell office:value-type="string">
            <text:p>اذلف</text:p>
          </table:table-cell>
          <table:table-cell office:value-type="float" office:value="729">
            <text:p>729</text:p>
          </table:table-cell>
          <table:table-cell office:value-type="float" office:value="0.0323126495737">
            <text:p>0.0323126496</text:p>
          </table:table-cell>
          <table:table-cell office:value-type="float" office:value="0.0236746068027">
            <text:p>0.0236746068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32]=[.F32];0;1)" office:value-type="float" office:value="1">
            <text:p>1</text:p>
          </table:table-cell>
        </table:table-row>
        <table:table-row table:style-name="ro1">
          <table:table-cell office:value-type="string">
            <text:p>مشكوك فيه</text:p>
          </table:table-cell>
          <table:table-cell office:value-type="float" office:value="270">
            <text:p>270</text:p>
          </table:table-cell>
          <table:table-cell office:value-type="float" office:value="0.035468737486">
            <text:p>0.0354687375</text:p>
          </table:table-cell>
          <table:table-cell office:value-type="float" office:value="0.0203042438784">
            <text:p>0.0203042439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33]=[.F33];0;1)" office:value-type="float" office:value="1">
            <text:p>1</text:p>
          </table:table-cell>
        </table:table-row>
        <table:table-row table:style-name="ro1">
          <table:table-cell office:value-type="string">
            <text:p>فقيه بلنتي لنصصصصصر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33406490915">
            <text:p>0.0233406491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34]=[.F34];0;1)" office:value-type="float" office:value="1">
            <text:p>1</text:p>
          </table:table-cell>
        </table:table-row>
        <table:table-row table:style-name="ro1">
          <table:table-cell office:value-type="string">
            <text:p>بلد</text:p>
          </table:table-cell>
          <table:table-cell office:value-type="float" office:value="54468">
            <text:p>54468</text:p>
          </table:table-cell>
          <table:table-cell office:value-type="float" office:value="0.018530144075">
            <text:p>0.0185301441</text:p>
          </table:table-cell>
          <table:table-cell office:value-type="float" office:value="0.0642195627527">
            <text:p>0.0642195628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35]=[.F35];0;1)" office:value-type="float" office:value="1">
            <text:p>1</text:p>
          </table:table-cell>
        </table:table-row>
        <table:table-row table:style-name="ro1">
          <table:table-cell office:value-type="string">
            <text:p>صوفي</text:p>
          </table:table-cell>
          <table:table-cell office:value-type="float" office:value="1851">
            <text:p>1851</text:p>
          </table:table-cell>
          <table:table-cell office:value-type="float" office:value="0.03470864506">
            <text:p>0.0347086451</text:p>
          </table:table-cell>
          <table:table-cell office:value-type="float" office:value="0.0280341352263">
            <text:p>0.0280341352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36]=[.F36];0;1)" office:value-type="float" office:value="1">
            <text:p>1</text:p>
          </table:table-cell>
        </table:table-row>
        <table:table-row table:style-name="ro1">
          <table:table-cell office:value-type="string">
            <text:p>فاضل بعيد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37]=[.F37];0;1)" office:value-type="float" office:value="1">
            <text:p>1</text:p>
          </table:table-cell>
        </table:table-row>
        <table:table-row table:style-name="ro1">
          <table:table-cell office:value-type="string">
            <text:p>اللي اسمك اسكندر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24325871079">
            <text:p>0.0324325871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38]=[.F38];0;1)" office:value-type="float" office:value="1">
            <text:p>1</text:p>
          </table:table-cell>
        </table:table-row>
        <table:table-row table:style-name="ro1">
          <table:table-cell office:value-type="string">
            <text:p>جدعان</text:p>
          </table:table-cell>
          <table:table-cell office:value-type="float" office:value="2639">
            <text:p>2639</text:p>
          </table:table-cell>
          <table:table-cell office:value-type="float" office:value="0.0127106634058">
            <text:p>0.0127106634</text:p>
          </table:table-cell>
          <table:table-cell office:value-type="float" office:value="0.0432567953163">
            <text:p>0.0432567953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39]=[.F39];0;1)" office:value-type="float" office:value="1">
            <text:p>1</text:p>
          </table:table-cell>
        </table:table-row>
        <table:table-row table:style-name="ro1">
          <table:table-cell office:value-type="string">
            <text:p>كبير</text:p>
          </table:table-cell>
          <table:table-cell office:value-type="float" office:value="40807">
            <text:p>40807</text:p>
          </table:table-cell>
          <table:table-cell office:value-type="float" office:value="0.048863829385">
            <text:p>0.0488638294</text:p>
          </table:table-cell>
          <table:table-cell office:value-type="float" office:value="0.0442932986547">
            <text:p>0.0442932987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40]=[.F40];0;1)" office:value-type="float" office:value="1">
            <text:p>1</text:p>
          </table:table-cell>
        </table:table-row>
        <table:table-row table:style-name="ro1">
          <table:table-cell office:value-type="string">
            <text:p>نسخ</text:p>
          </table:table-cell>
          <table:table-cell office:value-type="float" office:value="6789">
            <text:p>6789</text:p>
          </table:table-cell>
          <table:table-cell office:value-type="float" office:value="0.050560153183">
            <text:p>0.0505601532</text:p>
          </table:table-cell>
          <table:table-cell office:value-type="float" office:value="0.0265455636077">
            <text:p>0.0265455636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41]=[.F41];0;1)" office:value-type="float" office:value="1">
            <text:p>1</text:p>
          </table:table-cell>
        </table:table-row>
        <table:table-row table:style-name="ro1">
          <table:table-cell office:value-type="string">
            <text:p>قوي</text:p>
          </table:table-cell>
          <table:table-cell office:value-type="float" office:value="33283">
            <text:p>33283</text:p>
          </table:table-cell>
          <table:table-cell office:value-type="float" office:value="0.0523688491721">
            <text:p>0.0523688492</text:p>
          </table:table-cell>
          <table:table-cell office:value-type="float" office:value="0.0412628044452">
            <text:p>0.0412628044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42]=[.F42];0;1)" office:value-type="float" office:value="1">
            <text:p>1</text:p>
          </table:table-cell>
        </table:table-row>
        <table:table-row table:style-name="ro1">
          <table:table-cell office:value-type="string">
            <text:p>الناس ثوره</text:p>
          </table:table-cell>
          <table:table-cell office:value-type="float" office:value="5">
            <text:p>5</text:p>
          </table:table-cell>
          <table:table-cell office:value-type="float" office:value="-0.0164270827968">
            <text:p>-0.0164270828</text:p>
          </table:table-cell>
          <table:table-cell office:value-type="float" office:value="0.0325519991493">
            <text:p>0.0325519991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43]=[.F43];0;1)" office:value-type="float" office:value="1">
            <text:p>1</text:p>
          </table:table-cell>
        </table:table-row>
        <table:table-row table:style-name="ro1">
          <table:table-cell office:value-type="string">
            <text:p>جماعه</text:p>
          </table:table-cell>
          <table:table-cell office:value-type="float" office:value="14688">
            <text:p>14688</text:p>
          </table:table-cell>
          <table:table-cell office:value-type="float" office:value="0.0217145894736">
            <text:p>0.0217145895</text:p>
          </table:table-cell>
          <table:table-cell office:value-type="float" office:value="0.0473522974994">
            <text:p>0.0473522975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44]=[.F44];0;1)" office:value-type="float" office:value="1">
            <text:p>1</text:p>
          </table:table-cell>
        </table:table-row>
        <table:table-row table:style-name="ro1">
          <table:table-cell office:value-type="string">
            <text:p>محمود</text:p>
          </table:table-cell>
          <table:table-cell office:value-type="float" office:value="9446">
            <text:p>9446</text:p>
          </table:table-cell>
          <table:table-cell office:value-type="float" office:value="0.0256797933221">
            <text:p>0.0256797933</text:p>
          </table:table-cell>
          <table:table-cell office:value-type="float" office:value="0.0451722392438">
            <text:p>0.0451722392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45]=[.F45];0;1)" office:value-type="float" office:value="1">
            <text:p>1</text:p>
          </table:table-cell>
        </table:table-row>
        <table:table-row table:style-name="ro1">
          <table:table-cell office:value-type="string">
            <text:p>قطري</text:p>
          </table:table-cell>
          <table:table-cell office:value-type="float" office:value="3169">
            <text:p>3169</text:p>
          </table:table-cell>
          <table:table-cell office:value-type="float" office:value="0.0250667929866">
            <text:p>0.025066793</text:p>
          </table:table-cell>
          <table:table-cell office:value-type="float" office:value="0.0379723720127">
            <text:p>0.037972372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46]=[.F46];0;1)" office:value-type="float" office:value="1">
            <text:p>1</text:p>
          </table:table-cell>
        </table:table-row>
        <table:table-row table:style-name="ro1">
          <table:table-cell office:value-type="string">
            <text:p>ملخبط</text:p>
          </table:table-cell>
          <table:table-cell office:value-type="float" office:value="839">
            <text:p>839</text:p>
          </table:table-cell>
          <table:table-cell office:value-type="float" office:value="0.0452486354951">
            <text:p>0.0452486355</text:p>
          </table:table-cell>
          <table:table-cell office:value-type="float" office:value="0.0128866871694">
            <text:p>0.0128866872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47]=[.F47];0;1)" office:value-type="float" office:value="1">
            <text:p>1</text:p>
          </table:table-cell>
        </table:table-row>
        <table:table-row table:style-name="ro1">
          <table:table-cell office:value-type="string">
            <text:p>عادي</text:p>
          </table:table-cell>
          <table:table-cell office:value-type="float" office:value="38016">
            <text:p>38016</text:p>
          </table:table-cell>
          <table:table-cell office:value-type="float" office:value="0.0465198517161">
            <text:p>0.0465198517</text:p>
          </table:table-cell>
          <table:table-cell office:value-type="float" office:value="0.0472682558775">
            <text:p>0.0472682559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48]=[.F48];0;1)" office:value-type="float" office:value="1">
            <text:p>1</text:p>
          </table:table-cell>
        </table:table-row>
        <table:table-row table:style-name="ro1">
          <table:table-cell office:value-type="string">
            <text:p>ساداتي</text:p>
          </table:table-cell>
          <table:table-cell office:value-type="float" office:value="123">
            <text:p>123</text:p>
          </table:table-cell>
          <table:table-cell office:value-type="float" office:value="0.0454143667963">
            <text:p>0.0454143668</text:p>
          </table:table-cell>
          <table:table-cell office:value-type="float" office:value="0.00704437071947">
            <text:p>0.0070443707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49]=[.F49];0;1)" office:value-type="float" office:value="1">
            <text:p>1</text:p>
          </table:table-cell>
        </table:table-row>
        <table:table-row table:style-name="ro1">
          <table:table-cell office:value-type="string">
            <text:p>حبيبتي متقوليش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50]=[.F50];0;1)" office:value-type="float" office:value="1">
            <text:p>1</text:p>
          </table:table-cell>
        </table:table-row>
        <table:table-row table:style-name="ro1">
          <table:table-cell office:value-type="string">
            <text:p>جدار</text:p>
          </table:table-cell>
          <table:table-cell office:value-type="float" office:value="7149">
            <text:p>7149</text:p>
          </table:table-cell>
          <table:table-cell office:value-type="float" office:value="0.0444213211818">
            <text:p>0.0444213212</text:p>
          </table:table-cell>
          <table:table-cell office:value-type="float" office:value="0.0304518189782">
            <text:p>0.030451819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51]=[.F51];0;1)" office:value-type="float" office:value="1">
            <text:p>1</text:p>
          </table:table-cell>
        </table:table-row>
        <table:table-row table:style-name="ro1">
          <table:table-cell office:value-type="string">
            <text:p>عيال هبله</text:p>
          </table:table-cell>
          <table:table-cell office:value-type="float" office:value="5">
            <text:p>5</text:p>
          </table:table-cell>
          <table:table-cell office:value-type="float" office:value="0.0598494484746">
            <text:p>0.0598494485</text:p>
          </table:table-cell>
          <table:table-cell office:value-type="float" office:value="-0.0247837391674">
            <text:p>-0.0247837392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52]=[.F52];0;1)" office:value-type="float" office:value="1">
            <text:p>1</text:p>
          </table:table-cell>
        </table:table-row>
        <table:table-row table:style-name="ro1">
          <table:table-cell office:value-type="string">
            <text:p>تاعب نفسه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12413802615">
            <text:p>0.0124138026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53]=[.F53];0;1)" office:value-type="float" office:value="1">
            <text:p>1</text:p>
          </table:table-cell>
        </table:table-row>
        <table:table-row table:style-name="ro1">
          <table:table-cell office:value-type="string">
            <text:p>حنين</text:p>
          </table:table-cell>
          <table:table-cell office:value-type="float" office:value="13387">
            <text:p>13387</text:p>
          </table:table-cell>
          <table:table-cell office:value-type="float" office:value="0.0231895137547">
            <text:p>0.0231895138</text:p>
          </table:table-cell>
          <table:table-cell office:value-type="float" office:value="0.053703377195">
            <text:p>0.0537033772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54]=[.F54];0;1)" office:value-type="float" office:value="1">
            <text:p>1</text:p>
          </table:table-cell>
        </table:table-row>
        <table:table-row table:style-name="ro1">
          <table:table-cell office:value-type="string">
            <text:p>موزه</text:p>
          </table:table-cell>
          <table:table-cell office:value-type="float" office:value="1349">
            <text:p>1349</text:p>
          </table:table-cell>
          <table:table-cell office:value-type="float" office:value="0.0128846964519">
            <text:p>0.0128846965</text:p>
          </table:table-cell>
          <table:table-cell office:value-type="float" office:value="0.0383383357937">
            <text:p>0.0383383358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55]=[.F55];0;1)" office:value-type="float" office:value="1">
            <text:p>1</text:p>
          </table:table-cell>
        </table:table-row>
        <table:table-row table:style-name="ro1">
          <table:table-cell office:value-type="string">
            <text:p>بس</text:p>
          </table:table-cell>
          <table:table-cell office:value-type="float" office:value="375129">
            <text:p>375129</text:p>
          </table:table-cell>
          <table:table-cell office:value-type="float" office:value="0.0701426655472">
            <text:p>0.0701426655</text:p>
          </table:table-cell>
          <table:table-cell office:value-type="float" office:value="0.0818930930831">
            <text:p>0.0818930931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56]=[.F56];0;1)" office:value-type="float" office:value="1">
            <text:p>1</text:p>
          </table:table-cell>
        </table:table-row>
        <table:table-row table:style-name="ro1">
          <table:table-cell office:value-type="string">
            <text:p>مز</text:p>
          </table:table-cell>
          <table:table-cell office:value-type="float" office:value="71499">
            <text:p>71499</text:p>
          </table:table-cell>
          <table:table-cell office:value-type="float" office:value="0.0506734674954">
            <text:p>0.0506734675</text:p>
          </table:table-cell>
          <table:table-cell office:value-type="float" office:value="0.0558941770061">
            <text:p>0.055894177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57]=[.F57];0;1)" office:value-type="float" office:value="1">
            <text:p>1</text:p>
          </table:table-cell>
        </table:table-row>
        <table:table-row table:style-name="ro1">
          <table:table-cell office:value-type="string">
            <text:p>لباس</text:p>
          </table:table-cell>
          <table:table-cell office:value-type="float" office:value="6324">
            <text:p>6324</text:p>
          </table:table-cell>
          <table:table-cell office:value-type="float" office:value="0.0519069401745">
            <text:p>0.0519069402</text:p>
          </table:table-cell>
          <table:table-cell office:value-type="float" office:value="0.0255410430998">
            <text:p>0.0255410431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58]=[.F58];0;1)" office:value-type="float" office:value="1">
            <text:p>1</text:p>
          </table:table-cell>
        </table:table-row>
        <table:table-row table:style-name="ro1">
          <table:table-cell office:value-type="string">
            <text:p>جامده</text:p>
          </table:table-cell>
          <table:table-cell office:value-type="float" office:value="3362">
            <text:p>3362</text:p>
          </table:table-cell>
          <table:table-cell office:value-type="float" office:value="0.0211882778356">
            <text:p>0.0211882778</text:p>
          </table:table-cell>
          <table:table-cell office:value-type="float" office:value="0.0422336839334">
            <text:p>0.0422336839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59]=[.F59];0;1)" office:value-type="float" office:value="1">
            <text:p>1</text:p>
          </table:table-cell>
        </table:table-row>
        <table:table-row table:style-name="ro1">
          <table:table-cell office:value-type="string">
            <text:p>شبه</text:p>
          </table:table-cell>
          <table:table-cell office:value-type="float" office:value="14864">
            <text:p>14864</text:p>
          </table:table-cell>
          <table:table-cell office:value-type="float" office:value="0.0386864520301">
            <text:p>0.038686452</text:p>
          </table:table-cell>
          <table:table-cell office:value-type="float" office:value="0.0432190440033">
            <text:p>0.043219044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60]=[.F60];0;1)" office:value-type="float" office:value="1">
            <text:p>1</text:p>
          </table:table-cell>
        </table:table-row>
        <table:table-row table:style-name="ro1">
          <table:table-cell office:value-type="string">
            <text:p>اكيد</text:p>
          </table:table-cell>
          <table:table-cell office:value-type="float" office:value="29200">
            <text:p>29200</text:p>
          </table:table-cell>
          <table:table-cell office:value-type="float" office:value="0.0528616702475">
            <text:p>0.0528616702</text:p>
          </table:table-cell>
          <table:table-cell office:value-type="float" office:value="0.0372198806812">
            <text:p>0.0372198807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61]=[.F61];0;1)" office:value-type="float" office:value="1">
            <text:p>1</text:p>
          </table:table-cell>
        </table:table-row>
        <table:table-row table:style-name="ro1">
          <table:table-cell office:value-type="string">
            <text:p>مجتمع</text:p>
          </table:table-cell>
          <table:table-cell office:value-type="float" office:value="21338">
            <text:p>21338</text:p>
          </table:table-cell>
          <table:table-cell office:value-type="float" office:value="0.0231122738318">
            <text:p>0.0231122738</text:p>
          </table:table-cell>
          <table:table-cell office:value-type="float" office:value="0.0499154689311">
            <text:p>0.0499154689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62]=[.F62];0;1)" office:value-type="float" office:value="1">
            <text:p>1</text:p>
          </table:table-cell>
        </table:table-row>
        <table:table-row table:style-name="ro1">
          <table:table-cell office:value-type="string">
            <text:p>فيه حالات</text:p>
          </table:table-cell>
          <table:table-cell office:value-type="float" office:value="68">
            <text:p>68</text:p>
          </table:table-cell>
          <table:table-cell office:value-type="float" office:value="0.0204214944683">
            <text:p>0.0204214945</text:p>
          </table:table-cell>
          <table:table-cell office:value-type="float" office:value="0.0167242130301">
            <text:p>0.016724213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63]=[.F63];0;1)" office:value-type="float" office:value="1">
            <text:p>1</text:p>
          </table:table-cell>
        </table:table-row>
        <table:table-row table:style-name="ro1">
          <table:table-cell office:value-type="string">
            <text:p>تاني</text:p>
          </table:table-cell>
          <table:table-cell office:value-type="float" office:value="35286">
            <text:p>35286</text:p>
          </table:table-cell>
          <table:table-cell office:value-type="float" office:value="0.0238735155978">
            <text:p>0.0238735156</text:p>
          </table:table-cell>
          <table:table-cell office:value-type="float" office:value="0.0603142719939">
            <text:p>0.060314272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64]=[.F64];0;1)" office:value-type="float" office:value="1">
            <text:p>1</text:p>
          </table:table-cell>
        </table:table-row>
        <table:table-row table:style-name="ro1">
          <table:table-cell office:value-type="string">
            <text:p>الله</text:p>
          </table:table-cell>
          <table:table-cell office:value-type="float" office:value="578680">
            <text:p>578680</text:p>
          </table:table-cell>
          <table:table-cell office:value-type="float" office:value="0.140443001021">
            <text:p>0.140443001</text:p>
          </table:table-cell>
          <table:table-cell office:value-type="float" office:value="0.0410247378971">
            <text:p>0.0410247379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65]=[.F65];0;1)" office:value-type="float" office:value="1">
            <text:p>1</text:p>
          </table:table-cell>
        </table:table-row>
        <table:table-row table:style-name="ro1">
          <table:table-cell office:value-type="string">
            <text:p>؟؟ لا</text:p>
          </table:table-cell>
          <table:table-cell office:value-type="float" office:value="24">
            <text:p>24</text:p>
          </table:table-cell>
          <table:table-cell office:value-type="float" office:value="0.0441496634045">
            <text:p>0.0441496634</text:p>
          </table:table-cell>
          <table:table-cell office:value-type="float" office:value="0.00560061503047">
            <text:p>0.005600615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66]=[.F66];0;1)" office:value-type="float" office:value="1">
            <text:p>1</text:p>
          </table:table-cell>
        </table:table-row>
        <table:table-row table:style-name="ro1">
          <table:table-cell office:value-type="string">
            <text:p>صحرا</text:p>
          </table:table-cell>
          <table:table-cell office:value-type="float" office:value="3178">
            <text:p>3178</text:p>
          </table:table-cell>
          <table:table-cell office:value-type="float" office:value="0.0264641980672">
            <text:p>0.0264641981</text:p>
          </table:table-cell>
          <table:table-cell office:value-type="float" office:value="0.0396397893341">
            <text:p>0.0396397893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67]=[.F67];0;1)" office:value-type="float" office:value="1">
            <text:p>1</text:p>
          </table:table-cell>
        </table:table-row>
        <table:table-row table:style-name="ro1">
          <table:table-cell office:value-type="string">
            <text:p>عليّ</text:p>
          </table:table-cell>
          <table:table-cell office:value-type="float" office:value="3171">
            <text:p>3171</text:p>
          </table:table-cell>
          <table:table-cell office:value-type="float" office:value="0.0468820825466">
            <text:p>0.0468820825</text:p>
          </table:table-cell>
          <table:table-cell office:value-type="float" office:value="0.0259942864773">
            <text:p>0.0259942865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68]=[.F68];0;1)" office:value-type="float" office:value="1">
            <text:p>1</text:p>
          </table:table-cell>
        </table:table-row>
        <table:table-row table:style-name="ro1">
          <table:table-cell office:value-type="string">
            <text:p>علي</text:p>
          </table:table-cell>
          <table:table-cell office:value-type="float" office:value="565040">
            <text:p>565040</text:p>
          </table:table-cell>
          <table:table-cell office:value-type="float" office:value="0.104928334023">
            <text:p>0.104928334</text:p>
          </table:table-cell>
          <table:table-cell office:value-type="float" office:value="0.0846725242139">
            <text:p>0.0846725242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69]=[.F69];0;1)" office:value-type="float" office:value="1">
            <text:p>1</text:p>
          </table:table-cell>
        </table:table-row>
        <table:table-row table:style-name="ro1">
          <table:table-cell office:value-type="string">
            <text:p>بارد</text:p>
          </table:table-cell>
          <table:table-cell office:value-type="float" office:value="13428">
            <text:p>13428</text:p>
          </table:table-cell>
          <table:table-cell office:value-type="float" office:value="0.0582692018859">
            <text:p>0.0582692019</text:p>
          </table:table-cell>
          <table:table-cell office:value-type="float" office:value="0.0299914958762">
            <text:p>0.0299914959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70]=[.F70];0;1)" office:value-type="float" office:value="1">
            <text:p>1</text:p>
          </table:table-cell>
        </table:table-row>
        <table:table-row table:style-name="ro1">
          <table:table-cell office:value-type="string">
            <text:p>حاجات</text:p>
          </table:table-cell>
          <table:table-cell office:value-type="float" office:value="11258">
            <text:p>11258</text:p>
          </table:table-cell>
          <table:table-cell office:value-type="float" office:value="0.0471199756461">
            <text:p>0.0471199756</text:p>
          </table:table-cell>
          <table:table-cell office:value-type="float" office:value="0.0340396265907">
            <text:p>0.0340396266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71]=[.F71];0;1)" office:value-type="float" office:value="1">
            <text:p>1</text:p>
          </table:table-cell>
        </table:table-row>
        <table:table-row table:style-name="ro1">
          <table:table-cell office:value-type="string">
            <text:p>شبه فلان</text:p>
          </table:table-cell>
          <table:table-cell office:value-type="float" office:value="5">
            <text:p>5</text:p>
          </table:table-cell>
          <table:table-cell office:value-type="float" office:value="-0.0164270827968">
            <text:p>-0.0164270828</text:p>
          </table:table-cell>
          <table:table-cell office:value-type="float" office:value="0.0325519991493">
            <text:p>0.0325519991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72]=[.F72];0;1)" office:value-type="float" office:value="1">
            <text:p>1</text:p>
          </table:table-cell>
        </table:table-row>
        <table:table-row table:style-name="ro1">
          <table:table-cell office:value-type="string">
            <text:p>بتاع سموحه</text:p>
          </table:table-cell>
          <table:table-cell office:value-type="float" office:value="2">
            <text:p>2</text:p>
          </table:table-cell>
          <table:table-cell office:value-type="float" office:value="0.0332072234677">
            <text:p>0.0332072235</text:p>
          </table:table-cell>
          <table:table-cell office:value-type="float" office:value="0.0166134446091">
            <text:p>0.0166134446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73]=[.F73];0;1)" office:value-type="float" office:value="1">
            <text:p>1</text:p>
          </table:table-cell>
        </table:table-row>
        <table:table-row table:style-name="ro1">
          <table:table-cell office:value-type="string">
            <text:p>وراه سر</text:p>
          </table:table-cell>
          <table:table-cell office:value-type="float" office:value="30">
            <text:p>30</text:p>
          </table:table-cell>
          <table:table-cell office:value-type="float" office:value="0.0100922295052">
            <text:p>0.0100922295</text:p>
          </table:table-cell>
          <table:table-cell office:value-type="float" office:value="0.0205590949194">
            <text:p>0.0205590949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74]=[.F74];0;1)" office:value-type="float" office:value="1">
            <text:p>1</text:p>
          </table:table-cell>
        </table:table-row>
        <table:table-row table:style-name="ro1">
          <table:table-cell office:value-type="string">
            <text:p>للشعب السوري</text:p>
          </table:table-cell>
          <table:table-cell office:value-type="float" office:value="1062">
            <text:p>1062</text:p>
          </table:table-cell>
          <table:table-cell office:value-type="float" office:value="0.0520013132091">
            <text:p>0.0520013132</text:p>
          </table:table-cell>
          <table:table-cell office:value-type="float" office:value="0.0106684509372">
            <text:p>0.0106684509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75]=[.F75];0;1)" office:value-type="float" office:value="1">
            <text:p>1</text:p>
          </table:table-cell>
        </table:table-row>
        <table:table-row table:style-name="ro1">
          <table:table-cell office:value-type="string">
            <text:p>شخصي</text:p>
          </table:table-cell>
          <table:table-cell office:value-type="float" office:value="25687">
            <text:p>25687</text:p>
          </table:table-cell>
          <table:table-cell office:value-type="float" office:value="0.0461348249057">
            <text:p>0.0461348249</text:p>
          </table:table-cell>
          <table:table-cell office:value-type="float" office:value="0.0369694225812">
            <text:p>0.0369694226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76]=[.F76];0;1)" office:value-type="float" office:value="1">
            <text:p>1</text:p>
          </table:table-cell>
        </table:table-row>
        <table:table-row table:style-name="ro1">
          <table:table-cell office:value-type="string">
            <text:p>جسمها جامد</text:p>
          </table:table-cell>
          <table:table-cell office:value-type="float" office:value="44">
            <text:p>44</text:p>
          </table:table-cell>
          <table:table-cell office:value-type="float" office:value="-0.0056638183204">
            <text:p>-0.0056638183</text:p>
          </table:table-cell>
          <table:table-cell office:value-type="float" office:value="0.036604030371">
            <text:p>0.0366040304</text:p>
          </table:table-cell>
          <table:table-cell office:value-type="string">
            <text:p>NEG</text:p>
          </table:table-cell>
          <table:table-cell office:value-type="float" office:value="0">
            <text:p>0</text:p>
          </table:table-cell>
          <table:table-cell table:formula="of:=IF([.E77]=[.F77];0;1)" office:value-type="float" office:value="1">
            <text:p>1</text:p>
          </table:table-cell>
        </table:table-row>
        <table:table-row table:style-name="ro1">
          <table:table-cell office:value-type="string">
            <text:p>فظيعه</text:p>
          </table:table-cell>
          <table:table-cell office:value-type="float" office:value="675">
            <text:p>675</text:p>
          </table:table-cell>
          <table:table-cell office:value-type="float" office:value="0.0345432158739">
            <text:p>0.0345432159</text:p>
          </table:table-cell>
          <table:table-cell office:value-type="float" office:value="0.0215370165903">
            <text:p>0.0215370166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78]=[.F78];0;1)" office:value-type="float" office:value="1">
            <text:p>1</text:p>
          </table:table-cell>
        </table:table-row>
        <table:table-row table:style-name="ro1">
          <table:table-cell office:value-type="string">
            <text:p>مهندس</text:p>
          </table:table-cell>
          <table:table-cell office:value-type="float" office:value="4290">
            <text:p>4290</text:p>
          </table:table-cell>
          <table:table-cell office:value-type="float" office:value="0.0434050656109">
            <text:p>0.0434050656</text:p>
          </table:table-cell>
          <table:table-cell office:value-type="float" office:value="0.026550480528">
            <text:p>0.0265504805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79]=[.F79];0;1)" office:value-type="float" office:value="1">
            <text:p>1</text:p>
          </table:table-cell>
        </table:table-row>
        <table:table-row table:style-name="ro1">
          <table:table-cell office:value-type="string">
            <text:p>خروف</text:p>
          </table:table-cell>
          <table:table-cell office:value-type="float" office:value="6793">
            <text:p>6793</text:p>
          </table:table-cell>
          <table:table-cell office:value-type="float" office:value="0.0377749850297">
            <text:p>0.037774985</text:p>
          </table:table-cell>
          <table:table-cell office:value-type="float" office:value="0.0333922228571">
            <text:p>0.0333922229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80]=[.F80];0;1)" office:value-type="float" office:value="1">
            <text:p>1</text:p>
          </table:table-cell>
        </table:table-row>
        <table:table-row table:style-name="ro1">
          <table:table-cell office:value-type="string">
            <text:p>شبه امي</text:p>
          </table:table-cell>
          <table:table-cell office:value-type="float" office:value="24">
            <text:p>24</text:p>
          </table:table-cell>
          <table:table-cell office:value-type="float" office:value="0.0353099560522">
            <text:p>0.0353099561</text:p>
          </table:table-cell>
          <table:table-cell office:value-type="float" office:value="0.0155091293083">
            <text:p>0.0155091293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81]=[.F81];0;1)" office:value-type="float" office:value="1">
            <text:p>1</text:p>
          </table:table-cell>
        </table:table-row>
        <table:table-row table:style-name="ro1">
          <table:table-cell office:value-type="string">
            <text:p>واولاد خشب</text:p>
          </table:table-cell>
          <table:table-cell office:value-type="float" office:value="1">
            <text:p>1</text:p>
          </table:table-cell>
          <table:table-cell office:value-type="float" office:value="0.0622263085919">
            <text:p>0.0622263086</text:p>
          </table:table-cell>
          <table:table-cell office:value-type="float" office:value="0">
            <text:p>0</text:p>
          </table:table-cell>
          <table:table-cell office:value-type="string">
            <text:p>POS</text:p>
          </table:table-cell>
          <table:table-cell office:value-type="float" office:value="0">
            <text:p>0</text:p>
          </table:table-cell>
          <table:table-cell table:formula="of:=IF([.E82]=[.F82];0;1)" office:value-type="float" office:value="1">
            <text:p>1</text:p>
          </table:table-cell>
        </table:table-row>
        <table:table-row table:style-name="ro1">
          <table:table-cell office:value-type="string">
            <text:p>حقير</text:p>
          </table:table-cell>
          <table:table-cell office:value-type="float" office:value="3807">
            <text:p>3807</text:p>
          </table:table-cell>
          <table:table-cell office:value-type="float" office:value="-0.00456552293052">
            <text:p>-0.0045655229</text:p>
          </table:table-cell>
          <table:table-cell office:value-type="float" office:value="0.0514568901443">
            <text:p>0.0514568901</text:p>
          </table:table-cell>
          <table:table-cell table:number-columns-repeated="2" office:value-type="string">
            <text:p>NEG</text:p>
          </table:table-cell>
          <table:table-cell table:formula="of:=IF([.E83]=[.F83];0;1)" office:value-type="float" office:value="0">
            <text:p>0</text:p>
          </table:table-cell>
        </table:table-row>
        <table:table-row table:style-name="ro1">
          <table:table-cell office:value-type="string">
            <text:p>سيء</text:p>
          </table:table-cell>
          <table:table-cell office:value-type="float" office:value="6979">
            <text:p>6979</text:p>
          </table:table-cell>
          <table:table-cell office:value-type="float" office:value="0.0413260980089">
            <text:p>0.041326098</text:p>
          </table:table-cell>
          <table:table-cell office:value-type="float" office:value="0.0304179297466">
            <text:p>0.0304179297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84]=[.F84];0;1)" office:value-type="float" office:value="1">
            <text:p>1</text:p>
          </table:table-cell>
        </table:table-row>
        <table:table-row table:style-name="ro1">
          <table:table-cell office:value-type="string">
            <text:p>سيس</text:p>
          </table:table-cell>
          <table:table-cell office:value-type="float" office:value="32122">
            <text:p>32122</text:p>
          </table:table-cell>
          <table:table-cell office:value-type="float" office:value="0.0320148636585">
            <text:p>0.0320148637</text:p>
          </table:table-cell>
          <table:table-cell office:value-type="float" office:value="0.0554101444493">
            <text:p>0.0554101444</text:p>
          </table:table-cell>
          <table:table-cell table:number-columns-repeated="2" office:value-type="string">
            <text:p>NEG</text:p>
          </table:table-cell>
          <table:table-cell table:formula="of:=IF([.E85]=[.F85];0;1)" office:value-type="float" office:value="0">
            <text:p>0</text:p>
          </table:table-cell>
        </table:table-row>
        <table:table-row table:style-name="ro1">
          <table:table-cell office:value-type="string">
            <text:p>شخص متناك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86]=[.F86];0;1)" office:value-type="float" office:value="0">
            <text:p>0</text:p>
          </table:table-cell>
        </table:table-row>
        <table:table-row table:style-name="ro1">
          <table:table-cell office:value-type="string">
            <text:p>خصيه</text:p>
          </table:table-cell>
          <table:table-cell office:value-type="float" office:value="12179">
            <text:p>12179</text:p>
          </table:table-cell>
          <table:table-cell office:value-type="float" office:value="0.0306831239318">
            <text:p>0.0306831239</text:p>
          </table:table-cell>
          <table:table-cell office:value-type="float" office:value="0.0367418222756">
            <text:p>0.0367418223</text:p>
          </table:table-cell>
          <table:table-cell table:number-columns-repeated="2" office:value-type="string">
            <text:p>NEG</text:p>
          </table:table-cell>
          <table:table-cell table:formula="of:=IF([.E87]=[.F87];0;1)" office:value-type="float" office:value="0">
            <text:p>0</text:p>
          </table:table-cell>
        </table:table-row>
        <table:table-row table:style-name="ro1">
          <table:table-cell office:value-type="string">
            <text:p>ازعل</text:p>
          </table:table-cell>
          <table:table-cell office:value-type="float" office:value="5536">
            <text:p>5536</text:p>
          </table:table-cell>
          <table:table-cell office:value-type="float" office:value="0.0455708971019">
            <text:p>0.0455708971</text:p>
          </table:table-cell>
          <table:table-cell office:value-type="float" office:value="0.0286570357864">
            <text:p>0.0286570358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88]=[.F88];0;1)" office:value-type="float" office:value="1">
            <text:p>1</text:p>
          </table:table-cell>
        </table:table-row>
        <table:table-row table:style-name="ro1">
          <table:table-cell office:value-type="string">
            <text:p>صدامي</text:p>
          </table:table-cell>
          <table:table-cell office:value-type="float" office:value="180">
            <text:p>180</text:p>
          </table:table-cell>
          <table:table-cell office:value-type="float" office:value="0.0179685394922">
            <text:p>0.0179685395</text:p>
          </table:table-cell>
          <table:table-cell office:value-type="float" office:value="0.0242483888396">
            <text:p>0.0242483888</text:p>
          </table:table-cell>
          <table:table-cell table:number-columns-repeated="2" office:value-type="string">
            <text:p>NEG</text:p>
          </table:table-cell>
          <table:table-cell table:formula="of:=IF([.E89]=[.F89];0;1)" office:value-type="float" office:value="0">
            <text:p>0</text:p>
          </table:table-cell>
        </table:table-row>
        <table:table-row table:style-name="ro1">
          <table:table-cell office:value-type="string">
            <text:p>بنت اللبوه</text:p>
          </table:table-cell>
          <table:table-cell office:value-type="float" office:value="20">
            <text:p>20</text:p>
          </table:table-cell>
          <table:table-cell office:value-type="float" office:value="-0.00269754397474">
            <text:p>-0.002697544</text:p>
          </table:table-cell>
          <table:table-cell office:value-type="float" office:value="0.0371904386601">
            <text:p>0.0371904387</text:p>
          </table:table-cell>
          <table:table-cell table:number-columns-repeated="2" office:value-type="string">
            <text:p>NEG</text:p>
          </table:table-cell>
          <table:table-cell table:formula="of:=IF([.E90]=[.F90];0;1)" office:value-type="float" office:value="0">
            <text:p>0</text:p>
          </table:table-cell>
        </table:table-row>
        <table:table-row table:style-name="ro1">
          <table:table-cell office:value-type="string">
            <text:p>داهيه</text:p>
          </table:table-cell>
          <table:table-cell office:value-type="float" office:value="3229">
            <text:p>3229</text:p>
          </table:table-cell>
          <table:table-cell office:value-type="float" office:value="0.00408596018973">
            <text:p>0.0040859602</text:p>
          </table:table-cell>
          <table:table-cell office:value-type="float" office:value="0.0487194250463">
            <text:p>0.048719425</text:p>
          </table:table-cell>
          <table:table-cell table:number-columns-repeated="2" office:value-type="string">
            <text:p>NEG</text:p>
          </table:table-cell>
          <table:table-cell table:formula="of:=IF([.E91]=[.F91];0;1)" office:value-type="float" office:value="0">
            <text:p>0</text:p>
          </table:table-cell>
        </table:table-row>
        <table:table-row table:style-name="ro1">
          <table:table-cell office:value-type="string">
            <text:p>حاقد</text:p>
          </table:table-cell>
          <table:table-cell office:value-type="float" office:value="2789">
            <text:p>2789</text:p>
          </table:table-cell>
          <table:table-cell office:value-type="float" office:value="0.013037507757">
            <text:p>0.0130375078</text:p>
          </table:table-cell>
          <table:table-cell office:value-type="float" office:value="0.0370666493808">
            <text:p>0.0370666494</text:p>
          </table:table-cell>
          <table:table-cell table:number-columns-repeated="2" office:value-type="string">
            <text:p>NEG</text:p>
          </table:table-cell>
          <table:table-cell table:formula="of:=IF([.E92]=[.F92];0;1)" office:value-type="float" office:value="0">
            <text:p>0</text:p>
          </table:table-cell>
        </table:table-row>
        <table:table-row table:style-name="ro1">
          <table:table-cell office:value-type="string">
            <text:p>فين رجالتهم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75124205915">
            <text:p>0.0175124206</text:p>
          </table:table-cell>
          <table:table-cell table:number-columns-repeated="2" office:value-type="string">
            <text:p>NEG</text:p>
          </table:table-cell>
          <table:table-cell table:formula="of:=IF([.E93]=[.F93];0;1)" office:value-type="float" office:value="0">
            <text:p>0</text:p>
          </table:table-cell>
        </table:table-row>
        <table:table-row table:style-name="ro1">
          <table:table-cell office:value-type="string">
            <text:p>تتكلميش</text:p>
          </table:table-cell>
          <table:table-cell office:value-type="float" office:value="49">
            <text:p>49</text:p>
          </table:table-cell>
          <table:table-cell office:value-type="float" office:value="0.023386176079">
            <text:p>0.0233861761</text:p>
          </table:table-cell>
          <table:table-cell office:value-type="float" office:value="0.0243592453448">
            <text:p>0.0243592453</text:p>
          </table:table-cell>
          <table:table-cell table:number-columns-repeated="2" office:value-type="string">
            <text:p>NEG</text:p>
          </table:table-cell>
          <table:table-cell table:formula="of:=IF([.E94]=[.F94];0;1)" office:value-type="float" office:value="0">
            <text:p>0</text:p>
          </table:table-cell>
        </table:table-row>
        <table:table-row table:style-name="ro1">
          <table:table-cell office:value-type="string">
            <text:p>كتكوت</text:p>
          </table:table-cell>
          <table:table-cell office:value-type="float" office:value="978">
            <text:p>978</text:p>
          </table:table-cell>
          <table:table-cell office:value-type="float" office:value="0.0302986693585">
            <text:p>0.0302986694</text:p>
          </table:table-cell>
          <table:table-cell office:value-type="float" office:value="0.0295649631687">
            <text:p>0.0295649632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95]=[.F95];0;1)" office:value-type="float" office:value="1">
            <text:p>1</text:p>
          </table:table-cell>
        </table:table-row>
        <table:table-row table:style-name="ro1">
          <table:table-cell office:value-type="string">
            <text:p>زباله</text:p>
          </table:table-cell>
          <table:table-cell office:value-type="float" office:value="2636">
            <text:p>2636</text:p>
          </table:table-cell>
          <table:table-cell office:value-type="float" office:value="0.0165599410746">
            <text:p>0.0165599411</text:p>
          </table:table-cell>
          <table:table-cell office:value-type="float" office:value="0.0424883156783">
            <text:p>0.0424883157</text:p>
          </table:table-cell>
          <table:table-cell table:number-columns-repeated="2" office:value-type="string">
            <text:p>NEG</text:p>
          </table:table-cell>
          <table:table-cell table:formula="of:=IF([.E96]=[.F96];0;1)" office:value-type="float" office:value="0">
            <text:p>0</text:p>
          </table:table-cell>
        </table:table-row>
        <table:table-row table:style-name="ro1">
          <table:table-cell office:value-type="string">
            <text:p>لسه؟؟ بجح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97]=[.F97];0;1)" office:value-type="float" office:value="0">
            <text:p>0</text:p>
          </table:table-cell>
        </table:table-row>
        <table:table-row table:style-name="ro1">
          <table:table-cell office:value-type="string">
            <text:p>معرص</text:p>
          </table:table-cell>
          <table:table-cell office:value-type="float" office:value="2224">
            <text:p>2224</text:p>
          </table:table-cell>
          <table:table-cell office:value-type="float" office:value="-0.0153344309584">
            <text:p>-0.015334431</text:p>
          </table:table-cell>
          <table:table-cell office:value-type="float" office:value="0.055146388668">
            <text:p>0.0551463887</text:p>
          </table:table-cell>
          <table:table-cell table:number-columns-repeated="2" office:value-type="string">
            <text:p>NEG</text:p>
          </table:table-cell>
          <table:table-cell table:formula="of:=IF([.E98]=[.F98];0;1)" office:value-type="float" office:value="0">
            <text:p>0</text:p>
          </table:table-cell>
        </table:table-row>
        <table:table-row table:style-name="ro1">
          <table:table-cell office:value-type="string">
            <text:p>اتهبلت</text:p>
          </table:table-cell>
          <table:table-cell office:value-type="float" office:value="256">
            <text:p>256</text:p>
          </table:table-cell>
          <table:table-cell office:value-type="float" office:value="0.0256649408861">
            <text:p>0.0256649409</text:p>
          </table:table-cell>
          <table:table-cell office:value-type="float" office:value="0.0285601866106">
            <text:p>0.0285601866</text:p>
          </table:table-cell>
          <table:table-cell table:number-columns-repeated="2" office:value-type="string">
            <text:p>NEG</text:p>
          </table:table-cell>
          <table:table-cell table:formula="of:=IF([.E99]=[.F99];0;1)" office:value-type="float" office:value="0">
            <text:p>0</text:p>
          </table:table-cell>
        </table:table-row>
        <table:table-row table:style-name="ro1">
          <table:table-cell office:value-type="string">
            <text:p>زانيه</text:p>
          </table:table-cell>
          <table:table-cell office:value-type="float" office:value="2297">
            <text:p>2297</text:p>
          </table:table-cell>
          <table:table-cell office:value-type="float" office:value="0.0249248502302">
            <text:p>0.0249248502</text:p>
          </table:table-cell>
          <table:table-cell office:value-type="float" office:value="0.0383897943767">
            <text:p>0.0383897944</text:p>
          </table:table-cell>
          <table:table-cell table:number-columns-repeated="2" office:value-type="string">
            <text:p>NEG</text:p>
          </table:table-cell>
          <table:table-cell table:formula="of:=IF([.E100]=[.F100];0;1)" office:value-type="float" office:value="0">
            <text:p>0</text:p>
          </table:table-cell>
        </table:table-row>
        <table:table-row table:style-name="ro1">
          <table:table-cell office:value-type="string">
            <text:p>الخروفه</text:p>
          </table:table-cell>
          <table:table-cell office:value-type="float" office:value="7">
            <text:p>7</text:p>
          </table:table-cell>
          <table:table-cell office:value-type="float" office:value="0.0109098056135">
            <text:p>0.0109098056</text:p>
          </table:table-cell>
          <table:table-cell office:value-type="float" office:value="0.00718087201545">
            <text:p>0.007180872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101]=[.F101];0;1)" office:value-type="float" office:value="1">
            <text:p>1</text:p>
          </table:table-cell>
        </table:table-row>
        <table:table-row table:style-name="ro1">
          <table:table-cell office:value-type="string">
            <text:p>عيل نكسجي حمار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102]=[.F102];0;1)" office:value-type="float" office:value="0">
            <text:p>0</text:p>
          </table:table-cell>
        </table:table-row>
        <table:table-row table:style-name="ro1">
          <table:table-cell office:value-type="string">
            <text:p>واطي</text:p>
          </table:table-cell>
          <table:table-cell office:value-type="float" office:value="4045">
            <text:p>4045</text:p>
          </table:table-cell>
          <table:table-cell office:value-type="float" office:value="0.0200003668031">
            <text:p>0.0200003668</text:p>
          </table:table-cell>
          <table:table-cell office:value-type="float" office:value="0.0423867734658">
            <text:p>0.0423867735</text:p>
          </table:table-cell>
          <table:table-cell table:number-columns-repeated="2" office:value-type="string">
            <text:p>NEG</text:p>
          </table:table-cell>
          <table:table-cell table:formula="of:=IF([.E103]=[.F103];0;1)" office:value-type="float" office:value="0">
            <text:p>0</text:p>
          </table:table-cell>
        </table:table-row>
        <table:table-row table:style-name="ro1">
          <table:table-cell office:value-type="string">
            <text:p>عبد الروس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03516972463">
            <text:p>0.0103516972</text:p>
          </table:table-cell>
          <table:table-cell table:number-columns-repeated="2" office:value-type="string">
            <text:p>NEG</text:p>
          </table:table-cell>
          <table:table-cell table:formula="of:=IF([.E104]=[.F104];0;1)" office:value-type="float" office:value="0">
            <text:p>0</text:p>
          </table:table-cell>
        </table:table-row>
        <table:table-row table:style-name="ro1">
          <table:table-cell office:value-type="string">
            <text:p>متململ</text:p>
          </table:table-cell>
          <table:table-cell office:value-type="float" office:value="22">
            <text:p>22</text:p>
          </table:table-cell>
          <table:table-cell office:value-type="float" office:value="0.0258323804365">
            <text:p>0.0258323804</text:p>
          </table:table-cell>
          <table:table-cell office:value-type="float" office:value="0.0265994728635">
            <text:p>0.0265994729</text:p>
          </table:table-cell>
          <table:table-cell table:number-columns-repeated="2" office:value-type="string">
            <text:p>NEG</text:p>
          </table:table-cell>
          <table:table-cell table:formula="of:=IF([.E105]=[.F105];0;1)" office:value-type="float" office:value="0">
            <text:p>0</text:p>
          </table:table-cell>
        </table:table-row>
        <table:table-row table:style-name="ro1">
          <table:table-cell office:value-type="string">
            <text:p>اتبهدل</text:p>
          </table:table-cell>
          <table:table-cell office:value-type="float" office:value="210">
            <text:p>210</text:p>
          </table:table-cell>
          <table:table-cell office:value-type="float" office:value="0.000524842256408">
            <text:p>0.0005248423</text:p>
          </table:table-cell>
          <table:table-cell office:value-type="float" office:value="0.0390033300776">
            <text:p>0.0390033301</text:p>
          </table:table-cell>
          <table:table-cell table:number-columns-repeated="2" office:value-type="string">
            <text:p>NEG</text:p>
          </table:table-cell>
          <table:table-cell table:formula="of:=IF([.E106]=[.F106];0;1)" office:value-type="float" office:value="0">
            <text:p>0</text:p>
          </table:table-cell>
        </table:table-row>
        <table:table-row table:style-name="ro1">
          <table:table-cell office:value-type="string">
            <text:p>خنزير</text:p>
          </table:table-cell>
          <table:table-cell office:value-type="float" office:value="1918">
            <text:p>1918</text:p>
          </table:table-cell>
          <table:table-cell office:value-type="float" office:value="-0.0236190727344">
            <text:p>-0.0236190727</text:p>
          </table:table-cell>
          <table:table-cell office:value-type="float" office:value="0.0557352705592">
            <text:p>0.0557352706</text:p>
          </table:table-cell>
          <table:table-cell table:number-columns-repeated="2" office:value-type="string">
            <text:p>NEG</text:p>
          </table:table-cell>
          <table:table-cell table:formula="of:=IF([.E107]=[.F107];0;1)" office:value-type="float" office:value="0">
            <text:p>0</text:p>
          </table:table-cell>
        </table:table-row>
        <table:table-row table:style-name="ro1">
          <table:table-cell office:value-type="string">
            <text:p>طعس تفووووو عليك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78727594054">
            <text:p>0.0178727594</text:p>
          </table:table-cell>
          <table:table-cell table:number-columns-repeated="2" office:value-type="string">
            <text:p>NEG</text:p>
          </table:table-cell>
          <table:table-cell table:formula="of:=IF([.E108]=[.F108];0;1)" office:value-type="float" office:value="0">
            <text:p>0</text:p>
          </table:table-cell>
        </table:table-row>
        <table:table-row table:style-name="ro1">
          <table:table-cell office:value-type="string">
            <text:p>مورد بلطجيه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109]=[.F109];0;1)" office:value-type="float" office:value="0">
            <text:p>0</text:p>
          </table:table-cell>
        </table:table-row>
        <table:table-row table:style-name="ro1">
          <table:table-cell office:value-type="string">
            <text:p>متحجر</text:p>
          </table:table-cell>
          <table:table-cell office:value-type="float" office:value="654">
            <text:p>654</text:p>
          </table:table-cell>
          <table:table-cell office:value-type="float" office:value="0.0124609365879">
            <text:p>0.0124609366</text:p>
          </table:table-cell>
          <table:table-cell office:value-type="float" office:value="0.035139161703">
            <text:p>0.0351391617</text:p>
          </table:table-cell>
          <table:table-cell table:number-columns-repeated="2" office:value-type="string">
            <text:p>NEG</text:p>
          </table:table-cell>
          <table:table-cell table:formula="of:=IF([.E110]=[.F110];0;1)" office:value-type="float" office:value="0">
            <text:p>0</text:p>
          </table:table-cell>
        </table:table-row>
        <table:table-row table:style-name="ro1">
          <table:table-cell office:value-type="string">
            <text:p>ناصريه</text:p>
          </table:table-cell>
          <table:table-cell office:value-type="float" office:value="322">
            <text:p>322</text:p>
          </table:table-cell>
          <table:table-cell office:value-type="float" office:value="0.00453163475983">
            <text:p>0.0045316348</text:p>
          </table:table-cell>
          <table:table-cell office:value-type="float" office:value="0.0369739844142">
            <text:p>0.0369739844</text:p>
          </table:table-cell>
          <table:table-cell table:number-columns-repeated="2" office:value-type="string">
            <text:p>NEG</text:p>
          </table:table-cell>
          <table:table-cell table:formula="of:=IF([.E111]=[.F111];0;1)" office:value-type="float" office:value="0">
            <text:p>0</text:p>
          </table:table-cell>
        </table:table-row>
        <table:table-row table:style-name="ro1">
          <table:table-cell office:value-type="string">
            <text:p>الوسخه</text:p>
          </table:table-cell>
          <table:table-cell office:value-type="float" office:value="3218">
            <text:p>3218</text:p>
          </table:table-cell>
          <table:table-cell office:value-type="float" office:value="-0.0199277304569">
            <text:p>-0.0199277305</text:p>
          </table:table-cell>
          <table:table-cell office:value-type="float" office:value="0.059580311247">
            <text:p>0.0595803112</text:p>
          </table:table-cell>
          <table:table-cell table:number-columns-repeated="2" office:value-type="string">
            <text:p>NEG</text:p>
          </table:table-cell>
          <table:table-cell table:formula="of:=IF([.E112]=[.F112];0;1)" office:value-type="float" office:value="0">
            <text:p>0</text:p>
          </table:table-cell>
        </table:table-row>
        <table:table-row table:style-name="ro1">
          <table:table-cell office:value-type="string">
            <text:p>عقدت ناس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113]=[.F113];0;1)" office:value-type="float" office:value="0">
            <text:p>0</text:p>
          </table:table-cell>
        </table:table-row>
        <table:table-row table:style-name="ro1">
          <table:table-cell office:value-type="string">
            <text:p>كريه</text:p>
          </table:table-cell>
          <table:table-cell office:value-type="float" office:value="7424">
            <text:p>7424</text:p>
          </table:table-cell>
          <table:table-cell office:value-type="float" office:value="0.0106418913497">
            <text:p>0.0106418913</text:p>
          </table:table-cell>
          <table:table-cell office:value-type="float" office:value="0.0513650527145">
            <text:p>0.0513650527</text:p>
          </table:table-cell>
          <table:table-cell table:number-columns-repeated="2" office:value-type="string">
            <text:p>NEG</text:p>
          </table:table-cell>
          <table:table-cell table:formula="of:=IF([.E114]=[.F114];0;1)" office:value-type="float" office:value="0">
            <text:p>0</text:p>
          </table:table-cell>
        </table:table-row>
        <table:table-row table:style-name="ro1">
          <table:table-cell office:value-type="string">
            <text:p>شيوعي</text:p>
          </table:table-cell>
          <table:table-cell office:value-type="float" office:value="805">
            <text:p>805</text:p>
          </table:table-cell>
          <table:table-cell office:value-type="float" office:value="0.00930279250013">
            <text:p>0.0093027925</text:p>
          </table:table-cell>
          <table:table-cell office:value-type="float" office:value="0.0355396926296">
            <text:p>0.0355396926</text:p>
          </table:table-cell>
          <table:table-cell table:number-columns-repeated="2" office:value-type="string">
            <text:p>NEG</text:p>
          </table:table-cell>
          <table:table-cell table:formula="of:=IF([.E115]=[.F115];0;1)" office:value-type="float" office:value="0">
            <text:p>0</text:p>
          </table:table-cell>
        </table:table-row>
        <table:table-row table:style-name="ro1">
          <table:table-cell office:value-type="string">
            <text:p>صيع</text:p>
          </table:table-cell>
          <table:table-cell office:value-type="float" office:value="824">
            <text:p>824</text:p>
          </table:table-cell>
          <table:table-cell office:value-type="float" office:value="0.0212366696278">
            <text:p>0.0212366696</text:p>
          </table:table-cell>
          <table:table-cell office:value-type="float" office:value="0.0297094959381">
            <text:p>0.0297094959</text:p>
          </table:table-cell>
          <table:table-cell table:number-columns-repeated="2" office:value-type="string">
            <text:p>NEG</text:p>
          </table:table-cell>
          <table:table-cell table:formula="of:=IF([.E116]=[.F116];0;1)" office:value-type="float" office:value="0">
            <text:p>0</text:p>
          </table:table-cell>
        </table:table-row>
        <table:table-row table:style-name="ro1">
          <table:table-cell office:value-type="string">
            <text:p>عبيطه</text:p>
          </table:table-cell>
          <table:table-cell office:value-type="float" office:value="1141">
            <text:p>1141</text:p>
          </table:table-cell>
          <table:table-cell office:value-type="float" office:value="0.0275212858238">
            <text:p>0.0275212858</text:p>
          </table:table-cell>
          <table:table-cell office:value-type="float" office:value="0.0298211982996">
            <text:p>0.0298211983</text:p>
          </table:table-cell>
          <table:table-cell table:number-columns-repeated="2" office:value-type="string">
            <text:p>NEG</text:p>
          </table:table-cell>
          <table:table-cell table:formula="of:=IF([.E117]=[.F117];0;1)" office:value-type="float" office:value="0">
            <text:p>0</text:p>
          </table:table-cell>
        </table:table-row>
        <table:table-row table:style-name="ro1">
          <table:table-cell office:value-type="string">
            <text:p>خطر</text:p>
          </table:table-cell>
          <table:table-cell office:value-type="float" office:value="5177">
            <text:p>5177</text:p>
          </table:table-cell>
          <table:table-cell office:value-type="float" office:value="0.0148370106207">
            <text:p>0.0148370106</text:p>
          </table:table-cell>
          <table:table-cell office:value-type="float" office:value="0.045121389905">
            <text:p>0.0451213899</text:p>
          </table:table-cell>
          <table:table-cell table:number-columns-repeated="2" office:value-type="string">
            <text:p>NEG</text:p>
          </table:table-cell>
          <table:table-cell table:formula="of:=IF([.E118]=[.F118];0;1)" office:value-type="float" office:value="0">
            <text:p>0</text:p>
          </table:table-cell>
        </table:table-row>
        <table:table-row table:style-name="ro1">
          <table:table-cell office:value-type="string">
            <text:p>بنت وسخه</text:p>
          </table:table-cell>
          <table:table-cell office:value-type="float" office:value="779">
            <text:p>779</text:p>
          </table:table-cell>
          <table:table-cell office:value-type="float" office:value="-0.00811329063402">
            <text:p>-0.0081132906</text:p>
          </table:table-cell>
          <table:table-cell office:value-type="float" office:value="0.0456705802319">
            <text:p>0.0456705802</text:p>
          </table:table-cell>
          <table:table-cell table:number-columns-repeated="2" office:value-type="string">
            <text:p>NEG</text:p>
          </table:table-cell>
          <table:table-cell table:formula="of:=IF([.E119]=[.F119];0;1)" office:value-type="float" office:value="0">
            <text:p>0</text:p>
          </table:table-cell>
        </table:table-row>
        <table:table-row table:style-name="ro1">
          <table:table-cell office:value-type="string">
            <text:p>رخمه</text:p>
          </table:table-cell>
          <table:table-cell office:value-type="float" office:value="1270">
            <text:p>1270</text:p>
          </table:table-cell>
          <table:table-cell office:value-type="float" office:value="0.0377835390461">
            <text:p>0.037783539</text:p>
          </table:table-cell>
          <table:table-cell office:value-type="float" office:value="0.0251183016536">
            <text:p>0.0251183017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120]=[.F120];0;1)" office:value-type="float" office:value="1">
            <text:p>1</text:p>
          </table:table-cell>
        </table:table-row>
        <table:table-row table:style-name="ro1">
          <table:table-cell office:value-type="string">
            <text:p>عبد السيسي</text:p>
          </table:table-cell>
          <table:table-cell office:value-type="float" office:value="15">
            <text:p>15</text:p>
          </table:table-cell>
          <table:table-cell office:value-type="float" office:value="-0.0228213473252">
            <text:p>-0.0228213473</text:p>
          </table:table-cell>
          <table:table-cell office:value-type="float" office:value="0.0296533886447">
            <text:p>0.0296533886</text:p>
          </table:table-cell>
          <table:table-cell table:number-columns-repeated="2" office:value-type="string">
            <text:p>NEG</text:p>
          </table:table-cell>
          <table:table-cell table:formula="of:=IF([.E121]=[.F121];0;1)" office:value-type="float" office:value="0">
            <text:p>0</text:p>
          </table:table-cell>
        </table:table-row>
        <table:table-row table:style-name="ro1">
          <table:table-cell office:value-type="string">
            <text:p>غريب</text:p>
          </table:table-cell>
          <table:table-cell office:value-type="float" office:value="13564">
            <text:p>13564</text:p>
          </table:table-cell>
          <table:table-cell office:value-type="float" office:value="0.0312627401681">
            <text:p>0.0312627402</text:p>
          </table:table-cell>
          <table:table-cell office:value-type="float" office:value="0.044075086984">
            <text:p>0.044075087</text:p>
          </table:table-cell>
          <table:table-cell table:number-columns-repeated="2" office:value-type="string">
            <text:p>NEG</text:p>
          </table:table-cell>
          <table:table-cell table:formula="of:=IF([.E122]=[.F122];0;1)" office:value-type="float" office:value="0">
            <text:p>0</text:p>
          </table:table-cell>
        </table:table-row>
        <table:table-row table:style-name="ro1">
          <table:table-cell office:value-type="string">
            <text:p>مش لذيذ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123]=[.F123];0;1)" office:value-type="float" office:value="0">
            <text:p>0</text:p>
          </table:table-cell>
        </table:table-row>
        <table:table-row table:style-name="ro1">
          <table:table-cell office:value-type="string">
            <text:p>امنجي</text:p>
          </table:table-cell>
          <table:table-cell office:value-type="float" office:value="683">
            <text:p>683</text:p>
          </table:table-cell>
          <table:table-cell office:value-type="float" office:value="-0.00272815995219">
            <text:p>-0.00272816</text:p>
          </table:table-cell>
          <table:table-cell office:value-type="float" office:value="0.0442622560596">
            <text:p>0.0442622561</text:p>
          </table:table-cell>
          <table:table-cell table:number-columns-repeated="2" office:value-type="string">
            <text:p>NEG</text:p>
          </table:table-cell>
          <table:table-cell table:formula="of:=IF([.E124]=[.F124];0;1)" office:value-type="float" office:value="0">
            <text:p>0</text:p>
          </table:table-cell>
        </table:table-row>
        <table:table-row table:style-name="ro1">
          <table:table-cell office:value-type="string">
            <text:p>مغرور</text:p>
          </table:table-cell>
          <table:table-cell office:value-type="float" office:value="1475">
            <text:p>1475</text:p>
          </table:table-cell>
          <table:table-cell office:value-type="float" office:value="0.0342296587475">
            <text:p>0.0342296587</text:p>
          </table:table-cell>
          <table:table-cell office:value-type="float" office:value="0.0262067279649">
            <text:p>0.026206728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125]=[.F125];0;1)" office:value-type="float" office:value="1">
            <text:p>1</text:p>
          </table:table-cell>
        </table:table-row>
        <table:table-row table:style-name="ro1">
          <table:table-cell office:value-type="string">
            <text:p>اخر تعيس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126]=[.F126];0;1)" office:value-type="float" office:value="0">
            <text:p>0</text:p>
          </table:table-cell>
        </table:table-row>
        <table:table-row table:style-name="ro1">
          <table:table-cell office:value-type="string">
            <text:p>رموطه</text:p>
          </table:table-cell>
          <table:table-cell office:value-type="float" office:value="1879">
            <text:p>1879</text:p>
          </table:table-cell>
          <table:table-cell office:value-type="float" office:value="-0.0558702160033">
            <text:p>-0.055870216</text:p>
          </table:table-cell>
          <table:table-cell office:value-type="float" office:value="0.0674439432136">
            <text:p>0.0674439432</text:p>
          </table:table-cell>
          <table:table-cell table:number-columns-repeated="2" office:value-type="string">
            <text:p>NEG</text:p>
          </table:table-cell>
          <table:table-cell table:formula="of:=IF([.E127]=[.F127];0;1)" office:value-type="float" office:value="0">
            <text:p>0</text:p>
          </table:table-cell>
        </table:table-row>
        <table:table-row table:style-name="ro1">
          <table:table-cell office:value-type="string">
            <text:p>امعه</text:p>
          </table:table-cell>
          <table:table-cell office:value-type="float" office:value="22046">
            <text:p>22046</text:p>
          </table:table-cell>
          <table:table-cell office:value-type="float" office:value="0.0384776986496">
            <text:p>0.0384776986</text:p>
          </table:table-cell>
          <table:table-cell office:value-type="float" office:value="0.0488671763013">
            <text:p>0.0488671763</text:p>
          </table:table-cell>
          <table:table-cell table:number-columns-repeated="2" office:value-type="string">
            <text:p>NEG</text:p>
          </table:table-cell>
          <table:table-cell table:formula="of:=IF([.E128]=[.F128];0;1)" office:value-type="float" office:value="0">
            <text:p>0</text:p>
          </table:table-cell>
        </table:table-row>
        <table:table-row table:style-name="ro1">
          <table:table-cell office:value-type="string">
            <text:p>خبؤ</text:p>
          </table:table-cell>
          <table:table-cell office:value-type="float" office:value="83">
            <text:p>83</text:p>
          </table:table-cell>
          <table:table-cell office:value-type="float" office:value="0.00354874881691">
            <text:p>0.0035487488</text:p>
          </table:table-cell>
          <table:table-cell office:value-type="float" office:value="0.0329529314112">
            <text:p>0.0329529314</text:p>
          </table:table-cell>
          <table:table-cell table:number-columns-repeated="2" office:value-type="string">
            <text:p>NEG</text:p>
          </table:table-cell>
          <table:table-cell table:formula="of:=IF([.E129]=[.F129];0;1)" office:value-type="float" office:value="0">
            <text:p>0</text:p>
          </table:table-cell>
        </table:table-row>
        <table:table-row table:style-name="ro1">
          <table:table-cell office:value-type="string">
            <text:p>ضلالي</text:p>
          </table:table-cell>
          <table:table-cell office:value-type="float" office:value="195">
            <text:p>195</text:p>
          </table:table-cell>
          <table:table-cell office:value-type="float" office:value="0.0201629693492">
            <text:p>0.0201629693</text:p>
          </table:table-cell>
          <table:table-cell office:value-type="float" office:value="0.0278062894059">
            <text:p>0.0278062894</text:p>
          </table:table-cell>
          <table:table-cell table:number-columns-repeated="2" office:value-type="string">
            <text:p>NEG</text:p>
          </table:table-cell>
          <table:table-cell table:formula="of:=IF([.E130]=[.F130];0;1)" office:value-type="float" office:value="0">
            <text:p>0</text:p>
          </table:table-cell>
        </table:table-row>
        <table:table-row table:style-name="ro1">
          <table:table-cell office:value-type="string">
            <text:p>وسخة</text:p>
          </table:table-cell>
          <table:table-cell office:value-type="float" office:value="82">
            <text:p>82</text:p>
          </table:table-cell>
          <table:table-cell office:value-type="float" office:value="-0.0362226771311">
            <text:p>-0.0362226771</text:p>
          </table:table-cell>
          <table:table-cell office:value-type="float" office:value="0.0452612279851">
            <text:p>0.045261228</text:p>
          </table:table-cell>
          <table:table-cell table:number-columns-repeated="2" office:value-type="string">
            <text:p>NEG</text:p>
          </table:table-cell>
          <table:table-cell table:formula="of:=IF([.E131]=[.F131];0;1)" office:value-type="float" office:value="0">
            <text:p>0</text:p>
          </table:table-cell>
        </table:table-row>
        <table:table-row table:style-name="ro1">
          <table:table-cell office:value-type="string">
            <text:p>عيل حافي وجعان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132]=[.F132];0;1)" office:value-type="float" office:value="0">
            <text:p>0</text:p>
          </table:table-cell>
        </table:table-row>
        <table:table-row table:style-name="ro1">
          <table:table-cell office:value-type="string">
            <text:p>اناني</text:p>
          </table:table-cell>
          <table:table-cell office:value-type="float" office:value="2207">
            <text:p>2207</text:p>
          </table:table-cell>
          <table:table-cell office:value-type="float" office:value="0.0128967361394">
            <text:p>0.0128967361</text:p>
          </table:table-cell>
          <table:table-cell office:value-type="float" office:value="0.0373470842235">
            <text:p>0.0373470842</text:p>
          </table:table-cell>
          <table:table-cell table:number-columns-repeated="2" office:value-type="string">
            <text:p>NEG</text:p>
          </table:table-cell>
          <table:table-cell table:formula="of:=IF([.E133]=[.F133];0;1)" office:value-type="float" office:value="0">
            <text:p>0</text:p>
          </table:table-cell>
        </table:table-row>
        <table:table-row table:style-name="ro1">
          <table:table-cell office:value-type="string">
            <text:p>بنت المخانيث</text:p>
          </table:table-cell>
          <table:table-cell office:value-type="float" office:value="2">
            <text:p>2</text:p>
          </table:table-cell>
          <table:table-cell office:value-type="float" office:value="0.0332072234677">
            <text:p>0.0332072235</text:p>
          </table:table-cell>
          <table:table-cell office:value-type="float" office:value="0.0166134446091">
            <text:p>0.0166134446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134]=[.F134];0;1)" office:value-type="float" office:value="1">
            <text:p>1</text:p>
          </table:table-cell>
        </table:table-row>
        <table:table-row table:style-name="ro1">
          <table:table-cell office:value-type="string">
            <text:p>بتوع السيسي المعرص</text:p>
          </table:table-cell>
          <table:table-cell office:value-type="float" office:value="1">
            <text:p>1</text:p>
          </table:table-cell>
          <table:table-cell office:value-type="float" office:value="0.035468737486">
            <text:p>0.0354687375</text:p>
          </table:table-cell>
          <table:table-cell office:value-type="float" office:value="0">
            <text:p>0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135]=[.F135];0;1)" office:value-type="float" office:value="1">
            <text:p>1</text:p>
          </table:table-cell>
        </table:table-row>
        <table:table-row table:style-name="ro1">
          <table:table-cell office:value-type="string">
            <text:p>مريضه</text:p>
          </table:table-cell>
          <table:table-cell office:value-type="float" office:value="4749">
            <text:p>4749</text:p>
          </table:table-cell>
          <table:table-cell office:value-type="float" office:value="0.0472745785302">
            <text:p>0.0472745785</text:p>
          </table:table-cell>
          <table:table-cell office:value-type="float" office:value="0.0233406490915">
            <text:p>0.0233406491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136]=[.F136];0;1)" office:value-type="float" office:value="1">
            <text:p>1</text:p>
          </table:table-cell>
        </table:table-row>
        <table:table-row table:style-name="ro1">
          <table:table-cell office:value-type="string">
            <text:p>اهبل</text:p>
          </table:table-cell>
          <table:table-cell office:value-type="float" office:value="1951">
            <text:p>1951</text:p>
          </table:table-cell>
          <table:table-cell office:value-type="float" office:value="0.000986022961717">
            <text:p>0.000986023</text:p>
          </table:table-cell>
          <table:table-cell office:value-type="float" office:value="0.0457587957688">
            <text:p>0.0457587958</text:p>
          </table:table-cell>
          <table:table-cell table:number-columns-repeated="2" office:value-type="string">
            <text:p>NEG</text:p>
          </table:table-cell>
          <table:table-cell table:formula="of:=IF([.E137]=[.F137];0;1)" office:value-type="float" office:value="0">
            <text:p>0</text:p>
          </table:table-cell>
        </table:table-row>
        <table:table-row table:style-name="ro1">
          <table:table-cell office:value-type="string">
            <text:p>بني قديم</text:p>
          </table:table-cell>
          <table:table-cell office:value-type="float" office:value="7">
            <text:p>7</text:p>
          </table:table-cell>
          <table:table-cell office:value-type="float" office:value="0.0282669520044">
            <text:p>0.028266952</text:p>
          </table:table-cell>
          <table:table-cell office:value-type="float" office:value="0.0248958121577">
            <text:p>0.0248958122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138]=[.F138];0;1)" office:value-type="float" office:value="1">
            <text:p>1</text:p>
          </table:table-cell>
        </table:table-row>
        <table:table-row table:style-name="ro1">
          <table:table-cell office:value-type="string">
            <text:p>ام كس مدود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139]=[.F139];0;1)" office:value-type="float" office:value="0">
            <text:p>0</text:p>
          </table:table-cell>
        </table:table-row>
        <table:table-row table:style-name="ro1">
          <table:table-cell office:value-type="string">
            <text:p>فقيع</text:p>
          </table:table-cell>
          <table:table-cell office:value-type="float" office:value="187">
            <text:p>187</text:p>
          </table:table-cell>
          <table:table-cell table:style-name="ce1" office:value-type="float" office:value="0.00448118098808">
            <text:p>0.00448118098808</text:p>
          </table:table-cell>
          <table:table-cell office:value-type="float" office:value="0.0350881007746">
            <text:p>0.0350881008</text:p>
          </table:table-cell>
          <table:table-cell table:number-columns-repeated="2" office:value-type="string">
            <text:p>NEG</text:p>
          </table:table-cell>
          <table:table-cell table:formula="of:=IF([.E140]=[.F140];0;1)" office:value-type="float" office:value="0">
            <text:p>0</text:p>
          </table:table-cell>
        </table:table-row>
        <table:table-row table:style-name="ro1">
          <table:table-cell office:value-type="string">
            <text:p>بتاعت نمر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50881007746">
            <text:p>0.0350881008</text:p>
          </table:table-cell>
          <table:table-cell table:number-columns-repeated="2" office:value-type="string">
            <text:p>NEG</text:p>
          </table:table-cell>
          <table:table-cell table:formula="of:=IF([.E141]=[.F141];0;1)" office:value-type="float" office:value="0">
            <text:p>0</text:p>
          </table:table-cell>
        </table:table-row>
        <table:table-row table:style-name="ro1">
          <table:table-cell office:value-type="string">
            <text:p>شمال</text:p>
          </table:table-cell>
          <table:table-cell office:value-type="float" office:value="13867">
            <text:p>13867</text:p>
          </table:table-cell>
          <table:table-cell office:value-type="float" office:value="0.0375727188223">
            <text:p>0.0375727188</text:p>
          </table:table-cell>
          <table:table-cell office:value-type="float" office:value="0.0455659556538">
            <text:p>0.0455659557</text:p>
          </table:table-cell>
          <table:table-cell table:number-columns-repeated="2" office:value-type="string">
            <text:p>NEG</text:p>
          </table:table-cell>
          <table:table-cell table:formula="of:=IF([.E142]=[.F142];0;1)" office:value-type="float" office:value="0">
            <text:p>0</text:p>
          </table:table-cell>
        </table:table-row>
        <table:table-row table:style-name="ro1">
          <table:table-cell office:value-type="string">
            <text:p>بتضرب</text:p>
          </table:table-cell>
          <table:table-cell office:value-type="float" office:value="736">
            <text:p>736</text:p>
          </table:table-cell>
          <table:table-cell office:value-type="float" office:value="-0.000113955319736">
            <text:p>-0.0001139553</text:p>
          </table:table-cell>
          <table:table-cell office:value-type="float" office:value="0.0429821069739">
            <text:p>0.042982107</text:p>
          </table:table-cell>
          <table:table-cell table:number-columns-repeated="2" office:value-type="string">
            <text:p>NEG</text:p>
          </table:table-cell>
          <table:table-cell table:formula="of:=IF([.E143]=[.F143];0;1)" office:value-type="float" office:value="0">
            <text:p>0</text:p>
          </table:table-cell>
        </table:table-row>
        <table:table-row table:style-name="ro1">
          <table:table-cell office:value-type="string">
            <text:p>اتشحور</text:p>
          </table:table-cell>
          <table:table-cell office:value-type="float" office:value="7">
            <text:p>7</text:p>
          </table:table-cell>
          <table:table-cell office:value-type="float" office:value="0.00829924222564">
            <text:p>0.0082992422</text:p>
          </table:table-cell>
          <table:table-cell office:value-type="float" office:value="0.0365632779939">
            <text:p>0.036563278</text:p>
          </table:table-cell>
          <table:table-cell table:number-columns-repeated="2" office:value-type="string">
            <text:p>NEG</text:p>
          </table:table-cell>
          <table:table-cell table:formula="of:=IF([.E144]=[.F144];0;1)" office:value-type="float" office:value="0">
            <text:p>0</text:p>
          </table:table-cell>
        </table:table-row>
        <table:table-row table:style-name="ro1">
          <table:table-cell office:value-type="string">
            <text:p>قرده</text:p>
          </table:table-cell>
          <table:table-cell office:value-type="float" office:value="675">
            <text:p>675</text:p>
          </table:table-cell>
          <table:table-cell office:value-type="float" office:value="0.0188063364146">
            <text:p>0.0188063364</text:p>
          </table:table-cell>
          <table:table-cell office:value-type="float" office:value="0.0335428557409">
            <text:p>0.0335428557</text:p>
          </table:table-cell>
          <table:table-cell table:number-columns-repeated="2" office:value-type="string">
            <text:p>NEG</text:p>
          </table:table-cell>
          <table:table-cell table:formula="of:=IF([.E145]=[.F145];0;1)" office:value-type="float" office:value="0">
            <text:p>0</text:p>
          </table:table-cell>
        </table:table-row>
        <table:table-row table:style-name="ro1">
          <table:table-cell office:value-type="string">
            <text:p>زنديق</text:p>
          </table:table-cell>
          <table:table-cell office:value-type="float" office:value="656">
            <text:p>656</text:p>
          </table:table-cell>
          <table:table-cell office:value-type="float" office:value="-0.0279046721808">
            <text:p>-0.0279046722</text:p>
          </table:table-cell>
          <table:table-cell office:value-type="float" office:value="0.0508822963115">
            <text:p>0.0508822963</text:p>
          </table:table-cell>
          <table:table-cell table:number-columns-repeated="2" office:value-type="string">
            <text:p>NEG</text:p>
          </table:table-cell>
          <table:table-cell table:formula="of:=IF([.E146]=[.F146];0;1)" office:value-type="float" office:value="0">
            <text:p>0</text:p>
          </table:table-cell>
        </table:table-row>
        <table:table-row table:style-name="ro1">
          <table:table-cell office:value-type="string">
            <text:p>حاد</text:p>
          </table:table-cell>
          <table:table-cell office:value-type="float" office:value="44691">
            <text:p>44691</text:p>
          </table:table-cell>
          <table:table-cell office:value-type="float" office:value="0.0428371484652">
            <text:p>0.0428371485</text:p>
          </table:table-cell>
          <table:table-cell office:value-type="float" office:value="0.0504641113484">
            <text:p>0.0504641113</text:p>
          </table:table-cell>
          <table:table-cell table:number-columns-repeated="2" office:value-type="string">
            <text:p>NEG</text:p>
          </table:table-cell>
          <table:table-cell table:formula="of:=IF([.E147]=[.F147];0;1)" office:value-type="float" office:value="0">
            <text:p>0</text:p>
          </table:table-cell>
        </table:table-row>
        <table:table-row table:style-name="ro1">
          <table:table-cell office:value-type="string">
            <text:p>نذل</text:p>
          </table:table-cell>
          <table:table-cell office:value-type="float" office:value="2428">
            <text:p>2428</text:p>
          </table:table-cell>
          <table:table-cell office:value-type="float" office:value="0.0189871379031">
            <text:p>0.0189871379</text:p>
          </table:table-cell>
          <table:table-cell office:value-type="float" office:value="0.0387311150823">
            <text:p>0.0387311151</text:p>
          </table:table-cell>
          <table:table-cell table:number-columns-repeated="2" office:value-type="string">
            <text:p>NEG</text:p>
          </table:table-cell>
          <table:table-cell table:formula="of:=IF([.E148]=[.F148];0;1)" office:value-type="float" office:value="0">
            <text:p>0</text:p>
          </table:table-cell>
        </table:table-row>
        <table:table-row table:style-name="ro1">
          <table:table-cell office:value-type="string">
            <text:p>برجوازي متسل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24325871079">
            <text:p>0.0324325871</text:p>
          </table:table-cell>
          <table:table-cell table:number-columns-repeated="2" office:value-type="string">
            <text:p>NEG</text:p>
          </table:table-cell>
          <table:table-cell table:formula="of:=IF([.E149]=[.F149];0;1)" office:value-type="float" office:value="0">
            <text:p>0</text:p>
          </table:table-cell>
        </table:table-row>
        <table:table-row table:style-name="ro1">
          <table:table-cell office:value-type="string">
            <text:p>طفران</text:p>
          </table:table-cell>
          <table:table-cell office:value-type="float" office:value="662">
            <text:p>662</text:p>
          </table:table-cell>
          <table:table-cell office:value-type="float" office:value="0.034907755034">
            <text:p>0.034907755</text:p>
          </table:table-cell>
          <table:table-cell office:value-type="float" office:value="0.0191929481753">
            <text:p>0.0191929482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150]=[.F150];0;1)" office:value-type="float" office:value="1">
            <text:p>1</text:p>
          </table:table-cell>
        </table:table-row>
        <table:table-row table:style-name="ro1">
          <table:table-cell office:value-type="string">
            <text:p>رغاي</text:p>
          </table:table-cell>
          <table:table-cell office:value-type="float" office:value="241">
            <text:p>241</text:p>
          </table:table-cell>
          <table:table-cell office:value-type="float" office:value="0.0113187954691">
            <text:p>0.0113187955</text:p>
          </table:table-cell>
          <table:table-cell office:value-type="float" office:value="0.0345238473342">
            <text:p>0.0345238473</text:p>
          </table:table-cell>
          <table:table-cell table:number-columns-repeated="2" office:value-type="string">
            <text:p>NEG</text:p>
          </table:table-cell>
          <table:table-cell table:formula="of:=IF([.E151]=[.F151];0;1)" office:value-type="float" office:value="0">
            <text:p>0</text:p>
          </table:table-cell>
        </table:table-row>
        <table:table-row table:style-name="ro1">
          <table:table-cell office:value-type="string">
            <text:p>متكبر</text:p>
          </table:table-cell>
          <table:table-cell office:value-type="float" office:value="870">
            <text:p>870</text:p>
          </table:table-cell>
          <table:table-cell office:value-type="float" office:value="0.0124684500533">
            <text:p>0.0124684501</text:p>
          </table:table-cell>
          <table:table-cell office:value-type="float" office:value="0.0381744928239">
            <text:p>0.0381744928</text:p>
          </table:table-cell>
          <table:table-cell table:number-columns-repeated="2" office:value-type="string">
            <text:p>NEG</text:p>
          </table:table-cell>
          <table:table-cell table:formula="of:=IF([.E152]=[.F152];0;1)" office:value-type="float" office:value="0">
            <text:p>0</text:p>
          </table:table-cell>
        </table:table-row>
        <table:table-row table:style-name="ro1">
          <table:table-cell office:value-type="string">
            <text:p>بضان</text:p>
          </table:table-cell>
          <table:table-cell office:value-type="float" office:value="1594">
            <text:p>1594</text:p>
          </table:table-cell>
          <table:table-cell office:value-type="float" office:value="0.0104592532081">
            <text:p>0.0104592532</text:p>
          </table:table-cell>
          <table:table-cell office:value-type="float" office:value="0.0442312808502">
            <text:p>0.0442312809</text:p>
          </table:table-cell>
          <table:table-cell table:number-columns-repeated="2" office:value-type="string">
            <text:p>NEG</text:p>
          </table:table-cell>
          <table:table-cell table:formula="of:=IF([.E153]=[.F153];0;1)" office:value-type="float" office:value="0">
            <text:p>0</text:p>
          </table:table-cell>
        </table:table-row>
        <table:table-row table:style-name="ro1">
          <table:table-cell office:value-type="string">
            <text:p>جاموسه</text:p>
          </table:table-cell>
          <table:table-cell office:value-type="float" office:value="317">
            <text:p>317</text:p>
          </table:table-cell>
          <table:table-cell office:value-type="float" office:value="0.0108027551302">
            <text:p>0.0108027551</text:p>
          </table:table-cell>
          <table:table-cell office:value-type="float" office:value="0.0379123911615">
            <text:p>0.0379123912</text:p>
          </table:table-cell>
          <table:table-cell table:number-columns-repeated="2" office:value-type="string">
            <text:p>NEG</text:p>
          </table:table-cell>
          <table:table-cell table:formula="of:=IF([.E154]=[.F154];0;1)" office:value-type="float" office:value="0">
            <text:p>0</text:p>
          </table:table-cell>
        </table:table-row>
        <table:table-row table:style-name="ro1">
          <table:table-cell office:value-type="string">
            <text:p>نجس</text:p>
          </table:table-cell>
          <table:table-cell office:value-type="float" office:value="2983">
            <text:p>2983</text:p>
          </table:table-cell>
          <table:table-cell office:value-type="float" office:value="-0.00594455166674">
            <text:p>-0.0059445517</text:p>
          </table:table-cell>
          <table:table-cell office:value-type="float" office:value="0.0509240927499">
            <text:p>0.0509240927</text:p>
          </table:table-cell>
          <table:table-cell table:number-columns-repeated="2" office:value-type="string">
            <text:p>NEG</text:p>
          </table:table-cell>
          <table:table-cell table:formula="of:=IF([.E155]=[.F155];0;1)" office:value-type="float" office:value="0">
            <text:p>0</text:p>
          </table:table-cell>
        </table:table-row>
        <table:table-row table:style-name="ro1">
          <table:table-cell office:value-type="string">
            <text:p>عبيط</text:p>
          </table:table-cell>
          <table:table-cell office:value-type="float" office:value="2445">
            <text:p>2445</text:p>
          </table:table-cell>
          <table:table-cell office:value-type="float" office:value="0.0186504244326">
            <text:p>0.0186504244</text:p>
          </table:table-cell>
          <table:table-cell office:value-type="float" office:value="0.0393659130195">
            <text:p>0.039365913</text:p>
          </table:table-cell>
          <table:table-cell table:number-columns-repeated="2" office:value-type="string">
            <text:p>NEG</text:p>
          </table:table-cell>
          <table:table-cell table:formula="of:=IF([.E156]=[.F156];0;1)" office:value-type="float" office:value="0">
            <text:p>0</text:p>
          </table:table-cell>
        </table:table-row>
        <table:table-row table:style-name="ro1">
          <table:table-cell office:value-type="string">
            <text:p>وسخ</text:p>
          </table:table-cell>
          <table:table-cell office:value-type="float" office:value="14623">
            <text:p>14623</text:p>
          </table:table-cell>
          <table:table-cell office:value-type="float" office:value="0.00046436005837">
            <text:p>0.0004643601</text:p>
          </table:table-cell>
          <table:table-cell office:value-type="float" office:value="0.0637824672635">
            <text:p>0.0637824673</text:p>
          </table:table-cell>
          <table:table-cell table:number-columns-repeated="2" office:value-type="string">
            <text:p>NEG</text:p>
          </table:table-cell>
          <table:table-cell table:formula="of:=IF([.E157]=[.F157];0;1)" office:value-type="float" office:value="0">
            <text:p>0</text:p>
          </table:table-cell>
        </table:table-row>
        <table:table-row table:style-name="ro1">
          <table:table-cell office:value-type="string">
            <text:p>ممحونه</text:p>
          </table:table-cell>
          <table:table-cell office:value-type="float" office:value="3675">
            <text:p>3675</text:p>
          </table:table-cell>
          <table:table-cell office:value-type="float" office:value="-0.0477436907259">
            <text:p>-0.0477436907</text:p>
          </table:table-cell>
          <table:table-cell office:value-type="float" office:value="0.0748057298262">
            <text:p>0.0748057298</text:p>
          </table:table-cell>
          <table:table-cell table:number-columns-repeated="2" office:value-type="string">
            <text:p>NEG</text:p>
          </table:table-cell>
          <table:table-cell table:formula="of:=IF([.E158]=[.F158];0;1)" office:value-type="float" office:value="0">
            <text:p>0</text:p>
          </table:table-cell>
        </table:table-row>
        <table:table-row table:style-name="ro1">
          <table:table-cell office:value-type="string">
            <text:p>وسخه والمفروض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159]=[.F159];0;1)" office:value-type="float" office:value="0">
            <text:p>0</text:p>
          </table:table-cell>
        </table:table-row>
        <table:table-row table:style-name="ro2">
          <table:table-cell office:value-type="string">
            <text:p>طلعتي كور"واطيا"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160]=[.F160];0;1)" office:value-type="float" office:value="0">
            <text:p>0</text:p>
          </table:table-cell>
        </table:table-row>
        <table:table-row table:style-name="ro1">
          <table:table-cell office:value-type="string">
            <text:p>مسكين</text:p>
          </table:table-cell>
          <table:table-cell office:value-type="float" office:value="10645">
            <text:p>10645</text:p>
          </table:table-cell>
          <table:table-cell office:value-type="float" office:value="0.0313446002831">
            <text:p>0.0313446003</text:p>
          </table:table-cell>
          <table:table-cell office:value-type="float" office:value="0.041867936194">
            <text:p>0.0418679362</text:p>
          </table:table-cell>
          <table:table-cell table:number-columns-repeated="2" office:value-type="string">
            <text:p>NEG</text:p>
          </table:table-cell>
          <table:table-cell table:formula="of:=IF([.E161]=[.F161];0;1)" office:value-type="float" office:value="0">
            <text:p>0</text:p>
          </table:table-cell>
        </table:table-row>
        <table:table-row table:style-name="ro1">
          <table:table-cell office:value-type="string">
            <text:p>حيوان</text:p>
          </table:table-cell>
          <table:table-cell office:value-type="float" office:value="10219">
            <text:p>10219</text:p>
          </table:table-cell>
          <table:table-cell office:value-type="float" office:value="0.0208769665349">
            <text:p>0.0208769665</text:p>
          </table:table-cell>
          <table:table-cell office:value-type="float" office:value="0.0500859447379">
            <text:p>0.0500859447</text:p>
          </table:table-cell>
          <table:table-cell table:number-columns-repeated="2" office:value-type="string">
            <text:p>NEG</text:p>
          </table:table-cell>
          <table:table-cell table:formula="of:=IF([.E162]=[.F162];0;1)" office:value-type="float" office:value="0">
            <text:p>0</text:p>
          </table:table-cell>
        </table:table-row>
        <table:table-row table:style-name="ro1">
          <table:table-cell office:value-type="string">
            <text:p>جاهل</text:p>
          </table:table-cell>
          <table:table-cell office:value-type="float" office:value="11852">
            <text:p>11852</text:p>
          </table:table-cell>
          <table:table-cell office:value-type="float" office:value="0.023303665379">
            <text:p>0.0233036654</text:p>
          </table:table-cell>
          <table:table-cell office:value-type="float" office:value="0.0477250720815">
            <text:p>0.0477250721</text:p>
          </table:table-cell>
          <table:table-cell table:number-columns-repeated="2" office:value-type="string">
            <text:p>NEG</text:p>
          </table:table-cell>
          <table:table-cell table:formula="of:=IF([.E163]=[.F163];0;1)" office:value-type="float" office:value="0">
            <text:p>0</text:p>
          </table:table-cell>
        </table:table-row>
        <table:table-row table:style-name="ro1">
          <table:table-cell office:value-type="string">
            <text:p>خول</text:p>
          </table:table-cell>
          <table:table-cell office:value-type="float" office:value="10732">
            <text:p>10732</text:p>
          </table:table-cell>
          <table:table-cell office:value-type="float" office:value="0.0216829484199">
            <text:p>0.0216829484</text:p>
          </table:table-cell>
          <table:table-cell office:value-type="float" office:value="0.0487697737424">
            <text:p>0.0487697737</text:p>
          </table:table-cell>
          <table:table-cell table:number-columns-repeated="2" office:value-type="string">
            <text:p>NEG</text:p>
          </table:table-cell>
          <table:table-cell table:formula="of:=IF([.E164]=[.F164];0;1)" office:value-type="float" office:value="0">
            <text:p>0</text:p>
          </table:table-cell>
        </table:table-row>
        <table:table-row table:style-name="ro1">
          <table:table-cell office:value-type="string">
            <text:p>كسمك</text:p>
          </table:table-cell>
          <table:table-cell office:value-type="float" office:value="949">
            <text:p>949</text:p>
          </table:table-cell>
          <table:table-cell office:value-type="float" office:value="0.0047363924059">
            <text:p>0.0047363924</text:p>
          </table:table-cell>
          <table:table-cell office:value-type="float" office:value="0.0451222947261">
            <text:p>0.0451222947</text:p>
          </table:table-cell>
          <table:table-cell table:number-columns-repeated="2" office:value-type="string">
            <text:p>NEG</text:p>
          </table:table-cell>
          <table:table-cell table:formula="of:=IF([.E165]=[.F165];0;1)" office:value-type="float" office:value="0">
            <text:p>0</text:p>
          </table:table-cell>
        </table:table-row>
        <table:table-row table:style-name="ro1">
          <table:table-cell office:value-type="string">
            <text:p>وسخه</text:p>
          </table:table-cell>
          <table:table-cell office:value-type="float" office:value="10498">
            <text:p>10498</text:p>
          </table:table-cell>
          <table:table-cell office:value-type="float" office:value="-0.00246781365654">
            <text:p>-0.0024678137</text:p>
          </table:table-cell>
          <table:table-cell office:value-type="float" office:value="0.0625293563627">
            <text:p>0.0625293564</text:p>
          </table:table-cell>
          <table:table-cell table:number-columns-repeated="2" office:value-type="string">
            <text:p>NEG</text:p>
          </table:table-cell>
          <table:table-cell table:formula="of:=IF([.E166]=[.F166];0;1)" office:value-type="float" office:value="0">
            <text:p>0</text:p>
          </table:table-cell>
        </table:table-row>
        <table:table-row table:style-name="ro1">
          <table:table-cell office:value-type="string">
            <text:p>سخيف</text:p>
          </table:table-cell>
          <table:table-cell office:value-type="float" office:value="3058">
            <text:p>3058</text:p>
          </table:table-cell>
          <table:table-cell office:value-type="float" office:value="0.020514470577">
            <text:p>0.0205144706</text:p>
          </table:table-cell>
          <table:table-cell office:value-type="float" office:value="0.038759412944">
            <text:p>0.0387594129</text:p>
          </table:table-cell>
          <table:table-cell table:number-columns-repeated="2" office:value-type="string">
            <text:p>NEG</text:p>
          </table:table-cell>
          <table:table-cell table:formula="of:=IF([.E167]=[.F167];0;1)" office:value-type="float" office:value="0">
            <text:p>0</text:p>
          </table:table-cell>
        </table:table-row>
        <table:table-row table:style-name="ro1">
          <table:table-cell office:value-type="string">
            <text:p>ولاد كلب</text:p>
          </table:table-cell>
          <table:table-cell office:value-type="float" office:value="182">
            <text:p>182</text:p>
          </table:table-cell>
          <table:table-cell office:value-type="float" office:value="0.00531962254397">
            <text:p>0.0053196225</text:p>
          </table:table-cell>
          <table:table-cell office:value-type="float" office:value="0.0332725778574">
            <text:p>0.0332725779</text:p>
          </table:table-cell>
          <table:table-cell table:number-columns-repeated="2" office:value-type="string">
            <text:p>NEG</text:p>
          </table:table-cell>
          <table:table-cell table:formula="of:=IF([.E168]=[.F168];0;1)" office:value-type="float" office:value="0">
            <text:p>0</text:p>
          </table:table-cell>
        </table:table-row>
        <table:table-row table:style-name="ro1">
          <table:table-cell office:value-type="string">
            <text:p>اتفشخ</text:p>
          </table:table-cell>
          <table:table-cell office:value-type="float" office:value="470">
            <text:p>470</text:p>
          </table:table-cell>
          <table:table-cell office:value-type="float" office:value="0.0167212428578">
            <text:p>0.0167212429</text:p>
          </table:table-cell>
          <table:table-cell office:value-type="float" office:value="0.0307757859035">
            <text:p>0.0307757859</text:p>
          </table:table-cell>
          <table:table-cell table:number-columns-repeated="2" office:value-type="string">
            <text:p>NEG</text:p>
          </table:table-cell>
          <table:table-cell table:formula="of:=IF([.E169]=[.F169];0;1)" office:value-type="float" office:value="0">
            <text:p>0</text:p>
          </table:table-cell>
        </table:table-row>
        <table:table-row table:style-name="ro1">
          <table:table-cell office:value-type="string">
            <text:p>فاهماها غلط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307757859035">
            <text:p>0.0307757859</text:p>
          </table:table-cell>
          <table:table-cell table:number-columns-repeated="2" office:value-type="string">
            <text:p>NEG</text:p>
          </table:table-cell>
          <table:table-cell table:formula="of:=IF([.E170]=[.F170];0;1)" office:value-type="float" office:value="0">
            <text:p>0</text:p>
          </table:table-cell>
        </table:table-row>
        <table:table-row table:style-name="ro1">
          <table:table-cell office:value-type="string">
            <text:p>سخنه</text:p>
          </table:table-cell>
          <table:table-cell office:value-type="float" office:value="687">
            <text:p>687</text:p>
          </table:table-cell>
          <table:table-cell office:value-type="float" office:value="0.0125278464271">
            <text:p>0.0125278464</text:p>
          </table:table-cell>
          <table:table-cell office:value-type="float" office:value="0.0384884031515">
            <text:p>0.0384884032</text:p>
          </table:table-cell>
          <table:table-cell table:number-columns-repeated="2" office:value-type="string">
            <text:p>NEG</text:p>
          </table:table-cell>
          <table:table-cell table:formula="of:=IF([.E171]=[.F171];0;1)" office:value-type="float" office:value="0">
            <text:p>0</text:p>
          </table:table-cell>
        </table:table-row>
        <table:table-row table:style-name="ro1">
          <table:table-cell office:value-type="string">
            <text:p>غبى</text:p>
          </table:table-cell>
          <table:table-cell office:value-type="float" office:value="24">
            <text:p>24</text:p>
          </table:table-cell>
          <table:table-cell office:value-type="float" office:value="-0.0274579116782">
            <text:p>-0.0274579117</text:p>
          </table:table-cell>
          <table:table-cell office:value-type="float" office:value="0.0386986249891">
            <text:p>0.038698625</text:p>
          </table:table-cell>
          <table:table-cell table:number-columns-repeated="2" office:value-type="string">
            <text:p>NEG</text:p>
          </table:table-cell>
          <table:table-cell table:formula="of:=IF([.E172]=[.F172];0;1)" office:value-type="float" office:value="0">
            <text:p>0</text:p>
          </table:table-cell>
        </table:table-row>
        <table:table-row table:style-name="ro1">
          <table:table-cell office:value-type="string">
            <text:p>قميق</text:p>
          </table:table-cell>
          <table:table-cell office:value-type="float" office:value="5">
            <text:p>5</text:p>
          </table:table-cell>
          <table:table-cell office:value-type="float" office:value="-0.0347456284411">
            <text:p>-0.0347456284</text:p>
          </table:table-cell>
          <table:table-cell office:value-type="float" office:value="0.012413802615">
            <text:p>0.0124138026</text:p>
          </table:table-cell>
          <table:table-cell table:number-columns-repeated="2" office:value-type="string">
            <text:p>NEG</text:p>
          </table:table-cell>
          <table:table-cell table:formula="of:=IF([.E173]=[.F173];0;1)" office:value-type="float" office:value="0">
            <text:p>0</text:p>
          </table:table-cell>
        </table:table-row>
        <table:table-row table:style-name="ro1">
          <table:table-cell office:value-type="string">
            <text:p>راجل هايف</text:p>
          </table:table-cell>
          <table:table-cell office:value-type="float" office:value="3">
            <text:p>3</text:p>
          </table:table-cell>
          <table:table-cell office:value-type="float" office:value="0.0148886778233">
            <text:p>0.0148886778</text:p>
          </table:table-cell>
          <table:table-cell office:value-type="float" office:value="0.0310117419443">
            <text:p>0.0310117419</text:p>
          </table:table-cell>
          <table:table-cell table:number-columns-repeated="2" office:value-type="string">
            <text:p>NEG</text:p>
          </table:table-cell>
          <table:table-cell table:formula="of:=IF([.E174]=[.F174];0;1)" office:value-type="float" office:value="0">
            <text:p>0</text:p>
          </table:table-cell>
        </table:table-row>
        <table:table-row table:style-name="ro1">
          <table:table-cell office:value-type="string">
            <text:p>اجبن خلق الله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175]=[.F175];0;1)" office:value-type="float" office:value="0">
            <text:p>0</text:p>
          </table:table-cell>
        </table:table-row>
        <table:table-row table:style-name="ro1">
          <table:table-cell office:value-type="string">
            <text:p>حبيبتي انجري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176]=[.F176];0;1)" office:value-type="float" office:value="0">
            <text:p>0</text:p>
          </table:table-cell>
        </table:table-row>
        <table:table-row table:style-name="ro1">
          <table:table-cell office:value-type="string">
            <text:p>اغبيا</text:p>
          </table:table-cell>
          <table:table-cell office:value-type="float" office:value="1705">
            <text:p>1705</text:p>
          </table:table-cell>
          <table:table-cell office:value-type="float" office:value="0.00266089766256">
            <text:p>0.0026608977</text:p>
          </table:table-cell>
          <table:table-cell office:value-type="float" office:value="0.0443069826837">
            <text:p>0.0443069827</text:p>
          </table:table-cell>
          <table:table-cell table:number-columns-repeated="2" office:value-type="string">
            <text:p>NEG</text:p>
          </table:table-cell>
          <table:table-cell table:formula="of:=IF([.E177]=[.F177];0;1)" office:value-type="float" office:value="0">
            <text:p>0</text:p>
          </table:table-cell>
        </table:table-row>
        <table:table-row table:style-name="ro1">
          <table:table-cell office:value-type="string">
            <text:p>متناك</text:p>
          </table:table-cell>
          <table:table-cell office:value-type="float" office:value="1080">
            <text:p>1080</text:p>
          </table:table-cell>
          <table:table-cell office:value-type="float" office:value="-0.0296375424142">
            <text:p>-0.0296375424</text:p>
          </table:table-cell>
          <table:table-cell office:value-type="float" office:value="0.0579006678682">
            <text:p>0.0579006679</text:p>
          </table:table-cell>
          <table:table-cell table:number-columns-repeated="2" office:value-type="string">
            <text:p>NEG</text:p>
          </table:table-cell>
          <table:table-cell table:formula="of:=IF([.E178]=[.F178];0;1)" office:value-type="float" office:value="0">
            <text:p>0</text:p>
          </table:table-cell>
        </table:table-row>
        <table:table-row table:style-name="ro1">
          <table:table-cell office:value-type="string">
            <text:p>فلول</text:p>
          </table:table-cell>
          <table:table-cell office:value-type="float" office:value="5278">
            <text:p>5278</text:p>
          </table:table-cell>
          <table:table-cell office:value-type="float" office:value="-0.00787796036724">
            <text:p>-0.0078779604</text:p>
          </table:table-cell>
          <table:table-cell office:value-type="float" office:value="0.051915216759">
            <text:p>0.0519152168</text:p>
          </table:table-cell>
          <table:table-cell table:number-columns-repeated="2" office:value-type="string">
            <text:p>NEG</text:p>
          </table:table-cell>
          <table:table-cell table:formula="of:=IF([.E179]=[.F179];0;1)" office:value-type="float" office:value="0">
            <text:p>0</text:p>
          </table:table-cell>
        </table:table-row>
        <table:table-row table:style-name="ro1">
          <table:table-cell office:value-type="string">
            <text:p>لواطي</text:p>
          </table:table-cell>
          <table:table-cell office:value-type="float" office:value="602">
            <text:p>602</text:p>
          </table:table-cell>
          <table:table-cell office:value-type="float" office:value="0.000815323718296">
            <text:p>0.0008153237</text:p>
          </table:table-cell>
          <table:table-cell office:value-type="float" office:value="0.0364312754853">
            <text:p>0.0364312755</text:p>
          </table:table-cell>
          <table:table-cell table:number-columns-repeated="2" office:value-type="string">
            <text:p>NEG</text:p>
          </table:table-cell>
          <table:table-cell table:formula="of:=IF([.E180]=[.F180];0;1)" office:value-type="float" office:value="0">
            <text:p>0</text:p>
          </table:table-cell>
        </table:table-row>
        <table:table-row table:style-name="ro1">
          <table:table-cell office:value-type="string">
            <text:p>استغلالي</text:p>
          </table:table-cell>
          <table:table-cell office:value-type="float" office:value="229">
            <text:p>229</text:p>
          </table:table-cell>
          <table:table-cell office:value-type="float" office:value="0.0208552804979">
            <text:p>0.0208552805</text:p>
          </table:table-cell>
          <table:table-cell office:value-type="float" office:value="0.0249571895082">
            <text:p>0.0249571895</text:p>
          </table:table-cell>
          <table:table-cell table:number-columns-repeated="2" office:value-type="string">
            <text:p>NEG</text:p>
          </table:table-cell>
          <table:table-cell table:formula="of:=IF([.E181]=[.F181];0;1)" office:value-type="float" office:value="0">
            <text:p>0</text:p>
          </table:table-cell>
        </table:table-row>
        <table:table-row table:style-name="ro1">
          <table:table-cell office:value-type="string">
            <text:p>قذر</text:p>
          </table:table-cell>
          <table:table-cell office:value-type="float" office:value="4976">
            <text:p>4976</text:p>
          </table:table-cell>
          <table:table-cell office:value-type="float" office:value="-0.0136986334919">
            <text:p>-0.0136986335</text:p>
          </table:table-cell>
          <table:table-cell office:value-type="float" office:value="0.0567769387156">
            <text:p>0.0567769387</text:p>
          </table:table-cell>
          <table:table-cell table:number-columns-repeated="2" office:value-type="string">
            <text:p>NEG</text:p>
          </table:table-cell>
          <table:table-cell table:formula="of:=IF([.E182]=[.F182];0;1)" office:value-type="float" office:value="0">
            <text:p>0</text:p>
          </table:table-cell>
        </table:table-row>
        <table:table-row table:style-name="ro1">
          <table:table-cell office:value-type="string">
            <text:p>شايف نفسه</text:p>
          </table:table-cell>
          <table:table-cell office:value-type="float" office:value="767">
            <text:p>767</text:p>
          </table:table-cell>
          <table:table-cell office:value-type="float" office:value="0.0232487466497">
            <text:p>0.0232487466</text:p>
          </table:table-cell>
          <table:table-cell office:value-type="float" office:value="0.0253723893419">
            <text:p>0.0253723893</text:p>
          </table:table-cell>
          <table:table-cell table:number-columns-repeated="2" office:value-type="string">
            <text:p>NEG</text:p>
          </table:table-cell>
          <table:table-cell table:formula="of:=IF([.E183]=[.F183];0;1)" office:value-type="float" office:value="0">
            <text:p>0</text:p>
          </table:table-cell>
        </table:table-row>
        <table:table-row table:style-name="ro1">
          <table:table-cell office:value-type="string">
            <text:p>شحات</text:p>
          </table:table-cell>
          <table:table-cell office:value-type="float" office:value="1250">
            <text:p>1250</text:p>
          </table:table-cell>
          <table:table-cell office:value-type="float" office:value="0.027759121137">
            <text:p>0.0277591211</text:p>
          </table:table-cell>
          <table:table-cell office:value-type="float" office:value="0.0312561025321">
            <text:p>0.0312561025</text:p>
          </table:table-cell>
          <table:table-cell table:number-columns-repeated="2" office:value-type="string">
            <text:p>NEG</text:p>
          </table:table-cell>
          <table:table-cell table:formula="of:=IF([.E184]=[.F184];0;1)" office:value-type="float" office:value="0">
            <text:p>0</text:p>
          </table:table-cell>
        </table:table-row>
        <table:table-row table:style-name="ro1">
          <table:table-cell office:value-type="string">
            <text:p>والله بشتم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185]=[.F185];0;1)" office:value-type="float" office:value="0">
            <text:p>0</text:p>
          </table:table-cell>
        </table:table-row>
        <table:table-row table:style-name="ro1">
          <table:table-cell office:value-type="string">
            <text:p>قحبه</text:p>
          </table:table-cell>
          <table:table-cell office:value-type="float" office:value="4831">
            <text:p>4831</text:p>
          </table:table-cell>
          <table:table-cell office:value-type="float" office:value="-0.0610623919617">
            <text:p>-0.061062392</text:p>
          </table:table-cell>
          <table:table-cell office:value-type="float" office:value="0.0722294737882">
            <text:p>0.0722294738</text:p>
          </table:table-cell>
          <table:table-cell table:number-columns-repeated="2" office:value-type="string">
            <text:p>NEG</text:p>
          </table:table-cell>
          <table:table-cell table:formula="of:=IF([.E186]=[.F186];0;1)" office:value-type="float" office:value="0">
            <text:p>0</text:p>
          </table:table-cell>
        </table:table-row>
        <table:table-row table:style-name="ro1">
          <table:table-cell office:value-type="string">
            <text:p>عاهه</text:p>
          </table:table-cell>
          <table:table-cell office:value-type="float" office:value="830">
            <text:p>830</text:p>
          </table:table-cell>
          <table:table-cell office:value-type="float" office:value="0.0165004806293">
            <text:p>0.0165004806</text:p>
          </table:table-cell>
          <table:table-cell office:value-type="float" office:value="0.035861484648">
            <text:p>0.0358614846</text:p>
          </table:table-cell>
          <table:table-cell table:number-columns-repeated="2" office:value-type="string">
            <text:p>NEG</text:p>
          </table:table-cell>
          <table:table-cell table:formula="of:=IF([.E187]=[.F187];0;1)" office:value-type="float" office:value="0">
            <text:p>0</text:p>
          </table:table-cell>
        </table:table-row>
        <table:table-row table:style-name="ro1">
          <table:table-cell office:value-type="string">
            <text:p>صايعين</text:p>
          </table:table-cell>
          <table:table-cell office:value-type="float" office:value="53">
            <text:p>53</text:p>
          </table:table-cell>
          <table:table-cell office:value-type="float" office:value="0.0238788260134">
            <text:p>0.023878826</text:p>
          </table:table-cell>
          <table:table-cell office:value-type="float" office:value="0.0185133536018">
            <text:p>0.0185133536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188]=[.F188];0;1)" office:value-type="float" office:value="1">
            <text:p>1</text:p>
          </table:table-cell>
        </table:table-row>
        <table:table-row table:style-name="ro1">
          <table:table-cell office:value-type="string">
            <text:p>الزانيه</text:p>
          </table:table-cell>
          <table:table-cell office:value-type="float" office:value="267">
            <text:p>267</text:p>
          </table:table-cell>
          <table:table-cell office:value-type="float" office:value="-0.00204856023735">
            <text:p>-0.0020485602</text:p>
          </table:table-cell>
          <table:table-cell office:value-type="float" office:value="0.0423846697273">
            <text:p>0.0423846697</text:p>
          </table:table-cell>
          <table:table-cell table:number-columns-repeated="2" office:value-type="string">
            <text:p>NEG</text:p>
          </table:table-cell>
          <table:table-cell table:formula="of:=IF([.E189]=[.F189];0;1)" office:value-type="float" office:value="0">
            <text:p>0</text:p>
          </table:table-cell>
        </table:table-row>
        <table:table-row table:style-name="ro1">
          <table:table-cell office:value-type="string">
            <text:p>مؤلم</text:p>
          </table:table-cell>
          <table:table-cell office:value-type="float" office:value="4669">
            <text:p>4669</text:p>
          </table:table-cell>
          <table:table-cell office:value-type="float" office:value="0.0241201173006">
            <text:p>0.0241201173</text:p>
          </table:table-cell>
          <table:table-cell office:value-type="float" office:value="0.0438160320709">
            <text:p>0.0438160321</text:p>
          </table:table-cell>
          <table:table-cell table:number-columns-repeated="2" office:value-type="string">
            <text:p>NEG</text:p>
          </table:table-cell>
          <table:table-cell table:formula="of:=IF([.E190]=[.F190];0;1)" office:value-type="float" office:value="0">
            <text:p>0</text:p>
          </table:table-cell>
        </table:table-row>
        <table:table-row table:style-name="ro1">
          <table:table-cell office:value-type="string">
            <text:p>ديوس</text:p>
          </table:table-cell>
          <table:table-cell office:value-type="float" office:value="163">
            <text:p>163</text:p>
          </table:table-cell>
          <table:table-cell office:value-type="float" office:value="0.00604571853236">
            <text:p>0.0060457185</text:p>
          </table:table-cell>
          <table:table-cell office:value-type="float" office:value="0.0282507303542">
            <text:p>0.0282507304</text:p>
          </table:table-cell>
          <table:table-cell table:number-columns-repeated="2" office:value-type="string">
            <text:p>NEG</text:p>
          </table:table-cell>
          <table:table-cell table:formula="of:=IF([.E191]=[.F191];0;1)" office:value-type="float" office:value="0">
            <text:p>0</text:p>
          </table:table-cell>
        </table:table-row>
        <table:table-row table:style-name="ro1">
          <table:table-cell office:value-type="string">
            <text:p>رزل</text:p>
          </table:table-cell>
          <table:table-cell office:value-type="float" office:value="314">
            <text:p>314</text:p>
          </table:table-cell>
          <table:table-cell office:value-type="float" office:value="0.0128863812657">
            <text:p>0.0128863813</text:p>
          </table:table-cell>
          <table:table-cell office:value-type="float" office:value="0.0339982607565">
            <text:p>0.0339982608</text:p>
          </table:table-cell>
          <table:table-cell table:number-columns-repeated="2" office:value-type="string">
            <text:p>NEG</text:p>
          </table:table-cell>
          <table:table-cell table:formula="of:=IF([.E192]=[.F192];0;1)" office:value-type="float" office:value="0">
            <text:p>0</text:p>
          </table:table-cell>
        </table:table-row>
        <table:table-row table:style-name="ro1">
          <table:table-cell office:value-type="string">
            <text:p>جحلوط</text:p>
          </table:table-cell>
          <table:table-cell office:value-type="float" office:value="20">
            <text:p>20</text:p>
          </table:table-cell>
          <table:table-cell office:value-type="float" office:value="0.0217704851701">
            <text:p>0.0217704852</text:p>
          </table:table-cell>
          <table:table-cell office:value-type="float" office:value="0.0245151435286">
            <text:p>0.0245151435</text:p>
          </table:table-cell>
          <table:table-cell table:number-columns-repeated="2" office:value-type="string">
            <text:p>NEG</text:p>
          </table:table-cell>
          <table:table-cell table:formula="of:=IF([.E193]=[.F193];0;1)" office:value-type="float" office:value="0">
            <text:p>0</text:p>
          </table:table-cell>
        </table:table-row>
        <table:table-row table:style-name="ro1">
          <table:table-cell office:value-type="string">
            <text:p>منحط</text:p>
          </table:table-cell>
          <table:table-cell office:value-type="float" office:value="933">
            <text:p>933</text:p>
          </table:table-cell>
          <table:table-cell office:value-type="float" office:value="-0.00595167146394">
            <text:p>-0.0059516715</text:p>
          </table:table-cell>
          <table:table-cell office:value-type="float" office:value="0.0439481030545">
            <text:p>0.0439481031</text:p>
          </table:table-cell>
          <table:table-cell table:number-columns-repeated="2" office:value-type="string">
            <text:p>NEG</text:p>
          </table:table-cell>
          <table:table-cell table:formula="of:=IF([.E194]=[.F194];0;1)" office:value-type="float" office:value="0">
            <text:p>0</text:p>
          </table:table-cell>
        </table:table-row>
        <table:table-row table:style-name="ro1">
          <table:table-cell office:value-type="string">
            <text:p>الكلب</text:p>
          </table:table-cell>
          <table:table-cell office:value-type="float" office:value="9699">
            <text:p>9699</text:p>
          </table:table-cell>
          <table:table-cell office:value-type="float" office:value="0.00379581348274">
            <text:p>0.0037958135</text:p>
          </table:table-cell>
          <table:table-cell office:value-type="float" office:value="0.056817366863">
            <text:p>0.0568173669</text:p>
          </table:table-cell>
          <table:table-cell table:number-columns-repeated="2" office:value-type="string">
            <text:p>NEG</text:p>
          </table:table-cell>
          <table:table-cell table:formula="of:=IF([.E195]=[.F195];0;1)" office:value-type="float" office:value="0">
            <text:p>0</text:p>
          </table:table-cell>
        </table:table-row>
        <table:table-row table:style-name="ro1">
          <table:table-cell office:value-type="string">
            <text:p>عدائي</text:p>
          </table:table-cell>
          <table:table-cell office:value-type="float" office:value="507">
            <text:p>507</text:p>
          </table:table-cell>
          <table:table-cell office:value-type="float" office:value="0.026934224499">
            <text:p>0.0269342245</text:p>
          </table:table-cell>
          <table:table-cell office:value-type="float" office:value="0.0264173217508">
            <text:p>0.0264173218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196]=[.F196];0;1)" office:value-type="float" office:value="1">
            <text:p>1</text:p>
          </table:table-cell>
        </table:table-row>
        <table:table-row table:style-name="ro1">
          <table:table-cell office:value-type="string">
            <text:p>كانت سيس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44799985181">
            <text:p>0.0244799985</text:p>
          </table:table-cell>
          <table:table-cell table:number-columns-repeated="2" office:value-type="string">
            <text:p>NEG</text:p>
          </table:table-cell>
          <table:table-cell table:formula="of:=IF([.E197]=[.F197];0;1)" office:value-type="float" office:value="0">
            <text:p>0</text:p>
          </table:table-cell>
        </table:table-row>
        <table:table-row table:style-name="ro1">
          <table:table-cell office:value-type="string">
            <text:p>بنت الزواني</text:p>
          </table:table-cell>
          <table:table-cell office:value-type="float" office:value="6">
            <text:p>6</text:p>
          </table:table-cell>
          <table:table-cell office:value-type="float" office:value="-0.0164270827968">
            <text:p>-0.0164270828</text:p>
          </table:table-cell>
          <table:table-cell office:value-type="float" office:value="0.0443438702106">
            <text:p>0.0443438702</text:p>
          </table:table-cell>
          <table:table-cell table:number-columns-repeated="2" office:value-type="string">
            <text:p>NEG</text:p>
          </table:table-cell>
          <table:table-cell table:formula="of:=IF([.E198]=[.F198];0;1)" office:value-type="float" office:value="0">
            <text:p>0</text:p>
          </table:table-cell>
        </table:table-row>
        <table:table-row table:style-name="ro1">
          <table:table-cell office:value-type="string">
            <text:p>مقرف</text:p>
          </table:table-cell>
          <table:table-cell office:value-type="float" office:value="1826">
            <text:p>1826</text:p>
          </table:table-cell>
          <table:table-cell office:value-type="float" office:value="0.00648150209402">
            <text:p>0.0064815021</text:p>
          </table:table-cell>
          <table:table-cell office:value-type="float" office:value="0.0468318995576">
            <text:p>0.0468318996</text:p>
          </table:table-cell>
          <table:table-cell table:number-columns-repeated="2" office:value-type="string">
            <text:p>NEG</text:p>
          </table:table-cell>
          <table:table-cell table:formula="of:=IF([.E199]=[.F199];0;1)" office:value-type="float" office:value="0">
            <text:p>0</text:p>
          </table:table-cell>
        </table:table-row>
        <table:table-row table:style-name="ro1">
          <table:table-cell office:value-type="string">
            <text:p>مخيف</text:p>
          </table:table-cell>
          <table:table-cell office:value-type="float" office:value="1296">
            <text:p>1296</text:p>
          </table:table-cell>
          <table:table-cell office:value-type="float" office:value="0.0254413640189">
            <text:p>0.025441364</text:p>
          </table:table-cell>
          <table:table-cell office:value-type="float" office:value="0.034082392639">
            <text:p>0.0340823926</text:p>
          </table:table-cell>
          <table:table-cell table:number-columns-repeated="2" office:value-type="string">
            <text:p>NEG</text:p>
          </table:table-cell>
          <table:table-cell table:formula="of:=IF([.E200]=[.F200];0;1)" office:value-type="float" office:value="0">
            <text:p>0</text:p>
          </table:table-cell>
        </table:table-row>
        <table:table-row table:style-name="ro1">
          <table:table-cell office:value-type="string">
            <text:p>كلب</text:p>
          </table:table-cell>
          <table:table-cell office:value-type="float" office:value="16976">
            <text:p>16976</text:p>
          </table:table-cell>
          <table:table-cell office:value-type="float" office:value="0.0119879838359">
            <text:p>0.0119879838</text:p>
          </table:table-cell>
          <table:table-cell office:value-type="float" office:value="0.0595151107762">
            <text:p>0.0595151108</text:p>
          </table:table-cell>
          <table:table-cell table:number-columns-repeated="2" office:value-type="string">
            <text:p>NEG</text:p>
          </table:table-cell>
          <table:table-cell table:formula="of:=IF([.E201]=[.F201];0;1)" office:value-type="float" office:value="0">
            <text:p>0</text:p>
          </table:table-cell>
        </table:table-row>
        <table:table-row table:style-name="ro1">
          <table:table-cell office:value-type="string">
            <text:p>فاسق</text:p>
          </table:table-cell>
          <table:table-cell office:value-type="float" office:value="740">
            <text:p>740</text:p>
          </table:table-cell>
          <table:table-cell office:value-type="float" office:value="0.0021205183899">
            <text:p>0.0021205184</text:p>
          </table:table-cell>
          <table:table-cell office:value-type="float" office:value="0.0409230610877">
            <text:p>0.0409230611</text:p>
          </table:table-cell>
          <table:table-cell table:number-columns-repeated="2" office:value-type="string">
            <text:p>NEG</text:p>
          </table:table-cell>
          <table:table-cell table:formula="of:=IF([.E202]=[.F202];0;1)" office:value-type="float" office:value="0">
            <text:p>0</text:p>
          </table:table-cell>
        </table:table-row>
        <table:table-row table:style-name="ro1">
          <table:table-cell office:value-type="string">
            <text:p>هيجننوني</text:p>
          </table:table-cell>
          <table:table-cell office:value-type="float" office:value="15">
            <text:p>15</text:p>
          </table:table-cell>
          <table:table-cell office:value-type="float" office:value="0.00528477757751">
            <text:p>0.0052847776</text:p>
          </table:table-cell>
          <table:table-cell office:value-type="float" office:value="0.0401996504302">
            <text:p>0.0401996504</text:p>
          </table:table-cell>
          <table:table-cell table:number-columns-repeated="2" office:value-type="string">
            <text:p>NEG</text:p>
          </table:table-cell>
          <table:table-cell table:formula="of:=IF([.E203]=[.F203];0;1)" office:value-type="float" office:value="0">
            <text:p>0</text:p>
          </table:table-cell>
        </table:table-row>
        <table:table-row table:style-name="ro1">
          <table:table-cell office:value-type="string">
            <text:p>بهيمة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401996504302">
            <text:p>0.0401996504</text:p>
          </table:table-cell>
          <table:table-cell table:number-columns-repeated="2" office:value-type="string">
            <text:p>NEG</text:p>
          </table:table-cell>
          <table:table-cell table:formula="of:=IF([.E204]=[.F204];0;1)" office:value-type="float" office:value="0">
            <text:p>0</text:p>
          </table:table-cell>
        </table:table-row>
        <table:table-row table:style-name="ro1">
          <table:table-cell office:value-type="string">
            <text:p>كنت بحبه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205]=[.F205];0;1)" office:value-type="float" office:value="0">
            <text:p>0</text:p>
          </table:table-cell>
        </table:table-row>
        <table:table-row table:style-name="ro1">
          <table:table-cell office:value-type="string">
            <text:p>شرموطه</text:p>
          </table:table-cell>
          <table:table-cell office:value-type="float" office:value="1863">
            <text:p>1863</text:p>
          </table:table-cell>
          <table:table-cell office:value-type="float" office:value="-0.0558381055488">
            <text:p>-0.0558381055</text:p>
          </table:table-cell>
          <table:table-cell office:value-type="float" office:value="0.0673439411841">
            <text:p>0.0673439412</text:p>
          </table:table-cell>
          <table:table-cell table:number-columns-repeated="2" office:value-type="string">
            <text:p>NEG</text:p>
          </table:table-cell>
          <table:table-cell table:formula="of:=IF([.E206]=[.F206];0;1)" office:value-type="float" office:value="0">
            <text:p>0</text:p>
          </table:table-cell>
        </table:table-row>
        <table:table-row table:style-name="ro1">
          <table:table-cell office:value-type="string">
            <text:p>بجحه</text:p>
          </table:table-cell>
          <table:table-cell office:value-type="float" office:value="184">
            <text:p>184</text:p>
          </table:table-cell>
          <table:table-cell office:value-type="float" office:value="0.00154193687209">
            <text:p>0.0015419369</text:p>
          </table:table-cell>
          <table:table-cell office:value-type="float" office:value="0.0269341247779">
            <text:p>0.0269341248</text:p>
          </table:table-cell>
          <table:table-cell table:number-columns-repeated="2" office:value-type="string">
            <text:p>NEG</text:p>
          </table:table-cell>
          <table:table-cell table:formula="of:=IF([.E207]=[.F207];0;1)" office:value-type="float" office:value="0">
            <text:p>0</text:p>
          </table:table-cell>
        </table:table-row>
        <table:table-row table:style-name="ro1">
          <table:table-cell office:value-type="string">
            <text:p>اتسجنو</text:p>
          </table:table-cell>
          <table:table-cell office:value-type="float" office:value="64">
            <text:p>64</text:p>
          </table:table-cell>
          <table:table-cell office:value-type="float" office:value="-0.0250214488312">
            <text:p>-0.0250214488</text:p>
          </table:table-cell>
          <table:table-cell office:value-type="float" office:value="0.0327031518354">
            <text:p>0.0327031518</text:p>
          </table:table-cell>
          <table:table-cell table:number-columns-repeated="2" office:value-type="string">
            <text:p>NEG</text:p>
          </table:table-cell>
          <table:table-cell table:formula="of:=IF([.E208]=[.F208];0;1)" office:value-type="float" office:value="0">
            <text:p>0</text:p>
          </table:table-cell>
        </table:table-row>
        <table:table-row table:style-name="ro1">
          <table:table-cell office:value-type="string">
            <text:p>فلقتين</text:p>
          </table:table-cell>
          <table:table-cell office:value-type="float" office:value="32">
            <text:p>32</text:p>
          </table:table-cell>
          <table:table-cell office:value-type="float" office:value="0.0101144748408">
            <text:p>0.0101144748</text:p>
          </table:table-cell>
          <table:table-cell office:value-type="float" office:value="0.0111062045773">
            <text:p>0.0111062046</text:p>
          </table:table-cell>
          <table:table-cell table:number-columns-repeated="2" office:value-type="string">
            <text:p>NEG</text:p>
          </table:table-cell>
          <table:table-cell table:formula="of:=IF([.E209]=[.F209];0;1)" office:value-type="float" office:value="0">
            <text:p>0</text:p>
          </table:table-cell>
        </table:table-row>
        <table:table-row table:style-name="ro1">
          <table:table-cell office:value-type="string">
            <text:p>هتموت</text:p>
          </table:table-cell>
          <table:table-cell office:value-type="float" office:value="303">
            <text:p>303</text:p>
          </table:table-cell>
          <table:table-cell office:value-type="float" office:value="0.014470585754">
            <text:p>0.0144705858</text:p>
          </table:table-cell>
          <table:table-cell office:value-type="float" office:value="0.0296937621969">
            <text:p>0.0296937622</text:p>
          </table:table-cell>
          <table:table-cell table:number-columns-repeated="2" office:value-type="string">
            <text:p>NEG</text:p>
          </table:table-cell>
          <table:table-cell table:formula="of:=IF([.E210]=[.F210];0;1)" office:value-type="float" office:value="0">
            <text:p>0</text:p>
          </table:table-cell>
        </table:table-row>
        <table:table-row table:style-name="ro1">
          <table:table-cell office:value-type="string">
            <text:p>متخلف</text:p>
          </table:table-cell>
          <table:table-cell office:value-type="float" office:value="4111">
            <text:p>4111</text:p>
          </table:table-cell>
          <table:table-cell office:value-type="float" office:value="0.0160121264009">
            <text:p>0.0160121264</text:p>
          </table:table-cell>
          <table:table-cell office:value-type="float" office:value="0.0438540577022">
            <text:p>0.0438540577</text:p>
          </table:table-cell>
          <table:table-cell table:number-columns-repeated="2" office:value-type="string">
            <text:p>NEG</text:p>
          </table:table-cell>
          <table:table-cell table:formula="of:=IF([.E211]=[.F211];0;1)" office:value-type="float" office:value="0">
            <text:p>0</text:p>
          </table:table-cell>
        </table:table-row>
        <table:table-row table:style-name="ro1">
          <table:table-cell office:value-type="string">
            <text:p>عصبيه</text:p>
          </table:table-cell>
          <table:table-cell office:value-type="float" office:value="1153">
            <text:p>1153</text:p>
          </table:table-cell>
          <table:table-cell office:value-type="float" office:value="0.0193308788199">
            <text:p>0.0193308788</text:p>
          </table:table-cell>
          <table:table-cell office:value-type="float" office:value="0.0371334513114">
            <text:p>0.0371334513</text:p>
          </table:table-cell>
          <table:table-cell table:number-columns-repeated="2" office:value-type="string">
            <text:p>NEG</text:p>
          </table:table-cell>
          <table:table-cell table:formula="of:=IF([.E212]=[.F212];0;1)" office:value-type="float" office:value="0">
            <text:p>0</text:p>
          </table:table-cell>
        </table:table-row>
        <table:table-row table:style-name="ro1">
          <table:table-cell office:value-type="string">
            <text:p>عمتي مريضه</text:p>
          </table:table-cell>
          <table:table-cell office:value-type="float" office:value="1">
            <text:p>1</text:p>
          </table:table-cell>
          <table:table-cell office:value-type="float" office:value="0.0193308788199">
            <text:p>0.0193308788</text:p>
          </table:table-cell>
          <table:table-cell office:value-type="float" office:value="0">
            <text:p>0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213]=[.F213];0;1)" office:value-type="float" office:value="1">
            <text:p>1</text:p>
          </table:table-cell>
        </table:table-row>
        <table:table-row table:style-name="ro1">
          <table:table-cell office:value-type="string">
            <text:p>متخوبق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214]=[.F214];0;1)" office:value-type="float" office:value="0">
            <text:p>0</text:p>
          </table:table-cell>
        </table:table-row>
        <table:table-row table:style-name="ro1">
          <table:table-cell office:value-type="string">
            <text:p>مريض مريض</text:p>
          </table:table-cell>
          <table:table-cell office:value-type="float" office:value="2">
            <text:p>2</text:p>
          </table:table-cell>
          <table:table-cell office:value-type="float" office:value="0.0148886778233">
            <text:p>0.0148886778</text:p>
          </table:table-cell>
          <table:table-cell office:value-type="float" office:value="-0.00170510103522">
            <text:p>-0.001705101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215]=[.F215];0;1)" office:value-type="float" office:value="1">
            <text:p>1</text:p>
          </table:table-cell>
        </table:table-row>
        <table:table-row table:style-name="ro1">
          <table:table-cell office:value-type="string">
            <text:p>خطير</text:p>
          </table:table-cell>
          <table:table-cell office:value-type="float" office:value="3206">
            <text:p>3206</text:p>
          </table:table-cell>
          <table:table-cell office:value-type="float" office:value="0.0109177156406">
            <text:p>0.0109177156</text:p>
          </table:table-cell>
          <table:table-cell office:value-type="float" office:value="0.0457743733689">
            <text:p>0.0457743734</text:p>
          </table:table-cell>
          <table:table-cell table:number-columns-repeated="2" office:value-type="string">
            <text:p>NEG</text:p>
          </table:table-cell>
          <table:table-cell table:formula="of:=IF([.E216]=[.F216];0;1)" office:value-type="float" office:value="0">
            <text:p>0</text:p>
          </table:table-cell>
        </table:table-row>
        <table:table-row table:style-name="ro1">
          <table:table-cell office:value-type="string">
            <text:p>غبي</text:p>
          </table:table-cell>
          <table:table-cell office:value-type="float" office:value="10662">
            <text:p>10662</text:p>
          </table:table-cell>
          <table:table-cell office:value-type="float" office:value="0.0190283159941">
            <text:p>0.019028316</text:p>
          </table:table-cell>
          <table:table-cell office:value-type="float" office:value="0.0485051943646">
            <text:p>0.0485051944</text:p>
          </table:table-cell>
          <table:table-cell table:number-columns-repeated="2" office:value-type="string">
            <text:p>NEG</text:p>
          </table:table-cell>
          <table:table-cell table:formula="of:=IF([.E217]=[.F217];0;1)" office:value-type="float" office:value="0">
            <text:p>0</text:p>
          </table:table-cell>
        </table:table-row>
        <table:table-row table:style-name="ro1">
          <table:table-cell office:value-type="string">
            <text:p>يشل جيش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218]=[.F218];0;1)" office:value-type="float" office:value="0">
            <text:p>0</text:p>
          </table:table-cell>
        </table:table-row>
        <table:table-row table:style-name="ro1">
          <table:table-cell office:value-type="string">
            <text:p>مستفز</text:p>
          </table:table-cell>
          <table:table-cell office:value-type="float" office:value="1242">
            <text:p>1242</text:p>
          </table:table-cell>
          <table:table-cell office:value-type="float" office:value="0.0111946179865">
            <text:p>0.011194618</text:p>
          </table:table-cell>
          <table:table-cell office:value-type="float" office:value="0.0394899652204">
            <text:p>0.0394899652</text:p>
          </table:table-cell>
          <table:table-cell table:number-columns-repeated="2" office:value-type="string">
            <text:p>NEG</text:p>
          </table:table-cell>
          <table:table-cell table:formula="of:=IF([.E219]=[.F219];0;1)" office:value-type="float" office:value="0">
            <text:p>0</text:p>
          </table:table-cell>
        </table:table-row>
        <table:table-row table:style-name="ro1">
          <table:table-cell office:value-type="string">
            <text:p>حثالة</text:p>
          </table:table-cell>
          <table:table-cell office:value-type="float" office:value="9">
            <text:p>9</text:p>
          </table:table-cell>
          <table:table-cell office:value-type="float" office:value="0.0062716532243">
            <text:p>0.0062716532</text:p>
          </table:table-cell>
          <table:table-cell office:value-type="float" office:value="0.0232611187232">
            <text:p>0.0232611187</text:p>
          </table:table-cell>
          <table:table-cell table:number-columns-repeated="2" office:value-type="string">
            <text:p>NEG</text:p>
          </table:table-cell>
          <table:table-cell table:formula="of:=IF([.E220]=[.F220];0;1)" office:value-type="float" office:value="0">
            <text:p>0</text:p>
          </table:table-cell>
        </table:table-row>
        <table:table-row table:style-name="ro1">
          <table:table-cell office:value-type="string">
            <text:p>الحيوان</text:p>
          </table:table-cell>
          <table:table-cell office:value-type="float" office:value="4876">
            <text:p>4876</text:p>
          </table:table-cell>
          <table:table-cell office:value-type="float" office:value="0.0152771325211">
            <text:p>0.0152771325</text:p>
          </table:table-cell>
          <table:table-cell office:value-type="float" office:value="0.046892824667">
            <text:p>0.0468928247</text:p>
          </table:table-cell>
          <table:table-cell table:number-columns-repeated="2" office:value-type="string">
            <text:p>NEG</text:p>
          </table:table-cell>
          <table:table-cell table:formula="of:=IF([.E221]=[.F221];0;1)" office:value-type="float" office:value="0">
            <text:p>0</text:p>
          </table:table-cell>
        </table:table-row>
        <table:table-row table:style-name="ro1">
          <table:table-cell office:value-type="string">
            <text:p>احا</text:p>
          </table:table-cell>
          <table:table-cell office:value-type="float" office:value="29681">
            <text:p>29681</text:p>
          </table:table-cell>
          <table:table-cell office:value-type="float" office:value="0.0443885812763">
            <text:p>0.0443885813</text:p>
          </table:table-cell>
          <table:table-cell office:value-type="float" office:value="0.0458645043981">
            <text:p>0.0458645044</text:p>
          </table:table-cell>
          <table:table-cell table:number-columns-repeated="2" office:value-type="string">
            <text:p>NEG</text:p>
          </table:table-cell>
          <table:table-cell table:formula="of:=IF([.E222]=[.F222];0;1)" office:value-type="float" office:value="0">
            <text:p>0</text:p>
          </table:table-cell>
        </table:table-row>
        <table:table-row table:style-name="ro1">
          <table:table-cell office:value-type="string">
            <text:p>ارهابي</text:p>
          </table:table-cell>
          <table:table-cell office:value-type="float" office:value="6942">
            <text:p>6942</text:p>
          </table:table-cell>
          <table:table-cell office:value-type="float" office:value="-0.00186438376876">
            <text:p>-0.0018643838</text:p>
          </table:table-cell>
          <table:table-cell office:value-type="float" office:value="0.0581851778256">
            <text:p>0.0581851778</text:p>
          </table:table-cell>
          <table:table-cell table:number-columns-repeated="2" office:value-type="string">
            <text:p>NEG</text:p>
          </table:table-cell>
          <table:table-cell table:formula="of:=IF([.E223]=[.F223];0;1)" office:value-type="float" office:value="0">
            <text:p>0</text:p>
          </table:table-cell>
        </table:table-row>
        <table:table-row table:style-name="ro1">
          <table:table-cell office:value-type="string">
            <text:p>ارهابى</text:p>
          </table:table-cell>
          <table:table-cell office:value-type="float" office:value="20">
            <text:p>20</text:p>
          </table:table-cell>
          <table:table-cell office:value-type="float" office:value="0.0123443335216">
            <text:p>0.0123443335</text:p>
          </table:table-cell>
          <table:table-cell office:value-type="float" office:value="0.0265994728635">
            <text:p>0.0265994729</text:p>
          </table:table-cell>
          <table:table-cell table:number-columns-repeated="2" office:value-type="string">
            <text:p>NEG</text:p>
          </table:table-cell>
          <table:table-cell table:formula="of:=IF([.E224]=[.F224];0;1)" office:value-type="float" office:value="0">
            <text:p>0</text:p>
          </table:table-cell>
        </table:table-row>
        <table:table-row table:style-name="ro1">
          <table:table-cell office:value-type="string">
            <text:p>وليه ناقصه</text:p>
          </table:table-cell>
          <table:table-cell office:value-type="float" office:value="4">
            <text:p>4</text:p>
          </table:table-cell>
          <table:table-cell office:value-type="float" office:value="0.0347784838062">
            <text:p>0.0347784838</text:p>
          </table:table-cell>
          <table:table-cell office:value-type="float" office:value="0.0173995400388">
            <text:p>0.01739954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225]=[.F225];0;1)" office:value-type="float" office:value="1">
            <text:p>1</text:p>
          </table:table-cell>
        </table:table-row>
        <table:table-row table:style-name="ro1">
          <table:table-cell office:value-type="string">
            <text:p>عره</text:p>
          </table:table-cell>
          <table:table-cell office:value-type="float" office:value="10764">
            <text:p>10764</text:p>
          </table:table-cell>
          <table:table-cell office:value-type="float" office:value="0.0386713871999">
            <text:p>0.0386713872</text:p>
          </table:table-cell>
          <table:table-cell office:value-type="float" office:value="0.0382542502964">
            <text:p>0.0382542503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226]=[.F226];0;1)" office:value-type="float" office:value="1">
            <text:p>1</text:p>
          </table:table-cell>
        </table:table-row>
        <table:table-row table:style-name="ro1">
          <table:table-cell office:value-type="string">
            <text:p>بنتش كلب</text:p>
          </table:table-cell>
          <table:table-cell office:value-type="float" office:value="5">
            <text:p>5</text:p>
          </table:table-cell>
          <table:table-cell office:value-type="float" office:value="0.0357685047809">
            <text:p>0.0357685048</text:p>
          </table:table-cell>
          <table:table-cell office:value-type="float" office:value="-0.0017857810003">
            <text:p>-0.001785781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227]=[.F227];0;1)" office:value-type="float" office:value="1">
            <text:p>1</text:p>
          </table:table-cell>
        </table:table-row>
        <table:table-row table:style-name="ro1">
          <table:table-cell office:value-type="string">
            <text:p>متخلفين بيتفرجوا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228]=[.F228];0;1)" office:value-type="float" office:value="0">
            <text:p>0</text:p>
          </table:table-cell>
        </table:table-row>
        <table:table-row table:style-name="ro1">
          <table:table-cell office:value-type="string">
            <text:p>ضعيفه</text:p>
          </table:table-cell>
          <table:table-cell office:value-type="float" office:value="2574">
            <text:p>2574</text:p>
          </table:table-cell>
          <table:table-cell office:value-type="float" office:value="0.0217162250993">
            <text:p>0.0217162251</text:p>
          </table:table-cell>
          <table:table-cell office:value-type="float" office:value="0.0360984405996">
            <text:p>0.0360984406</text:p>
          </table:table-cell>
          <table:table-cell table:number-columns-repeated="2" office:value-type="string">
            <text:p>NEG</text:p>
          </table:table-cell>
          <table:table-cell table:formula="of:=IF([.E229]=[.F229];0;1)" office:value-type="float" office:value="0">
            <text:p>0</text:p>
          </table:table-cell>
        </table:table-row>
        <table:table-row table:style-name="ro1">
          <table:table-cell office:value-type="string">
            <text:p>جبان</text:p>
          </table:table-cell>
          <table:table-cell office:value-type="float" office:value="2313">
            <text:p>2313</text:p>
          </table:table-cell>
          <table:table-cell office:value-type="float" office:value="-0.00726602301192">
            <text:p>-0.007266023</text:p>
          </table:table-cell>
          <table:table-cell office:value-type="float" office:value="0.0463058875189">
            <text:p>0.0463058875</text:p>
          </table:table-cell>
          <table:table-cell table:number-columns-repeated="2" office:value-type="string">
            <text:p>NEG</text:p>
          </table:table-cell>
          <table:table-cell table:formula="of:=IF([.E230]=[.F230];0;1)" office:value-type="float" office:value="0">
            <text:p>0</text:p>
          </table:table-cell>
        </table:table-row>
        <table:table-row table:style-name="ro1">
          <table:table-cell office:value-type="string">
            <text:p>عميل</text:p>
          </table:table-cell>
          <table:table-cell office:value-type="float" office:value="2732">
            <text:p>2732</text:p>
          </table:table-cell>
          <table:table-cell office:value-type="float" office:value="0.00070778706022">
            <text:p>0.0007077871</text:p>
          </table:table-cell>
          <table:table-cell office:value-type="float" office:value="0.046000758556">
            <text:p>0.0460007586</text:p>
          </table:table-cell>
          <table:table-cell table:number-columns-repeated="2" office:value-type="string">
            <text:p>NEG</text:p>
          </table:table-cell>
          <table:table-cell table:formula="of:=IF([.E231]=[.F231];0;1)" office:value-type="float" office:value="0">
            <text:p>0</text:p>
          </table:table-cell>
        </table:table-row>
        <table:table-row table:style-name="ro1">
          <table:table-cell office:value-type="string">
            <text:p>راجل كبير علق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232]=[.F232];0;1)" office:value-type="float" office:value="0">
            <text:p>0</text:p>
          </table:table-cell>
        </table:table-row>
        <table:table-row table:style-name="ro1">
          <table:table-cell office:value-type="string">
            <text:p>يفرقش عنهم</text:p>
          </table:table-cell>
          <table:table-cell office:value-type="float" office:value="3">
            <text:p>3</text:p>
          </table:table-cell>
          <table:table-cell office:value-type="float" office:value="0.0148886778233">
            <text:p>0.0148886778</text:p>
          </table:table-cell>
          <table:table-cell table:style-name="ce1" office:value-type="float" office:value="0.0310117419443">
            <text:p>0.0310117419443</text:p>
          </table:table-cell>
          <table:table-cell table:number-columns-repeated="2" office:value-type="string">
            <text:p>NEG</text:p>
          </table:table-cell>
          <table:table-cell table:formula="of:=IF([.E233]=[.F233];0;1)" office:value-type="float" office:value="0">
            <text:p>0</text:p>
          </table:table-cell>
        </table:table-row>
        <table:table-row table:style-name="ro1">
          <table:table-cell office:value-type="string">
            <text:p>مؤمن</text:p>
          </table:table-cell>
          <table:table-cell office:value-type="float" office:value="8586">
            <text:p>8586</text:p>
          </table:table-cell>
          <table:table-cell office:value-type="float" office:value="0.037573803775">
            <text:p>0.0375738038</text:p>
          </table:table-cell>
          <table:table-cell office:value-type="float" office:value="0.0312786337887">
            <text:p>0.0312786338</text:p>
          </table:table-cell>
          <table:table-cell table:number-columns-repeated="2" office:value-type="string">
            <text:p>POS</text:p>
          </table:table-cell>
          <table:table-cell table:formula="of:=IF([.E234]=[.F234];0;1)" office:value-type="float" office:value="0">
            <text:p>0</text:p>
          </table:table-cell>
        </table:table-row>
        <table:table-row table:style-name="ro1">
          <table:table-cell office:value-type="string">
            <text:p>اكبر واطي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312786337887">
            <text:p>0.0312786338</text:p>
          </table:table-cell>
          <table:table-cell table:number-columns-repeated="2" office:value-type="string">
            <text:p>NEG</text:p>
          </table:table-cell>
          <table:table-cell table:formula="of:=IF([.E235]=[.F235];0;1)" office:value-type="float" office:value="0">
            <text:p>0</text:p>
          </table:table-cell>
        </table:table-row>
        <table:table-row table:style-name="ro1">
          <table:table-cell office:value-type="string">
            <text:p>تزهق</text:p>
          </table:table-cell>
          <table:table-cell office:value-type="float" office:value="339">
            <text:p>339</text:p>
          </table:table-cell>
          <table:table-cell office:value-type="float" office:value="0.00969568356155">
            <text:p>0.0096956836</text:p>
          </table:table-cell>
          <table:table-cell office:value-type="float" office:value="0.0350497927592">
            <text:p>0.0350497928</text:p>
          </table:table-cell>
          <table:table-cell table:number-columns-repeated="2" office:value-type="string">
            <text:p>NEG</text:p>
          </table:table-cell>
          <table:table-cell table:formula="of:=IF([.E236]=[.F236];0;1)" office:value-type="float" office:value="0">
            <text:p>0</text:p>
          </table:table-cell>
        </table:table-row>
        <table:table-row table:style-name="ro1">
          <table:table-cell office:value-type="string">
            <text:p>اولاد الوسخه</text:p>
          </table:table-cell>
          <table:table-cell office:value-type="float" office:value="176">
            <text:p>176</text:p>
          </table:table-cell>
          <table:table-cell office:value-type="float" office:value="-0.0155233083361">
            <text:p>-0.0155233083</text:p>
          </table:table-cell>
          <table:table-cell office:value-type="float" office:value="0.0439415757289">
            <text:p>0.0439415757</text:p>
          </table:table-cell>
          <table:table-cell table:number-columns-repeated="2" office:value-type="string">
            <text:p>NEG</text:p>
          </table:table-cell>
          <table:table-cell table:formula="of:=IF([.E237]=[.F237];0;1)" office:value-type="float" office:value="0">
            <text:p>0</text:p>
          </table:table-cell>
        </table:table-row>
        <table:table-row table:style-name="ro1">
          <table:table-cell office:value-type="string">
            <text:p>اخد افوره</text:p>
          </table:table-cell>
          <table:table-cell office:value-type="float" office:value="1">
            <text:p>1</text:p>
          </table:table-cell>
          <table:table-cell office:value-type="float" office:value="-0.0155233083361">
            <text:p>-0.015523308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238]=[.F238];0;1)" office:value-type="float" office:value="0">
            <text:p>0</text:p>
          </table:table-cell>
        </table:table-row>
        <table:table-row table:style-name="ro1">
          <table:table-cell office:value-type="string">
            <text:p>لقيط</text:p>
          </table:table-cell>
          <table:table-cell office:value-type="float" office:value="570">
            <text:p>570</text:p>
          </table:table-cell>
          <table:table-cell office:value-type="float" office:value="0.0165638646982">
            <text:p>0.0165638647</text:p>
          </table:table-cell>
          <table:table-cell office:value-type="float" office:value="0.0329621843843">
            <text:p>0.0329621844</text:p>
          </table:table-cell>
          <table:table-cell table:number-columns-repeated="2" office:value-type="string">
            <text:p>NEG</text:p>
          </table:table-cell>
          <table:table-cell table:formula="of:=IF([.E239]=[.F239];0;1)" office:value-type="float" office:value="0">
            <text:p>0</text:p>
          </table:table-cell>
        </table:table-row>
        <table:table-row table:style-name="ro1">
          <table:table-cell office:value-type="string">
            <text:p>حشره</text:p>
          </table:table-cell>
          <table:table-cell office:value-type="float" office:value="985">
            <text:p>985</text:p>
          </table:table-cell>
          <table:table-cell office:value-type="float" office:value="0.00473813823999">
            <text:p>0.0047381382</text:p>
          </table:table-cell>
          <table:table-cell office:value-type="float" office:value="0.0439522007354">
            <text:p>0.0439522007</text:p>
          </table:table-cell>
          <table:table-cell table:number-columns-repeated="2" office:value-type="string">
            <text:p>NEG</text:p>
          </table:table-cell>
          <table:table-cell table:formula="of:=IF([.E240]=[.F240];0;1)" office:value-type="float" office:value="0">
            <text:p>0</text:p>
          </table:table-cell>
        </table:table-row>
        <table:table-row table:style-name="ro1">
          <table:table-cell office:value-type="string">
            <text:p>حشري</text:p>
          </table:table-cell>
          <table:table-cell office:value-type="float" office:value="538">
            <text:p>538</text:p>
          </table:table-cell>
          <table:table-cell office:value-type="float" office:value="0.0224147967653">
            <text:p>0.0224147968</text:p>
          </table:table-cell>
          <table:table-cell office:value-type="float" office:value="0.0291680525985">
            <text:p>0.0291680526</text:p>
          </table:table-cell>
          <table:table-cell table:number-columns-repeated="2" office:value-type="string">
            <text:p>NEG</text:p>
          </table:table-cell>
          <table:table-cell table:formula="of:=IF([.E241]=[.F241];0;1)" office:value-type="float" office:value="0">
            <text:p>0</text:p>
          </table:table-cell>
        </table:table-row>
        <table:table-row table:style-name="ro1">
          <table:table-cell office:value-type="string">
            <text:p>باع</text:p>
          </table:table-cell>
          <table:table-cell office:value-type="float" office:value="24960">
            <text:p>24960</text:p>
          </table:table-cell>
          <table:table-cell office:value-type="float" office:value="0.0307496357753">
            <text:p>0.0307496358</text:p>
          </table:table-cell>
          <table:table-cell office:value-type="float" office:value="0.0502589350819">
            <text:p>0.0502589351</text:p>
          </table:table-cell>
          <table:table-cell table:number-columns-repeated="2" office:value-type="string">
            <text:p>NEG</text:p>
          </table:table-cell>
          <table:table-cell table:formula="of:=IF([.E242]=[.F242];0;1)" office:value-type="float" office:value="0">
            <text:p>0</text:p>
          </table:table-cell>
        </table:table-row>
        <table:table-row table:style-name="ro1">
          <table:table-cell office:value-type="string">
            <text:p>طويطر مجنون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243]=[.F243];0;1)" office:value-type="float" office:value="0">
            <text:p>0</text:p>
          </table:table-cell>
        </table:table-row>
        <table:table-row table:style-name="ro1">
          <table:table-cell office:value-type="string">
            <text:p>غتيت بجد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244]=[.F244];0;1)" office:value-type="float" office:value="0">
            <text:p>0</text:p>
          </table:table-cell>
        </table:table-row>
        <table:table-row table:style-name="ro1">
          <table:table-cell office:value-type="string">
            <text:p>محروقه</text:p>
          </table:table-cell>
          <table:table-cell office:value-type="float" office:value="640">
            <text:p>640</text:p>
          </table:table-cell>
          <table:table-cell office:value-type="float" office:value="0.0256529476079">
            <text:p>0.0256529476</text:p>
          </table:table-cell>
          <table:table-cell office:value-type="float" office:value="0.0320867277509">
            <text:p>0.0320867278</text:p>
          </table:table-cell>
          <table:table-cell table:number-columns-repeated="2" office:value-type="string">
            <text:p>NEG</text:p>
          </table:table-cell>
          <table:table-cell table:formula="of:=IF([.E245]=[.F245];0;1)" office:value-type="float" office:value="0">
            <text:p>0</text:p>
          </table:table-cell>
        </table:table-row>
        <table:table-row table:style-name="ro1">
          <table:table-cell office:value-type="string">
            <text:p>ااخر تعيس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246]=[.F246];0;1)" office:value-type="float" office:value="0">
            <text:p>0</text:p>
          </table:table-cell>
        </table:table-row>
        <table:table-row table:style-name="ro1">
          <table:table-cell office:value-type="string">
            <text:p>اغبيه</text:p>
          </table:table-cell>
          <table:table-cell office:value-type="float" office:value="570">
            <text:p>570</text:p>
          </table:table-cell>
          <table:table-cell office:value-type="float" office:value="0.0108150274067">
            <text:p>0.0108150274</text:p>
          </table:table-cell>
          <table:table-cell office:value-type="float" office:value="0.0356356153152">
            <text:p>0.0356356153</text:p>
          </table:table-cell>
          <table:table-cell table:number-columns-repeated="2" office:value-type="string">
            <text:p>NEG</text:p>
          </table:table-cell>
          <table:table-cell table:formula="of:=IF([.E247]=[.F247];0;1)" office:value-type="float" office:value="0">
            <text:p>0</text:p>
          </table:table-cell>
        </table:table-row>
        <table:table-row table:style-name="ro1">
          <table:table-cell office:value-type="string">
            <text:p>في الخيانه</text:p>
          </table:table-cell>
          <table:table-cell office:value-type="float" office:value="38">
            <text:p>38</text:p>
          </table:table-cell>
          <table:table-cell office:value-type="float" office:value="0.0166978329828">
            <text:p>0.016697833</text:p>
          </table:table-cell>
          <table:table-cell office:value-type="float" office:value="0.0272220899537">
            <text:p>0.02722209</text:p>
          </table:table-cell>
          <table:table-cell table:number-columns-repeated="2" office:value-type="string">
            <text:p>NEG</text:p>
          </table:table-cell>
          <table:table-cell table:formula="of:=IF([.E248]=[.F248];0;1)" office:value-type="float" office:value="0">
            <text:p>0</text:p>
          </table:table-cell>
        </table:table-row>
        <table:table-row table:style-name="ro1">
          <table:table-cell office:value-type="string">
            <text:p>ارهابيين</text:p>
          </table:table-cell>
          <table:table-cell office:value-type="float" office:value="2296">
            <text:p>2296</text:p>
          </table:table-cell>
          <table:table-cell office:value-type="float" office:value="-0.0056656678981">
            <text:p>-0.0056656679</text:p>
          </table:table-cell>
          <table:table-cell office:value-type="float" office:value="0.052688898726">
            <text:p>0.0526888987</text:p>
          </table:table-cell>
          <table:table-cell table:number-columns-repeated="2" office:value-type="string">
            <text:p>NEG</text:p>
          </table:table-cell>
          <table:table-cell table:formula="of:=IF([.E249]=[.F249];0;1)" office:value-type="float" office:value="0">
            <text:p>0</text:p>
          </table:table-cell>
        </table:table-row>
        <table:table-row table:style-name="ro1">
          <table:table-cell office:value-type="string">
            <text:p>مبادئ غريبه</text:p>
          </table:table-cell>
          <table:table-cell office:value-type="float" office:value="2">
            <text:p>2</text:p>
          </table:table-cell>
          <table:table-cell office:value-type="float" office:value="0.0332072234677">
            <text:p>0.0332072235</text:p>
          </table:table-cell>
          <table:table-cell office:value-type="float" office:value="0.0166134446091">
            <text:p>0.0166134446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250]=[.F250];0;1)" office:value-type="float" office:value="1">
            <text:p>1</text:p>
          </table:table-cell>
        </table:table-row>
        <table:table-row table:style-name="ro1">
          <table:table-cell office:value-type="string">
            <text:p>مقزز</text:p>
          </table:table-cell>
          <table:table-cell office:value-type="float" office:value="1065">
            <text:p>1065</text:p>
          </table:table-cell>
          <table:table-cell office:value-type="float" office:value="0.00151459797017">
            <text:p>0.001514598</text:p>
          </table:table-cell>
          <table:table-cell office:value-type="float" office:value="0.039962542703">
            <text:p>0.0399625427</text:p>
          </table:table-cell>
          <table:table-cell table:number-columns-repeated="2" office:value-type="string">
            <text:p>NEG</text:p>
          </table:table-cell>
          <table:table-cell table:formula="of:=IF([.E251]=[.F251];0;1)" office:value-type="float" office:value="0">
            <text:p>0</text:p>
          </table:table-cell>
        </table:table-row>
        <table:table-row table:style-name="ro1">
          <table:table-cell office:value-type="string">
            <text:p>نعجه</text:p>
          </table:table-cell>
          <table:table-cell office:value-type="float" office:value="1318">
            <text:p>1318</text:p>
          </table:table-cell>
          <table:table-cell office:value-type="float" office:value="-0.00554831440038">
            <text:p>-0.0055483144</text:p>
          </table:table-cell>
          <table:table-cell office:value-type="float" office:value="0.0469979746173">
            <text:p>0.0469979746</text:p>
          </table:table-cell>
          <table:table-cell table:number-columns-repeated="2" office:value-type="string">
            <text:p>NEG</text:p>
          </table:table-cell>
          <table:table-cell table:formula="of:=IF([.E252]=[.F252];0;1)" office:value-type="float" office:value="0">
            <text:p>0</text:p>
          </table:table-cell>
        </table:table-row>
        <table:table-row table:style-name="ro1">
          <table:table-cell office:value-type="string">
            <text:p>المتناكه</text:p>
          </table:table-cell>
          <table:table-cell office:value-type="float" office:value="475">
            <text:p>475</text:p>
          </table:table-cell>
          <table:table-cell office:value-type="float" office:value="-0.0282432948565">
            <text:p>-0.0282432949</text:p>
          </table:table-cell>
          <table:table-cell office:value-type="float" office:value="0.0516093960796">
            <text:p>0.0516093961</text:p>
          </table:table-cell>
          <table:table-cell table:number-columns-repeated="2" office:value-type="string">
            <text:p>NEG</text:p>
          </table:table-cell>
          <table:table-cell table:formula="of:=IF([.E253]=[.F253];0;1)" office:value-type="float" office:value="0">
            <text:p>0</text:p>
          </table:table-cell>
        </table:table-row>
        <table:table-row table:style-name="ro1">
          <table:table-cell office:value-type="string">
            <text:p>بجح</text:p>
          </table:table-cell>
          <table:table-cell office:value-type="float" office:value="857">
            <text:p>857</text:p>
          </table:table-cell>
          <table:table-cell office:value-type="float" office:value="-0.00257832310093">
            <text:p>-0.0025783231</text:p>
          </table:table-cell>
          <table:table-cell office:value-type="float" office:value="0.0397289442656">
            <text:p>0.0397289443</text:p>
          </table:table-cell>
          <table:table-cell table:number-columns-repeated="2" office:value-type="string">
            <text:p>NEG</text:p>
          </table:table-cell>
          <table:table-cell table:formula="of:=IF([.E254]=[.F254];0;1)" office:value-type="float" office:value="0">
            <text:p>0</text:p>
          </table:table-cell>
        </table:table-row>
        <table:table-row table:style-name="ro1">
          <table:table-cell office:value-type="string">
            <text:p>الكلب دي</text:p>
          </table:table-cell>
          <table:table-cell office:value-type="float" office:value="76">
            <text:p>76</text:p>
          </table:table-cell>
          <table:table-cell office:value-type="float" office:value="-0.00834102886972">
            <text:p>-0.0083410289</text:p>
          </table:table-cell>
          <table:table-cell office:value-type="float" office:value="0.0357110241663">
            <text:p>0.0357110242</text:p>
          </table:table-cell>
          <table:table-cell table:number-columns-repeated="2" office:value-type="string">
            <text:p>NEG</text:p>
          </table:table-cell>
          <table:table-cell table:formula="of:=IF([.E255]=[.F255];0;1)" office:value-type="float" office:value="0">
            <text:p>0</text:p>
          </table:table-cell>
        </table:table-row>
        <table:table-row table:style-name="ro1">
          <table:table-cell office:value-type="string">
            <text:p>لاسع</text:p>
          </table:table-cell>
          <table:table-cell office:value-type="float" office:value="3455">
            <text:p>3455</text:p>
          </table:table-cell>
          <table:table-cell office:value-type="float" office:value="0.0323857670137">
            <text:p>0.032385767</text:p>
          </table:table-cell>
          <table:table-cell office:value-type="float" office:value="0.0365008723699">
            <text:p>0.0365008724</text:p>
          </table:table-cell>
          <table:table-cell table:number-columns-repeated="2" office:value-type="string">
            <text:p>NEG</text:p>
          </table:table-cell>
          <table:table-cell table:formula="of:=IF([.E256]=[.F256];0;1)" office:value-type="float" office:value="0">
            <text:p>0</text:p>
          </table:table-cell>
        </table:table-row>
        <table:table-row table:style-name="ro1">
          <table:table-cell office:value-type="string">
            <text:p>فرفوور</text:p>
          </table:table-cell>
          <table:table-cell office:value-type="float" office:value="7">
            <text:p>7</text:p>
          </table:table-cell>
          <table:table-cell office:value-type="float" office:value="0.0160370452057">
            <text:p>0.0160370452</text:p>
          </table:table-cell>
          <table:table-cell office:value-type="float" office:value="0.012413802615">
            <text:p>0.0124138026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257]=[.F257];0;1)" office:value-type="float" office:value="1">
            <text:p>1</text:p>
          </table:table-cell>
        </table:table-row>
        <table:table-row table:style-name="ro1">
          <table:table-cell office:value-type="string">
            <text:p>مفيش ابداع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258]=[.F258];0;1)" office:value-type="float" office:value="0">
            <text:p>0</text:p>
          </table:table-cell>
        </table:table-row>
        <table:table-row table:style-name="ro1">
          <table:table-cell office:value-type="string">
            <text:p>ضب</text:p>
          </table:table-cell>
          <table:table-cell office:value-type="float" office:value="29476">
            <text:p>29476</text:p>
          </table:table-cell>
          <table:table-cell office:value-type="float" office:value="0.0252030239413">
            <text:p>0.0252030239</text:p>
          </table:table-cell>
          <table:table-cell office:value-type="float" office:value="0.0580120994019">
            <text:p>0.0580120994</text:p>
          </table:table-cell>
          <table:table-cell table:number-columns-repeated="2" office:value-type="string">
            <text:p>NEG</text:p>
          </table:table-cell>
          <table:table-cell table:formula="of:=IF([.E259]=[.F259];0;1)" office:value-type="float" office:value="0">
            <text:p>0</text:p>
          </table:table-cell>
        </table:table-row>
        <table:table-row table:style-name="ro1">
          <table:table-cell office:value-type="string">
            <text:p>شخصيه بضان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580120994019">
            <text:p>0.0580120994</text:p>
          </table:table-cell>
          <table:table-cell table:number-columns-repeated="2" office:value-type="string">
            <text:p>NEG</text:p>
          </table:table-cell>
          <table:table-cell table:formula="of:=IF([.E260]=[.F260];0;1)" office:value-type="float" office:value="0">
            <text:p>0</text:p>
          </table:table-cell>
        </table:table-row>
        <table:table-row table:style-name="ro1">
          <table:table-cell office:value-type="string">
            <text:p>خنيث</text:p>
          </table:table-cell>
          <table:table-cell office:value-type="float" office:value="1000">
            <text:p>1000</text:p>
          </table:table-cell>
          <table:table-cell office:value-type="float" office:value="-0.0342788413071">
            <text:p>-0.0342788413</text:p>
          </table:table-cell>
          <table:table-cell office:value-type="float" office:value="0.054095906896">
            <text:p>0.0540959069</text:p>
          </table:table-cell>
          <table:table-cell table:number-columns-repeated="2" office:value-type="string">
            <text:p>NEG</text:p>
          </table:table-cell>
          <table:table-cell table:formula="of:=IF([.E261]=[.F261];0;1)" office:value-type="float" office:value="0">
            <text:p>0</text:p>
          </table:table-cell>
        </table:table-row>
        <table:table-row table:style-name="ro1">
          <table:table-cell office:value-type="string">
            <text:p>ممل</text:p>
          </table:table-cell>
          <table:table-cell office:value-type="float" office:value="12055">
            <text:p>12055</text:p>
          </table:table-cell>
          <table:table-cell office:value-type="float" office:value="0.0487610989733">
            <text:p>0.048761099</text:p>
          </table:table-cell>
          <table:table-cell office:value-type="float" office:value="0.0326709127637">
            <text:p>0.0326709128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262]=[.F262];0;1)" office:value-type="float" office:value="1">
            <text:p>1</text:p>
          </table:table-cell>
        </table:table-row>
        <table:table-row table:style-name="ro1">
          <table:table-cell office:value-type="string">
            <text:p>مريض</text:p>
          </table:table-cell>
          <table:table-cell office:value-type="float" office:value="9404">
            <text:p>9404</text:p>
          </table:table-cell>
          <table:table-cell office:value-type="float" office:value="0.045205988028">
            <text:p>0.045205988</text:p>
          </table:table-cell>
          <table:table-cell office:value-type="float" office:value="0.0295264442702">
            <text:p>0.0295264443</text:p>
          </table:table-cell>
          <table:table-cell office:value-type="string">
            <text:p>POS</text:p>
          </table:table-cell>
          <table:table-cell office:value-type="string">
            <text:p>NEG</text:p>
          </table:table-cell>
          <table:table-cell table:formula="of:=IF([.E263]=[.F263];0;1)" office:value-type="float" office:value="1">
            <text:p>1</text:p>
          </table:table-cell>
        </table:table-row>
        <table:table-row table:style-name="ro1">
          <table:table-cell office:value-type="string">
            <text:p>ابو وشين</text:p>
          </table:table-cell>
          <table:table-cell office:value-type="float" office:value="9">
            <text:p>9</text:p>
          </table:table-cell>
          <table:table-cell office:value-type="float" office:value="-0.0547072312471">
            <text:p>-0.0547072312</text:p>
          </table:table-cell>
          <table:table-cell office:value-type="float" office:value="0.0261969326947">
            <text:p>0.0261969327</text:p>
          </table:table-cell>
          <table:table-cell table:number-columns-repeated="2" office:value-type="string">
            <text:p>NEG</text:p>
          </table:table-cell>
          <table:table-cell table:formula="of:=IF([.E264]=[.F264];0;1)" office:value-type="float" office:value="0">
            <text:p>0</text:p>
          </table:table-cell>
        </table:table-row>
        <table:table-row table:style-name="ro1">
          <table:table-cell office:value-type="string">
            <text:p>تتجزر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61969326947">
            <text:p>0.0261969327</text:p>
          </table:table-cell>
          <table:table-cell table:number-columns-repeated="2" office:value-type="string">
            <text:p>NEG</text:p>
          </table:table-cell>
          <table:table-cell table:formula="of:=IF([.E265]=[.F265];0;1)" office:value-type="float" office:value="0">
            <text:p>0</text:p>
          </table:table-cell>
        </table:table-row>
        <table:table-row table:style-name="ro1">
          <table:table-cell office:value-type="string">
            <text:p>كان بيهلفط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266]=[.F266];0;1)" office:value-type="float" office:value="0">
            <text:p>0</text:p>
          </table:table-cell>
        </table:table-row>
        <table:table-row table:style-name="ro1">
          <table:table-cell office:value-type="string">
            <text:p>هتضيع نفسها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EG</text:p>
          </table:table-cell>
          <table:table-cell table:formula="of:=IF([.E267]=[.F267];0;1)" office:value-type="float" office:value="0">
            <text:p>0</text:p>
          </table:table-cell>
        </table:table-row>
        <table:table-row table:style-name="ro1">
          <table:table-cell office:value-type="string">
            <text:p>مؤذي</text:p>
          </table:table-cell>
          <table:table-cell office:value-type="float" office:value="676">
            <text:p>676</text:p>
          </table:table-cell>
          <table:table-cell office:value-type="float" office:value="0.0246361620826">
            <text:p>0.0246361621</text:p>
          </table:table-cell>
          <table:table-cell office:value-type="float" office:value="0.033525737889">
            <text:p>0.0335257379</text:p>
          </table:table-cell>
          <table:table-cell table:number-columns-repeated="2" office:value-type="string">
            <text:p>NEG</text:p>
          </table:table-cell>
          <table:table-cell table:formula="of:=IF([.E268]=[.F268];0;1)" office:value-type="float" office:value="0">
            <text:p>0</text:p>
          </table:table-cell>
        </table:table-row>
        <table:table-row table:style-name="ro1">
          <table:table-cell office:value-type="string">
            <text:p>شيعي</text:p>
          </table:table-cell>
          <table:table-cell office:value-type="float" office:value="7845">
            <text:p>7845</text:p>
          </table:table-cell>
          <table:table-cell office:value-type="float" office:value="0.00974346278731">
            <text:p>0.0097434628</text:p>
          </table:table-cell>
          <table:table-cell office:value-type="float" office:value="0.0508544428534">
            <text:p>0.0508544429</text:p>
          </table:table-cell>
          <table:table-cell table:number-columns-repeated="2" office:value-type="string">
            <text:p>NEG</text:p>
          </table:table-cell>
          <table:table-cell table:formula="of:=IF([.E269]=[.F269];0;1)" office:value-type="float" office:value="0">
            <text:p>0</text:p>
          </table:table-cell>
        </table:table-row>
        <table:table-row table:style-name="ro1">
          <table:table-cell office:value-type="string">
            <text:p>مثقف</text:p>
          </table:table-cell>
          <table:table-cell office:value-type="float" office:value="2402">
            <text:p>2402</text:p>
          </table:table-cell>
          <table:table-cell office:value-type="float" office:value="0.0336044771091">
            <text:p>0.0336044771</text:p>
          </table:table-cell>
          <table:table-cell office:value-type="float" office:value="0.0256437120271">
            <text:p>0.025643712</text:p>
          </table:table-cell>
          <table:table-cell table:number-columns-repeated="2" office:value-type="string">
            <text:p>POS</text:p>
          </table:table-cell>
          <table:table-cell table:formula="of:=IF([.E270]=[.F270];0;1)" office:value-type="float" office:value="0">
            <text:p>0</text:p>
          </table:table-cell>
        </table:table-row>
        <table:table-row table:style-name="ro1">
          <table:table-cell office:value-type="string">
            <text:p>ودود</text:p>
          </table:table-cell>
          <table:table-cell office:value-type="float" office:value="581">
            <text:p>581</text:p>
          </table:table-cell>
          <table:table-cell office:value-type="float" office:value="0.0532170864738">
            <text:p>0.0532170865</text:p>
          </table:table-cell>
          <table:table-cell office:value-type="float" office:value="-0.00744995207589">
            <text:p>-0.0074499521</text:p>
          </table:table-cell>
          <table:table-cell table:number-columns-repeated="2" office:value-type="string">
            <text:p>POS</text:p>
          </table:table-cell>
          <table:table-cell table:formula="of:=IF([.E271]=[.F271];0;1)" office:value-type="float" office:value="0">
            <text:p>0</text:p>
          </table:table-cell>
        </table:table-row>
        <table:table-row table:style-name="ro1">
          <table:table-cell office:value-type="string">
            <text:p>مركز</text:p>
          </table:table-cell>
          <table:table-cell office:value-type="float" office:value="17482">
            <text:p>17482</text:p>
          </table:table-cell>
          <table:table-cell office:value-type="float" office:value="0.046390956811">
            <text:p>0.0463909568</text:p>
          </table:table-cell>
          <table:table-cell office:value-type="float" office:value="0.0399426978763">
            <text:p>0.0399426979</text:p>
          </table:table-cell>
          <table:table-cell table:number-columns-repeated="2" office:value-type="string">
            <text:p>POS</text:p>
          </table:table-cell>
          <table:table-cell table:formula="of:=IF([.E272]=[.F272];0;1)" office:value-type="float" office:value="0">
            <text:p>0</text:p>
          </table:table-cell>
        </table:table-row>
        <table:table-row table:style-name="ro1">
          <table:table-cell office:value-type="string">
            <text:p>مسليه</text:p>
          </table:table-cell>
          <table:table-cell office:value-type="float" office:value="312">
            <text:p>312</text:p>
          </table:table-cell>
          <table:table-cell office:value-type="float" office:value="0.0379242294315">
            <text:p>0.0379242294</text:p>
          </table:table-cell>
          <table:table-cell office:value-type="float" office:value="0.0194890517209">
            <text:p>0.0194890517</text:p>
          </table:table-cell>
          <table:table-cell table:number-columns-repeated="2" office:value-type="string">
            <text:p>POS</text:p>
          </table:table-cell>
          <table:table-cell table:formula="of:=IF([.E273]=[.F273];0;1)" office:value-type="float" office:value="0">
            <text:p>0</text:p>
          </table:table-cell>
        </table:table-row>
        <table:table-row table:style-name="ro1">
          <table:table-cell office:value-type="string">
            <text:p>كان عظيم</text:p>
          </table:table-cell>
          <table:table-cell office:value-type="float" office:value="39">
            <text:p>39</text:p>
          </table:table-cell>
          <table:table-cell office:value-type="float" office:value="-0.0132537145619">
            <text:p>-0.0132537146</text:p>
          </table:table-cell>
          <table:table-cell office:value-type="float" office:value="0.0427043766324">
            <text:p>0.0427043766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274]=[.F274];0;1)" office:value-type="float" office:value="1">
            <text:p>1</text:p>
          </table:table-cell>
        </table:table-row>
        <table:table-row table:style-name="ro1">
          <table:table-cell office:value-type="string">
            <text:p>بحبها</text:p>
          </table:table-cell>
          <table:table-cell office:value-type="float" office:value="739">
            <text:p>739</text:p>
          </table:table-cell>
          <table:table-cell office:value-type="float" office:value="0.0496047008128">
            <text:p>0.0496047008</text:p>
          </table:table-cell>
          <table:table-cell office:value-type="float" office:value="0.014902828742">
            <text:p>0.0149028287</text:p>
          </table:table-cell>
          <table:table-cell table:number-columns-repeated="2" office:value-type="string">
            <text:p>POS</text:p>
          </table:table-cell>
          <table:table-cell table:formula="of:=IF([.E275]=[.F275];0;1)" office:value-type="float" office:value="0">
            <text:p>0</text:p>
          </table:table-cell>
        </table:table-row>
        <table:table-row table:style-name="ro1">
          <table:table-cell office:value-type="string">
            <text:p>بهتم بيه</text:p>
          </table:table-cell>
          <table:table-cell office:value-type="float" office:value="9">
            <text:p>9</text:p>
          </table:table-cell>
          <table:table-cell office:value-type="float" office:value="0.0322883254627">
            <text:p>0.0322883255</text:p>
          </table:table-cell>
          <table:table-cell office:value-type="float" office:value="0.00244711048028">
            <text:p>0.0024471105</text:p>
          </table:table-cell>
          <table:table-cell table:number-columns-repeated="2" office:value-type="string">
            <text:p>POS</text:p>
          </table:table-cell>
          <table:table-cell table:formula="of:=IF([.E276]=[.F276];0;1)" office:value-type="float" office:value="0">
            <text:p>0</text:p>
          </table:table-cell>
        </table:table-row>
        <table:table-row table:style-name="ro1">
          <table:table-cell office:value-type="string">
            <text:p>جميل</text:p>
          </table:table-cell>
          <table:table-cell office:value-type="float" office:value="49033">
            <text:p>49033</text:p>
          </table:table-cell>
          <table:table-cell office:value-type="float" office:value="0.0980140676492">
            <text:p>0.0980140676</text:p>
          </table:table-cell>
          <table:table-cell office:value-type="float" office:value="0.0104743209578">
            <text:p>0.010474321</text:p>
          </table:table-cell>
          <table:table-cell table:number-columns-repeated="2" office:value-type="string">
            <text:p>POS</text:p>
          </table:table-cell>
          <table:table-cell table:formula="of:=IF([.E277]=[.F277];0;1)" office:value-type="float" office:value="0">
            <text:p>0</text:p>
          </table:table-cell>
        </table:table-row>
        <table:table-row table:style-name="ro1">
          <table:table-cell office:value-type="string">
            <text:p>cool</text:p>
          </table:table-cell>
          <table:table-cell office:value-type="float" office:value="105">
            <text:p>105</text:p>
          </table:table-cell>
          <table:table-cell office:value-type="float" office:value="0.0400783545973">
            <text:p>0.0400783546</text:p>
          </table:table-cell>
          <table:table-cell office:value-type="float" office:value="0.0045077871634">
            <text:p>0.0045077872</text:p>
          </table:table-cell>
          <table:table-cell table:number-columns-repeated="2" office:value-type="string">
            <text:p>POS</text:p>
          </table:table-cell>
          <table:table-cell table:formula="of:=IF([.E278]=[.F278];0;1)" office:value-type="float" office:value="0">
            <text:p>0</text:p>
          </table:table-cell>
        </table:table-row>
        <table:table-row table:style-name="ro1">
          <table:table-cell office:value-type="string">
            <text:p>غلابه</text:p>
          </table:table-cell>
          <table:table-cell office:value-type="float" office:value="1268">
            <text:p>1268</text:p>
          </table:table-cell>
          <table:table-cell office:value-type="float" office:value="0.0104953284766">
            <text:p>0.0104953285</text:p>
          </table:table-cell>
          <table:table-cell office:value-type="float" office:value="0.0386779917421">
            <text:p>0.0386779917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279]=[.F279];0;1)" office:value-type="float" office:value="1">
            <text:p>1</text:p>
          </table:table-cell>
        </table:table-row>
        <table:table-row table:style-name="ro1">
          <table:table-cell office:value-type="string">
            <text:p>جدعه</text:p>
          </table:table-cell>
          <table:table-cell office:value-type="float" office:value="698">
            <text:p>698</text:p>
          </table:table-cell>
          <table:table-cell office:value-type="float" office:value="0.0434729202637">
            <text:p>0.0434729203</text:p>
          </table:table-cell>
          <table:table-cell office:value-type="float" office:value="0.0175124205915">
            <text:p>0.0175124206</text:p>
          </table:table-cell>
          <table:table-cell table:number-columns-repeated="2" office:value-type="string">
            <text:p>POS</text:p>
          </table:table-cell>
          <table:table-cell table:formula="of:=IF([.E280]=[.F280];0;1)" office:value-type="float" office:value="0">
            <text:p>0</text:p>
          </table:table-cell>
        </table:table-row>
        <table:table-row table:style-name="ro1">
          <table:table-cell office:value-type="string">
            <text:p>مُتعب</text:p>
          </table:table-cell>
          <table:table-cell office:value-type="float" office:value="793">
            <text:p>793</text:p>
          </table:table-cell>
          <table:table-cell office:value-type="float" office:value="0.04624953769">
            <text:p>0.0462495377</text:p>
          </table:table-cell>
          <table:table-cell office:value-type="float" office:value="0.0176812426308">
            <text:p>0.0176812426</text:p>
          </table:table-cell>
          <table:table-cell table:number-columns-repeated="2" office:value-type="string">
            <text:p>POS</text:p>
          </table:table-cell>
          <table:table-cell table:formula="of:=IF([.E281]=[.F281];0;1)" office:value-type="float" office:value="0">
            <text:p>0</text:p>
          </table:table-cell>
        </table:table-row>
        <table:table-row table:style-name="ro1">
          <table:table-cell office:value-type="string">
            <text:p>عادل</text:p>
          </table:table-cell>
          <table:table-cell office:value-type="float" office:value="9516">
            <text:p>9516</text:p>
          </table:table-cell>
          <table:table-cell office:value-type="float" office:value="0.0376265464589">
            <text:p>0.0376265465</text:p>
          </table:table-cell>
          <table:table-cell office:value-type="float" office:value="0.032127273497">
            <text:p>0.0321272735</text:p>
          </table:table-cell>
          <table:table-cell table:number-columns-repeated="2" office:value-type="string">
            <text:p>POS</text:p>
          </table:table-cell>
          <table:table-cell table:formula="of:=IF([.E282]=[.F282];0;1)" office:value-type="float" office:value="0">
            <text:p>0</text:p>
          </table:table-cell>
        </table:table-row>
        <table:table-row table:style-name="ro1">
          <table:table-cell office:value-type="string">
            <text:p>وطني</text:p>
          </table:table-cell>
          <table:table-cell office:value-type="float" office:value="16665">
            <text:p>16665</text:p>
          </table:table-cell>
          <table:table-cell office:value-type="float" office:value="0.0377341342384">
            <text:p>0.0377341342</text:p>
          </table:table-cell>
          <table:table-cell office:value-type="float" office:value="0.0406172171532">
            <text:p>0.0406172172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283]=[.F283];0;1)" office:value-type="float" office:value="1">
            <text:p>1</text:p>
          </table:table-cell>
        </table:table-row>
        <table:table-row table:style-name="ro1">
          <table:table-cell office:value-type="string">
            <text:p>كان محترم</text:p>
          </table:table-cell>
          <table:table-cell office:value-type="float" office:value="114">
            <text:p>114</text:p>
          </table:table-cell>
          <table:table-cell office:value-type="float" office:value="0.0282806440408">
            <text:p>0.028280644</text:p>
          </table:table-cell>
          <table:table-cell office:value-type="float" office:value="0.014643307318">
            <text:p>0.0146433073</text:p>
          </table:table-cell>
          <table:table-cell table:number-columns-repeated="2" office:value-type="string">
            <text:p>POS</text:p>
          </table:table-cell>
          <table:table-cell table:formula="of:=IF([.E284]=[.F284];0;1)" office:value-type="float" office:value="0">
            <text:p>0</text:p>
          </table:table-cell>
        </table:table-row>
        <table:table-row table:style-name="ro1">
          <table:table-cell office:value-type="string">
            <text:p>مسالم</text:p>
          </table:table-cell>
          <table:table-cell office:value-type="float" office:value="641">
            <text:p>641</text:p>
          </table:table-cell>
          <table:table-cell office:value-type="float" office:value="0.0119249446989">
            <text:p>0.0119249447</text:p>
          </table:table-cell>
          <table:table-cell office:value-type="float" office:value="0.0321703340246">
            <text:p>0.032170334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285]=[.F285];0;1)" office:value-type="float" office:value="1">
            <text:p>1</text:p>
          </table:table-cell>
        </table:table-row>
        <table:table-row table:style-name="ro1">
          <table:table-cell office:value-type="string">
            <text:p>حاجته نضيفه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286]=[.F286];0;1)" office:value-type="float" office:value="1">
            <text:p>1</text:p>
          </table:table-cell>
        </table:table-row>
        <table:table-row table:style-name="ro1">
          <table:table-cell office:value-type="string">
            <text:p>حكيم</text:p>
          </table:table-cell>
          <table:table-cell office:value-type="float" office:value="6239">
            <text:p>6239</text:p>
          </table:table-cell>
          <table:table-cell office:value-type="float" office:value="0.0449281150218">
            <text:p>0.044928115</text:p>
          </table:table-cell>
          <table:table-cell office:value-type="float" office:value="0.0256629246084">
            <text:p>0.0256629246</text:p>
          </table:table-cell>
          <table:table-cell table:number-columns-repeated="2" office:value-type="string">
            <text:p>POS</text:p>
          </table:table-cell>
          <table:table-cell table:formula="of:=IF([.E287]=[.F287];0;1)" office:value-type="float" office:value="0">
            <text:p>0</text:p>
          </table:table-cell>
        </table:table-row>
        <table:table-row table:style-name="ro1">
          <table:table-cell office:value-type="string">
            <text:p>ذوق</text:p>
          </table:table-cell>
          <table:table-cell office:value-type="float" office:value="12306">
            <text:p>12306</text:p>
          </table:table-cell>
          <table:table-cell office:value-type="float" office:value="0.0760665497832">
            <text:p>0.0760665498</text:p>
          </table:table-cell>
          <table:table-cell office:value-type="float" office:value="0.00840177144744">
            <text:p>0.0084017714</text:p>
          </table:table-cell>
          <table:table-cell table:number-columns-repeated="2" office:value-type="string">
            <text:p>POS</text:p>
          </table:table-cell>
          <table:table-cell table:formula="of:=IF([.E288]=[.F288];0;1)" office:value-type="float" office:value="0">
            <text:p>0</text:p>
          </table:table-cell>
        </table:table-row>
        <table:table-row table:style-name="ro1">
          <table:table-cell office:value-type="string">
            <text:p>سميع الدعاء</text:p>
          </table:table-cell>
          <table:table-cell office:value-type="float" office:value="94">
            <text:p>94</text:p>
          </table:table-cell>
          <table:table-cell office:value-type="float" office:value="0.0225983941196">
            <text:p>0.0225983941</text:p>
          </table:table-cell>
          <table:table-cell office:value-type="float" office:value="0.0136684640666">
            <text:p>0.0136684641</text:p>
          </table:table-cell>
          <table:table-cell table:number-columns-repeated="2" office:value-type="string">
            <text:p>POS</text:p>
          </table:table-cell>
          <table:table-cell table:formula="of:=IF([.E289]=[.F289];0;1)" office:value-type="float" office:value="0">
            <text:p>0</text:p>
          </table:table-cell>
        </table:table-row>
        <table:table-row table:style-name="ro1">
          <table:table-cell office:value-type="string">
            <text:p>انيقه</text:p>
          </table:table-cell>
          <table:table-cell office:value-type="float" office:value="919">
            <text:p>919</text:p>
          </table:table-cell>
          <table:table-cell office:value-type="float" office:value="0.0546515617603">
            <text:p>0.0546515618</text:p>
          </table:table-cell>
          <table:table-cell office:value-type="float" office:value="0.0103516972463">
            <text:p>0.0103516972</text:p>
          </table:table-cell>
          <table:table-cell table:number-columns-repeated="2" office:value-type="string">
            <text:p>POS</text:p>
          </table:table-cell>
          <table:table-cell table:formula="of:=IF([.E290]=[.F290];0;1)" office:value-type="float" office:value="0">
            <text:p>0</text:p>
          </table:table-cell>
        </table:table-row>
        <table:table-row table:style-name="ro1">
          <table:table-cell office:value-type="string">
            <text:p>بنحب مصر</text:p>
          </table:table-cell>
          <table:table-cell office:value-type="float" office:value="131">
            <text:p>131</text:p>
          </table:table-cell>
          <table:table-cell office:value-type="float" office:value="0.0374914949572">
            <text:p>0.037491495</text:p>
          </table:table-cell>
          <table:table-cell office:value-type="float" office:value="0.0117339140825">
            <text:p>0.0117339141</text:p>
          </table:table-cell>
          <table:table-cell table:number-columns-repeated="2" office:value-type="string">
            <text:p>POS</text:p>
          </table:table-cell>
          <table:table-cell table:formula="of:=IF([.E291]=[.F291];0;1)" office:value-type="float" office:value="0">
            <text:p>0</text:p>
          </table:table-cell>
        </table:table-row>
        <table:table-row table:style-name="ro1">
          <table:table-cell office:value-type="string">
            <text:p>كتوم</text:p>
          </table:table-cell>
          <table:table-cell office:value-type="float" office:value="2493">
            <text:p>2493</text:p>
          </table:table-cell>
          <table:table-cell office:value-type="float" office:value="0.0532514400732">
            <text:p>0.0532514401</text:p>
          </table:table-cell>
          <table:table-cell office:value-type="float" office:value="0.00803609715583">
            <text:p>0.0080360972</text:p>
          </table:table-cell>
          <table:table-cell table:number-columns-repeated="2" office:value-type="string">
            <text:p>POS</text:p>
          </table:table-cell>
          <table:table-cell table:formula="of:=IF([.E292]=[.F292];0;1)" office:value-type="float" office:value="0">
            <text:p>0</text:p>
          </table:table-cell>
        </table:table-row>
        <table:table-row table:style-name="ro1">
          <table:table-cell office:value-type="string">
            <text:p>غالي علي</text:p>
          </table:table-cell>
          <table:table-cell office:value-type="float" office:value="170">
            <text:p>170</text:p>
          </table:table-cell>
          <table:table-cell office:value-type="float" office:value="0.0585387321646">
            <text:p>0.0585387322</text:p>
          </table:table-cell>
          <table:table-cell office:value-type="float" office:value="-0.0128363627018">
            <text:p>-0.0128363627</text:p>
          </table:table-cell>
          <table:table-cell table:number-columns-repeated="2" office:value-type="string">
            <text:p>POS</text:p>
          </table:table-cell>
          <table:table-cell table:formula="of:=IF([.E293]=[.F293];0;1)" office:value-type="float" office:value="0">
            <text:p>0</text:p>
          </table:table-cell>
        </table:table-row>
        <table:table-row table:style-name="ro1">
          <table:table-cell office:value-type="string">
            <text:p>وشها جامد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28363627018">
            <text:p>-0.0128363627</text:p>
          </table:table-cell>
          <table:table-cell table:number-columns-repeated="2" office:value-type="string">
            <text:p>POS</text:p>
          </table:table-cell>
          <table:table-cell table:formula="of:=IF([.E294]=[.F294];0;1)" office:value-type="float" office:value="0">
            <text:p>0</text:p>
          </table:table-cell>
        </table:table-row>
        <table:table-row table:style-name="ro1">
          <table:table-cell office:value-type="string">
            <text:p>طيب</text:p>
          </table:table-cell>
          <table:table-cell office:value-type="float" office:value="43312">
            <text:p>43312</text:p>
          </table:table-cell>
          <table:table-cell office:value-type="float" office:value="0.0627310303675">
            <text:p>0.0627310304</text:p>
          </table:table-cell>
          <table:table-cell office:value-type="float" office:value="0.0357338853128">
            <text:p>0.0357338853</text:p>
          </table:table-cell>
          <table:table-cell table:number-columns-repeated="2" office:value-type="string">
            <text:p>POS</text:p>
          </table:table-cell>
          <table:table-cell table:formula="of:=IF([.E295]=[.F295];0;1)" office:value-type="float" office:value="0">
            <text:p>0</text:p>
          </table:table-cell>
        </table:table-row>
        <table:table-row table:style-name="ro1">
          <table:table-cell office:value-type="string">
            <text:p>يسحر</text:p>
          </table:table-cell>
          <table:table-cell office:value-type="float" office:value="419">
            <text:p>419</text:p>
          </table:table-cell>
          <table:table-cell office:value-type="float" office:value="0.040233379434">
            <text:p>0.0402333794</text:p>
          </table:table-cell>
          <table:table-cell office:value-type="float" office:value="0.0178727594054">
            <text:p>0.0178727594</text:p>
          </table:table-cell>
          <table:table-cell table:number-columns-repeated="2" office:value-type="string">
            <text:p>POS</text:p>
          </table:table-cell>
          <table:table-cell table:formula="of:=IF([.E296]=[.F296];0;1)" office:value-type="float" office:value="0">
            <text:p>0</text:p>
          </table:table-cell>
        </table:table-row>
        <table:table-row table:style-name="ro1">
          <table:table-cell office:value-type="string">
            <text:p>كريم</text:p>
          </table:table-cell>
          <table:table-cell office:value-type="float" office:value="18270">
            <text:p>18270</text:p>
          </table:table-cell>
          <table:table-cell office:value-type="float" office:value="0.0708866557542">
            <text:p>0.0708866558</text:p>
          </table:table-cell>
          <table:table-cell office:value-type="float" office:value="0.0147944343366">
            <text:p>0.0147944343</text:p>
          </table:table-cell>
          <table:table-cell table:number-columns-repeated="2" office:value-type="string">
            <text:p>POS</text:p>
          </table:table-cell>
          <table:table-cell table:formula="of:=IF([.E297]=[.F297];0;1)" office:value-type="float" office:value="0">
            <text:p>0</text:p>
          </table:table-cell>
        </table:table-row>
        <table:table-row table:style-name="ro1">
          <table:table-cell office:value-type="string">
            <text:p>اشطه</text:p>
          </table:table-cell>
          <table:table-cell office:value-type="float" office:value="927">
            <text:p>927</text:p>
          </table:table-cell>
          <table:table-cell office:value-type="float" office:value="0.0346592331967">
            <text:p>0.0346592332</text:p>
          </table:table-cell>
          <table:table-cell office:value-type="float" office:value="0.0214140401566">
            <text:p>0.0214140402</text:p>
          </table:table-cell>
          <table:table-cell table:number-columns-repeated="2" office:value-type="string">
            <text:p>POS</text:p>
          </table:table-cell>
          <table:table-cell table:formula="of:=IF([.E298]=[.F298];0;1)" office:value-type="float" office:value="0">
            <text:p>0</text:p>
          </table:table-cell>
        </table:table-row>
        <table:table-row table:style-name="ro1">
          <table:table-cell office:value-type="string">
            <text:p>واسع العطاء</text:p>
          </table:table-cell>
          <table:table-cell office:value-type="float" office:value="37">
            <text:p>37</text:p>
          </table:table-cell>
          <table:table-cell office:value-type="float" office:value="0.0682929213614">
            <text:p>0.0682929214</text:p>
          </table:table-cell>
          <table:table-cell office:value-type="float" office:value="-0.042776682964">
            <text:p>-0.042776683</text:p>
          </table:table-cell>
          <table:table-cell table:number-columns-repeated="2" office:value-type="string">
            <text:p>POS</text:p>
          </table:table-cell>
          <table:table-cell table:formula="of:=IF([.E299]=[.F299];0;1)" office:value-type="float" office:value="0">
            <text:p>0</text:p>
          </table:table-cell>
        </table:table-row>
        <table:table-row table:style-name="ro1">
          <table:table-cell office:value-type="string">
            <text:p>حليم</text:p>
          </table:table-cell>
          <table:table-cell office:value-type="float" office:value="2812">
            <text:p>2812</text:p>
          </table:table-cell>
          <table:table-cell office:value-type="float" office:value="0.0490326692537">
            <text:p>0.0490326693</text:p>
          </table:table-cell>
          <table:table-cell office:value-type="float" office:value="0.0180888479075">
            <text:p>0.0180888479</text:p>
          </table:table-cell>
          <table:table-cell table:number-columns-repeated="2" office:value-type="string">
            <text:p>POS</text:p>
          </table:table-cell>
          <table:table-cell table:formula="of:=IF([.E300]=[.F300];0;1)" office:value-type="float" office:value="0">
            <text:p>0</text:p>
          </table:table-cell>
        </table:table-row>
        <table:table-row table:style-name="ro1">
          <table:table-cell office:value-type="string">
            <text:p>معجبه</text:p>
          </table:table-cell>
          <table:table-cell office:value-type="float" office:value="1581">
            <text:p>1581</text:p>
          </table:table-cell>
          <table:table-cell office:value-type="float" office:value="0.0576631942285">
            <text:p>0.0576631942</text:p>
          </table:table-cell>
          <table:table-cell office:value-type="float" office:value="0.00969578077054">
            <text:p>0.0096957808</text:p>
          </table:table-cell>
          <table:table-cell table:number-columns-repeated="2" office:value-type="string">
            <text:p>POS</text:p>
          </table:table-cell>
          <table:table-cell table:formula="of:=IF([.E301]=[.F301];0;1)" office:value-type="float" office:value="0">
            <text:p>0</text:p>
          </table:table-cell>
        </table:table-row>
        <table:table-row table:style-name="ro1">
          <table:table-cell office:value-type="string">
            <text:p>لطيف احبك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02]=[.F302];0;1)" office:value-type="float" office:value="1">
            <text:p>1</text:p>
          </table:table-cell>
        </table:table-row>
        <table:table-row table:style-name="ro1">
          <table:table-cell office:value-type="string">
            <text:p>ترّف</text:p>
          </table:table-cell>
          <table:table-cell office:value-type="float" office:value="14">
            <text:p>14</text:p>
          </table:table-cell>
          <table:table-cell office:value-type="float" office:value="0.020115926195">
            <text:p>0.0201159262</text:p>
          </table:table-cell>
          <table:table-cell office:value-type="float" office:value="0.0326424724012">
            <text:p>0.0326424724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03]=[.F303];0;1)" office:value-type="float" office:value="1">
            <text:p>1</text:p>
          </table:table-cell>
        </table:table-row>
        <table:table-row table:style-name="ro1">
          <table:table-cell office:value-type="string">
            <text:p>مش هتموت</text:p>
          </table:table-cell>
          <table:table-cell office:value-type="float" office:value="2">
            <text:p>2</text:p>
          </table:table-cell>
          <table:table-cell office:value-type="float" office:value="0.0384776986496">
            <text:p>0.038477698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POS</text:p>
          </table:table-cell>
          <table:table-cell table:formula="of:=IF([.E304]=[.F304];0;1)" office:value-type="float" office:value="0">
            <text:p>0</text:p>
          </table:table-cell>
        </table:table-row>
        <table:table-row table:style-name="ro1">
          <table:table-cell office:value-type="string">
            <text:p>قدوس</text:p>
          </table:table-cell>
          <table:table-cell office:value-type="float" office:value="363">
            <text:p>363</text:p>
          </table:table-cell>
          <table:table-cell office:value-type="float" office:value="0.0323683302174">
            <text:p>0.0323683302</text:p>
          </table:table-cell>
          <table:table-cell office:value-type="float" office:value="0.0209996600003">
            <text:p>0.02099966</text:p>
          </table:table-cell>
          <table:table-cell table:number-columns-repeated="2" office:value-type="string">
            <text:p>POS</text:p>
          </table:table-cell>
          <table:table-cell table:formula="of:=IF([.E305]=[.F305];0;1)" office:value-type="float" office:value="0">
            <text:p>0</text:p>
          </table:table-cell>
        </table:table-row>
        <table:table-row table:style-name="ro1">
          <table:table-cell office:value-type="string">
            <text:p>محترم</text:p>
          </table:table-cell>
          <table:table-cell office:value-type="float" office:value="13996">
            <text:p>13996</text:p>
          </table:table-cell>
          <table:table-cell office:value-type="float" office:value="0.0605370959525">
            <text:p>0.060537096</text:p>
          </table:table-cell>
          <table:table-cell office:value-type="float" office:value="0.0203657532679">
            <text:p>0.0203657533</text:p>
          </table:table-cell>
          <table:table-cell table:number-columns-repeated="2" office:value-type="string">
            <text:p>POS</text:p>
          </table:table-cell>
          <table:table-cell table:formula="of:=IF([.E306]=[.F306];0;1)" office:value-type="float" office:value="0">
            <text:p>0</text:p>
          </table:table-cell>
        </table:table-row>
        <table:table-row table:style-name="ro1">
          <table:table-cell office:value-type="string">
            <text:p>رووعه</text:p>
          </table:table-cell>
          <table:table-cell office:value-type="float" office:value="1710">
            <text:p>1710</text:p>
          </table:table-cell>
          <table:table-cell office:value-type="float" office:value="0.0750074907874">
            <text:p>0.0750074908</text:p>
          </table:table-cell>
          <table:table-cell office:value-type="float" office:value="-0.0108151635987">
            <text:p>-0.0108151636</text:p>
          </table:table-cell>
          <table:table-cell table:number-columns-repeated="2" office:value-type="string">
            <text:p>POS</text:p>
          </table:table-cell>
          <table:table-cell table:formula="of:=IF([.E307]=[.F307];0;1)" office:value-type="float" office:value="0">
            <text:p>0</text:p>
          </table:table-cell>
        </table:table-row>
        <table:table-row table:style-name="ro1">
          <table:table-cell office:value-type="string">
            <text:p>حر</text:p>
          </table:table-cell>
          <table:table-cell office:value-type="float" office:value="243216">
            <text:p>243216</text:p>
          </table:table-cell>
          <table:table-cell office:value-type="float" office:value="0.043626964009">
            <text:p>0.043626964</text:p>
          </table:table-cell>
          <table:table-cell office:value-type="float" office:value="0.0884966213745">
            <text:p>0.0884966214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08]=[.F308];0;1)" office:value-type="float" office:value="1">
            <text:p>1</text:p>
          </table:table-cell>
        </table:table-row>
        <table:table-row table:style-name="ro1">
          <table:table-cell office:value-type="string">
            <text:p>قادر</text:p>
          </table:table-cell>
          <table:table-cell office:value-type="float" office:value="6606">
            <text:p>6606</text:p>
          </table:table-cell>
          <table:table-cell office:value-type="float" office:value="0.0360040396615">
            <text:p>0.0360040397</text:p>
          </table:table-cell>
          <table:table-cell office:value-type="float" office:value="0.0324325871079">
            <text:p>0.0324325871</text:p>
          </table:table-cell>
          <table:table-cell table:number-columns-repeated="2" office:value-type="string">
            <text:p>POS</text:p>
          </table:table-cell>
          <table:table-cell table:formula="of:=IF([.E309]=[.F309];0;1)" office:value-type="float" office:value="0">
            <text:p>0</text:p>
          </table:table-cell>
        </table:table-row>
        <table:table-row table:style-name="ro1">
          <table:table-cell office:value-type="string">
            <text:p>غفور</text:p>
          </table:table-cell>
          <table:table-cell office:value-type="float" office:value="3231">
            <text:p>3231</text:p>
          </table:table-cell>
          <table:table-cell office:value-type="float" office:value="0.0817234152224">
            <text:p>0.0817234152</text:p>
          </table:table-cell>
          <table:table-cell office:value-type="float" office:value="-0.0221813428876">
            <text:p>-0.0221813429</text:p>
          </table:table-cell>
          <table:table-cell table:number-columns-repeated="2" office:value-type="string">
            <text:p>POS</text:p>
          </table:table-cell>
          <table:table-cell table:formula="of:=IF([.E310]=[.F310];0;1)" office:value-type="float" office:value="0">
            <text:p>0</text:p>
          </table:table-cell>
        </table:table-row>
        <table:table-row table:style-name="ro1">
          <table:table-cell office:value-type="string">
            <text:p>شكلها جدعه</text:p>
          </table:table-cell>
          <table:table-cell office:value-type="float" office:value="5">
            <text:p>5</text:p>
          </table:table-cell>
          <table:table-cell office:value-type="float" office:value="0.0446409585523">
            <text:p>0.0446409586</text:p>
          </table:table-cell>
          <table:table-cell office:value-type="float" office:value="0.00684109596024">
            <text:p>0.006841096</text:p>
          </table:table-cell>
          <table:table-cell table:number-columns-repeated="2" office:value-type="string">
            <text:p>POS</text:p>
          </table:table-cell>
          <table:table-cell table:formula="of:=IF([.E311]=[.F311];0;1)" office:value-type="float" office:value="0">
            <text:p>0</text:p>
          </table:table-cell>
        </table:table-row>
        <table:table-row table:style-name="ro1">
          <table:table-cell office:value-type="string">
            <text:p>رومانسي طموح</text:p>
          </table:table-cell>
          <table:table-cell office:value-type="float" office:value="2">
            <text:p>2</text:p>
          </table:table-cell>
          <table:table-cell office:value-type="float" office:value="0.0446409585523">
            <text:p>0.044640958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POS</text:p>
          </table:table-cell>
          <table:table-cell table:formula="of:=IF([.E312]=[.F312];0;1)" office:value-type="float" office:value="0">
            <text:p>0</text:p>
          </table:table-cell>
        </table:table-row>
        <table:table-row table:style-name="ro1">
          <table:table-cell office:value-type="string">
            <text:p>لذيذه</text:p>
          </table:table-cell>
          <table:table-cell office:value-type="float" office:value="1757">
            <text:p>1757</text:p>
          </table:table-cell>
          <table:table-cell office:value-type="float" office:value="0.062900234515">
            <text:p>0.0629002345</text:p>
          </table:table-cell>
          <table:table-cell office:value-type="float" office:value="0.00488447171945">
            <text:p>0.0048844717</text:p>
          </table:table-cell>
          <table:table-cell table:number-columns-repeated="2" office:value-type="string">
            <text:p>POS</text:p>
          </table:table-cell>
          <table:table-cell table:formula="of:=IF([.E313]=[.F313];0;1)" office:value-type="float" office:value="0">
            <text:p>0</text:p>
          </table:table-cell>
        </table:table-row>
        <table:table-row table:style-name="ro1">
          <table:table-cell office:value-type="string">
            <text:p>اسطوره</text:p>
          </table:table-cell>
          <table:table-cell office:value-type="float" office:value="4131">
            <text:p>4131</text:p>
          </table:table-cell>
          <table:table-cell office:value-type="float" office:value="0.0551137039772">
            <text:p>0.055113704</text:p>
          </table:table-cell>
          <table:table-cell office:value-type="float" office:value="0.0149103869394">
            <text:p>0.0149103869</text:p>
          </table:table-cell>
          <table:table-cell table:number-columns-repeated="2" office:value-type="string">
            <text:p>POS</text:p>
          </table:table-cell>
          <table:table-cell table:formula="of:=IF([.E314]=[.F314];0;1)" office:value-type="float" office:value="0">
            <text:p>0</text:p>
          </table:table-cell>
        </table:table-row>
        <table:table-row table:style-name="ro1">
          <table:table-cell office:value-type="string">
            <text:p>اموره متقوليش</text:p>
          </table:table-cell>
          <table:table-cell office:value-type="float" office:value="1">
            <text:p>1</text:p>
          </table:table-cell>
          <table:table-cell office:value-type="float" office:value="-0.0477436907259">
            <text:p>-0.0477436907</text:p>
          </table:table-cell>
          <table:table-cell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15]=[.F315];0;1)" office:value-type="float" office:value="1">
            <text:p>1</text:p>
          </table:table-cell>
        </table:table-row>
        <table:table-row table:style-name="ro1">
          <table:table-cell office:value-type="string">
            <text:p>بفكر راقي</text:p>
          </table:table-cell>
          <table:table-cell office:value-type="float" office:value="18">
            <text:p>18</text:p>
          </table:table-cell>
          <table:table-cell office:value-type="float" office:value="0.0313446002831">
            <text:p>0.031344600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POS</text:p>
          </table:table-cell>
          <table:table-cell table:formula="of:=IF([.E316]=[.F316];0;1)" office:value-type="float" office:value="0">
            <text:p>0</text:p>
          </table:table-cell>
        </table:table-row>
        <table:table-row table:style-name="ro1">
          <table:table-cell office:value-type="string">
            <text:p>نفيس غالي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17]=[.F317];0;1)" office:value-type="float" office:value="1">
            <text:p>1</text:p>
          </table:table-cell>
        </table:table-row>
        <table:table-row table:style-name="ro1">
          <table:table-cell office:value-type="string">
            <text:p>عسليه</text:p>
          </table:table-cell>
          <table:table-cell office:value-type="float" office:value="454">
            <text:p>454</text:p>
          </table:table-cell>
          <table:table-cell office:value-type="float" office:value="0.0481633993764">
            <text:p>0.0481633994</text:p>
          </table:table-cell>
          <table:table-cell office:value-type="float" office:value="0.0102838685571">
            <text:p>0.0102838686</text:p>
          </table:table-cell>
          <table:table-cell table:number-columns-repeated="2" office:value-type="string">
            <text:p>POS</text:p>
          </table:table-cell>
          <table:table-cell table:formula="of:=IF([.E318]=[.F318];0;1)" office:value-type="float" office:value="0">
            <text:p>0</text:p>
          </table:table-cell>
        </table:table-row>
        <table:table-row table:style-name="ro1">
          <table:table-cell office:value-type="string">
            <text:p>حلو</text:p>
          </table:table-cell>
          <table:table-cell office:value-type="float" office:value="32318">
            <text:p>32318</text:p>
          </table:table-cell>
          <table:table-cell office:value-type="float" office:value="0.0641462096801">
            <text:p>0.0641462097</text:p>
          </table:table-cell>
          <table:table-cell office:value-type="float" office:value="0.0332413006503">
            <text:p>0.0332413007</text:p>
          </table:table-cell>
          <table:table-cell table:number-columns-repeated="2" office:value-type="string">
            <text:p>POS</text:p>
          </table:table-cell>
          <table:table-cell table:formula="of:=IF([.E319]=[.F319];0;1)" office:value-type="float" office:value="0">
            <text:p>0</text:p>
          </table:table-cell>
        </table:table-row>
        <table:table-row table:style-name="ro1">
          <table:table-cell office:value-type="string">
            <text:p>ناجح</text:p>
          </table:table-cell>
          <table:table-cell office:value-type="float" office:value="2983">
            <text:p>2983</text:p>
          </table:table-cell>
          <table:table-cell office:value-type="float" office:value="0.0454802836764">
            <text:p>0.0454802837</text:p>
          </table:table-cell>
          <table:table-cell office:value-type="float" office:value="0.0136135418263">
            <text:p>0.0136135418</text:p>
          </table:table-cell>
          <table:table-cell table:number-columns-repeated="2" office:value-type="string">
            <text:p>POS</text:p>
          </table:table-cell>
          <table:table-cell table:formula="of:=IF([.E320]=[.F320];0;1)" office:value-type="float" office:value="0">
            <text:p>0</text:p>
          </table:table-cell>
        </table:table-row>
        <table:table-row table:style-name="ro1">
          <table:table-cell office:value-type="string">
            <text:p>ذوقه حلو</text:p>
          </table:table-cell>
          <table:table-cell office:value-type="float" office:value="11">
            <text:p>11</text:p>
          </table:table-cell>
          <table:table-cell office:value-type="float" office:value="0.0206892125766">
            <text:p>0.0206892126</text:p>
          </table:table-cell>
          <table:table-cell office:value-type="float" office:value="0.031504799258">
            <text:p>0.0315047993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21]=[.F321];0;1)" office:value-type="float" office:value="1">
            <text:p>1</text:p>
          </table:table-cell>
        </table:table-row>
        <table:table-row table:style-name="ro1">
          <table:table-cell office:value-type="string">
            <text:p>قيوم</text:p>
          </table:table-cell>
          <table:table-cell office:value-type="float" office:value="1907">
            <text:p>1907</text:p>
          </table:table-cell>
          <table:table-cell office:value-type="float" office:value="0.0399869161336">
            <text:p>0.0399869161</text:p>
          </table:table-cell>
          <table:table-cell office:value-type="float" office:value="0.0138021143522">
            <text:p>0.0138021144</text:p>
          </table:table-cell>
          <table:table-cell table:number-columns-repeated="2" office:value-type="string">
            <text:p>POS</text:p>
          </table:table-cell>
          <table:table-cell table:formula="of:=IF([.E322]=[.F322];0;1)" office:value-type="float" office:value="0">
            <text:p>0</text:p>
          </table:table-cell>
        </table:table-row>
        <table:table-row table:style-name="ro1">
          <table:table-cell office:value-type="string">
            <text:p>حنينه قوي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23]=[.F323];0;1)" office:value-type="float" office:value="1">
            <text:p>1</text:p>
          </table:table-cell>
        </table:table-row>
        <table:table-row table:style-name="ro1">
          <table:table-cell office:value-type="string">
            <text:p>كويسه</text:p>
          </table:table-cell>
          <table:table-cell office:value-type="float" office:value="5606">
            <text:p>5606</text:p>
          </table:table-cell>
          <table:table-cell office:value-type="float" office:value="0.0691056423886">
            <text:p>0.0691056424</text:p>
          </table:table-cell>
          <table:table-cell office:value-type="float" office:value="0.0094489039541">
            <text:p>0.009448904</text:p>
          </table:table-cell>
          <table:table-cell table:number-columns-repeated="2" office:value-type="string">
            <text:p>POS</text:p>
          </table:table-cell>
          <table:table-cell table:formula="of:=IF([.E324]=[.F324];0;1)" office:value-type="float" office:value="0">
            <text:p>0</text:p>
          </table:table-cell>
        </table:table-row>
        <table:table-row table:style-name="ro1">
          <table:table-cell office:value-type="string">
            <text:p>خفيفه</text:p>
          </table:table-cell>
          <table:table-cell office:value-type="float" office:value="3007">
            <text:p>3007</text:p>
          </table:table-cell>
          <table:table-cell office:value-type="float" office:value="0.0430821189266">
            <text:p>0.0430821189</text:p>
          </table:table-cell>
          <table:table-cell office:value-type="float" office:value="0.0242199785147">
            <text:p>0.0242199785</text:p>
          </table:table-cell>
          <table:table-cell table:number-columns-repeated="2" office:value-type="string">
            <text:p>POS</text:p>
          </table:table-cell>
          <table:table-cell table:formula="of:=IF([.E325]=[.F325];0;1)" office:value-type="float" office:value="0">
            <text:p>0</text:p>
          </table:table-cell>
        </table:table-row>
        <table:table-row table:style-name="ro1">
          <table:table-cell office:value-type="string">
            <text:p>لزيزه</text:p>
          </table:table-cell>
          <table:table-cell office:value-type="float" office:value="321">
            <text:p>321</text:p>
          </table:table-cell>
          <table:table-cell office:value-type="float" office:value="0.0496915303263">
            <text:p>0.0496915303</text:p>
          </table:table-cell>
          <table:table-cell office:value-type="float" office:value="0.00599282702898">
            <text:p>0.005992827</text:p>
          </table:table-cell>
          <table:table-cell table:number-columns-repeated="2" office:value-type="string">
            <text:p>POS</text:p>
          </table:table-cell>
          <table:table-cell table:formula="of:=IF([.E326]=[.F326];0;1)" office:value-type="float" office:value="0">
            <text:p>0</text:p>
          </table:table-cell>
        </table:table-row>
        <table:table-row table:style-name="ro1">
          <table:table-cell office:value-type="string">
            <text:p>ملك ياسلام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27]=[.F327];0;1)" office:value-type="float" office:value="1">
            <text:p>1</text:p>
          </table:table-cell>
        </table:table-row>
        <table:table-row table:style-name="ro1">
          <table:table-cell office:value-type="string">
            <text:p>طيبان</text:p>
          </table:table-cell>
          <table:table-cell office:value-type="float" office:value="130">
            <text:p>130</text:p>
          </table:table-cell>
          <table:table-cell office:value-type="float" office:value="0.0204174067455">
            <text:p>0.0204174067</text:p>
          </table:table-cell>
          <table:table-cell office:value-type="float" office:value="0.0256746474723">
            <text:p>0.0256746475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28]=[.F328];0;1)" office:value-type="float" office:value="1">
            <text:p>1</text:p>
          </table:table-cell>
        </table:table-row>
        <table:table-row table:style-name="ro1">
          <table:table-cell office:value-type="string">
            <text:p>نرجس</text:p>
          </table:table-cell>
          <table:table-cell office:value-type="float" office:value="1090">
            <text:p>1090</text:p>
          </table:table-cell>
          <table:table-cell office:value-type="float" office:value="0.0481312555557">
            <text:p>0.0481312556</text:p>
          </table:table-cell>
          <table:table-cell office:value-type="float" office:value="0.0179106166463">
            <text:p>0.0179106166</text:p>
          </table:table-cell>
          <table:table-cell table:number-columns-repeated="2" office:value-type="string">
            <text:p>POS</text:p>
          </table:table-cell>
          <table:table-cell table:formula="of:=IF([.E329]=[.F329];0;1)" office:value-type="float" office:value="0">
            <text:p>0</text:p>
          </table:table-cell>
        </table:table-row>
        <table:table-row table:style-name="ro1">
          <table:table-cell office:value-type="string">
            <text:p>موهوب وصوته</text:p>
          </table:table-cell>
          <table:table-cell office:value-type="float" office:value="2">
            <text:p>2</text:p>
          </table:table-cell>
          <table:table-cell office:value-type="float" office:value="0.0332072234677">
            <text:p>0.0332072235</text:p>
          </table:table-cell>
          <table:table-cell office:value-type="float" office:value="0.0166134446091">
            <text:p>0.0166134446</text:p>
          </table:table-cell>
          <table:table-cell table:number-columns-repeated="2" office:value-type="string">
            <text:p>POS</text:p>
          </table:table-cell>
          <table:table-cell table:formula="of:=IF([.E330]=[.F330];0;1)" office:value-type="float" office:value="0">
            <text:p>0</text:p>
          </table:table-cell>
        </table:table-row>
        <table:table-row table:style-name="ro1">
          <table:table-cell office:value-type="string">
            <text:p>عسل</text:p>
          </table:table-cell>
          <table:table-cell office:value-type="float" office:value="9649">
            <text:p>9649</text:p>
          </table:table-cell>
          <table:table-cell office:value-type="float" office:value="0.0651730065892">
            <text:p>0.0651730066</text:p>
          </table:table-cell>
          <table:table-cell office:value-type="float" office:value="0.0162031175556">
            <text:p>0.0162031176</text:p>
          </table:table-cell>
          <table:table-cell table:number-columns-repeated="2" office:value-type="string">
            <text:p>POS</text:p>
          </table:table-cell>
          <table:table-cell table:formula="of:=IF([.E331]=[.F331];0;1)" office:value-type="float" office:value="0">
            <text:p>0</text:p>
          </table:table-cell>
        </table:table-row>
        <table:table-row table:style-name="ro1">
          <table:table-cell office:value-type="string">
            <text:p>متدين</text:p>
          </table:table-cell>
          <table:table-cell office:value-type="float" office:value="711">
            <text:p>711</text:p>
          </table:table-cell>
          <table:table-cell office:value-type="float" office:value="0.0150215746266">
            <text:p>0.0150215746</text:p>
          </table:table-cell>
          <table:table-cell office:value-type="float" office:value="0.0269018381318">
            <text:p>0.0269018381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32]=[.F332];0;1)" office:value-type="float" office:value="1">
            <text:p>1</text:p>
          </table:table-cell>
        </table:table-row>
        <table:table-row table:style-name="ro1">
          <table:table-cell office:value-type="string">
            <text:p>شخصيه محترمه</text:p>
          </table:table-cell>
          <table:table-cell office:value-type="float" office:value="12">
            <text:p>12</text:p>
          </table:table-cell>
          <table:table-cell office:value-type="float" office:value="0.0418652854593">
            <text:p>0.0418652855</text:p>
          </table:table-cell>
          <table:table-cell office:value-type="float" office:value="0.00531792992156">
            <text:p>0.0053179299</text:p>
          </table:table-cell>
          <table:table-cell table:number-columns-repeated="2" office:value-type="string">
            <text:p>POS</text:p>
          </table:table-cell>
          <table:table-cell table:formula="of:=IF([.E333]=[.F333];0;1)" office:value-type="float" office:value="0">
            <text:p>0</text:p>
          </table:table-cell>
        </table:table-row>
        <table:table-row table:style-name="ro1">
          <table:table-cell office:value-type="string">
            <text:p>مثقف ومحترم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34]=[.F334];0;1)" office:value-type="float" office:value="1">
            <text:p>1</text:p>
          </table:table-cell>
        </table:table-row>
        <table:table-row table:style-name="ro1">
          <table:table-cell office:value-type="string">
            <text:p>رائع</text:p>
          </table:table-cell>
          <table:table-cell office:value-type="float" office:value="15499">
            <text:p>15499</text:p>
          </table:table-cell>
          <table:table-cell office:value-type="float" office:value="0.0954428004096">
            <text:p>0.0954428004</text:p>
          </table:table-cell>
          <table:table-cell office:value-type="float" office:value="-0.00680819346999">
            <text:p>-0.0068081935</text:p>
          </table:table-cell>
          <table:table-cell table:number-columns-repeated="2" office:value-type="string">
            <text:p>POS</text:p>
          </table:table-cell>
          <table:table-cell table:formula="of:=IF([.E335]=[.F335];0;1)" office:value-type="float" office:value="0">
            <text:p>0</text:p>
          </table:table-cell>
        </table:table-row>
        <table:table-row table:style-name="ro1">
          <table:table-cell office:value-type="string">
            <text:p>اداؤه عجبني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36]=[.F336];0;1)" office:value-type="float" office:value="1">
            <text:p>1</text:p>
          </table:table-cell>
        </table:table-row>
        <table:table-row table:style-name="ro1">
          <table:table-cell office:value-type="string">
            <text:p>ايمانك</text:p>
          </table:table-cell>
          <table:table-cell office:value-type="float" office:value="456">
            <text:p>456</text:p>
          </table:table-cell>
          <table:table-cell office:value-type="float" office:value="0.0470457833366">
            <text:p>0.0470457833</text:p>
          </table:table-cell>
          <table:table-cell office:value-type="float" office:value="0.00604508259703">
            <text:p>0.0060450826</text:p>
          </table:table-cell>
          <table:table-cell table:number-columns-repeated="2" office:value-type="string">
            <text:p>POS</text:p>
          </table:table-cell>
          <table:table-cell table:formula="of:=IF([.E337]=[.F337];0;1)" office:value-type="float" office:value="0">
            <text:p>0</text:p>
          </table:table-cell>
        </table:table-row>
        <table:table-row table:style-name="ro1">
          <table:table-cell office:value-type="string">
            <text:p>كويس</text:p>
          </table:table-cell>
          <table:table-cell office:value-type="float" office:value="9505">
            <text:p>9505</text:p>
          </table:table-cell>
          <table:table-cell office:value-type="float" office:value="0.0668564180257">
            <text:p>0.066856418</text:p>
          </table:table-cell>
          <table:table-cell office:value-type="float" office:value="0.0170278085564">
            <text:p>0.0170278086</text:p>
          </table:table-cell>
          <table:table-cell table:number-columns-repeated="2" office:value-type="string">
            <text:p>POS</text:p>
          </table:table-cell>
          <table:table-cell table:formula="of:=IF([.E338]=[.F338];0;1)" office:value-type="float" office:value="0">
            <text:p>0</text:p>
          </table:table-cell>
        </table:table-row>
        <table:table-row table:style-name="ro1">
          <table:table-cell office:value-type="string">
            <text:p>تواب</text:p>
          </table:table-cell>
          <table:table-cell office:value-type="float" office:value="992">
            <text:p>992</text:p>
          </table:table-cell>
          <table:table-cell office:value-type="float" office:value="0.0401455908106">
            <text:p>0.0401455908</text:p>
          </table:table-cell>
          <table:table-cell office:value-type="float" office:value="0.0132315379455">
            <text:p>0.0132315379</text:p>
          </table:table-cell>
          <table:table-cell table:number-columns-repeated="2" office:value-type="string">
            <text:p>POS</text:p>
          </table:table-cell>
          <table:table-cell table:formula="of:=IF([.E339]=[.F339];0;1)" office:value-type="float" office:value="0">
            <text:p>0</text:p>
          </table:table-cell>
        </table:table-row>
        <table:table-row table:style-name="ro1">
          <table:table-cell office:value-type="string">
            <text:p>مدفيني</text:p>
          </table:table-cell>
          <table:table-cell office:value-type="float" office:value="4">
            <text:p>4</text:p>
          </table:table-cell>
          <table:table-cell office:value-type="float" office:value="0.0446409585523">
            <text:p>0.0446409586</text:p>
          </table:table-cell>
          <table:table-cell office:value-type="float" office:value="-0.0247837391674">
            <text:p>-0.0247837392</text:p>
          </table:table-cell>
          <table:table-cell table:number-columns-repeated="2" office:value-type="string">
            <text:p>POS</text:p>
          </table:table-cell>
          <table:table-cell table:formula="of:=IF([.E340]=[.F340];0;1)" office:value-type="float" office:value="0">
            <text:p>0</text:p>
          </table:table-cell>
        </table:table-row>
        <table:table-row table:style-name="ro1">
          <table:table-cell office:value-type="string">
            <text:p>مبدع</text:p>
          </table:table-cell>
          <table:table-cell office:value-type="float" office:value="8833">
            <text:p>8833</text:p>
          </table:table-cell>
          <table:table-cell office:value-type="float" office:value="0.102297958619">
            <text:p>0.1022979586</text:p>
          </table:table-cell>
          <table:table-cell office:value-type="float" office:value="-0.0276248465643">
            <text:p>-0.0276248466</text:p>
          </table:table-cell>
          <table:table-cell table:number-columns-repeated="2" office:value-type="string">
            <text:p>POS</text:p>
          </table:table-cell>
          <table:table-cell table:formula="of:=IF([.E341]=[.F341];0;1)" office:value-type="float" office:value="0">
            <text:p>0</text:p>
          </table:table-cell>
        </table:table-row>
        <table:table-row table:style-name="ro1">
          <table:table-cell office:value-type="string">
            <text:p>محترمه</text:p>
          </table:table-cell>
          <table:table-cell office:value-type="float" office:value="1525">
            <text:p>1525</text:p>
          </table:table-cell>
          <table:table-cell office:value-type="float" office:value="0.0378332356065">
            <text:p>0.0378332356</text:p>
          </table:table-cell>
          <table:table-cell office:value-type="float" office:value="0.0262515487565">
            <text:p>0.0262515488</text:p>
          </table:table-cell>
          <table:table-cell table:number-columns-repeated="2" office:value-type="string">
            <text:p>POS</text:p>
          </table:table-cell>
          <table:table-cell table:formula="of:=IF([.E342]=[.F342];0;1)" office:value-type="float" office:value="0">
            <text:p>0</text:p>
          </table:table-cell>
        </table:table-row>
        <table:table-row table:style-name="ro1">
          <table:table-cell office:value-type="string">
            <text:p>مرح</text:p>
          </table:table-cell>
          <table:table-cell office:value-type="float" office:value="17129">
            <text:p>17129</text:p>
          </table:table-cell>
          <table:table-cell office:value-type="float" office:value="0.0574890269426">
            <text:p>0.0574890269</text:p>
          </table:table-cell>
          <table:table-cell office:value-type="float" office:value="0.028728142824">
            <text:p>0.0287281428</text:p>
          </table:table-cell>
          <table:table-cell table:number-columns-repeated="2" office:value-type="string">
            <text:p>POS</text:p>
          </table:table-cell>
          <table:table-cell table:formula="of:=IF([.E343]=[.F343];0;1)" office:value-type="float" office:value="0">
            <text:p>0</text:p>
          </table:table-cell>
        </table:table-row>
        <table:table-row table:style-name="ro1">
          <table:table-cell office:value-type="string">
            <text:p>جامده حبيتها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82507303542">
            <text:p>0.0282507304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44]=[.F344];0;1)" office:value-type="float" office:value="1">
            <text:p>1</text:p>
          </table:table-cell>
        </table:table-row>
        <table:table-row table:style-name="ro1">
          <table:table-cell office:value-type="string">
            <text:p>جميله</text:p>
          </table:table-cell>
          <table:table-cell office:value-type="float" office:value="30166">
            <text:p>30166</text:p>
          </table:table-cell>
          <table:table-cell office:value-type="float" office:value="0.094238567862">
            <text:p>0.0942385679</text:p>
          </table:table-cell>
          <table:table-cell office:value-type="float" office:value="0.00578748398278">
            <text:p>0.005787484</text:p>
          </table:table-cell>
          <table:table-cell table:number-columns-repeated="2" office:value-type="string">
            <text:p>POS</text:p>
          </table:table-cell>
          <table:table-cell table:formula="of:=IF([.E345]=[.F345];0;1)" office:value-type="float" office:value="0">
            <text:p>0</text:p>
          </table:table-cell>
        </table:table-row>
        <table:table-row table:style-name="ro1">
          <table:table-cell office:value-type="string">
            <text:p>وسم</text:p>
          </table:table-cell>
          <table:table-cell office:value-type="float" office:value="16629">
            <text:p>16629</text:p>
          </table:table-cell>
          <table:table-cell office:value-type="float" office:value="0.0482047726771">
            <text:p>0.0482047727</text:p>
          </table:table-cell>
          <table:table-cell office:value-type="float" office:value="0.0321434355371">
            <text:p>0.0321434355</text:p>
          </table:table-cell>
          <table:table-cell table:number-columns-repeated="2" office:value-type="string">
            <text:p>POS</text:p>
          </table:table-cell>
          <table:table-cell table:formula="of:=IF([.E346]=[.F346];0;1)" office:value-type="float" office:value="0">
            <text:p>0</text:p>
          </table:table-cell>
        </table:table-row>
        <table:table-row table:style-name="ro1">
          <table:table-cell office:value-type="string">
            <text:p>مؤدب</text:p>
          </table:table-cell>
          <table:table-cell office:value-type="float" office:value="1054">
            <text:p>1054</text:p>
          </table:table-cell>
          <table:table-cell office:value-type="float" office:value="0.0334107782977">
            <text:p>0.0334107783</text:p>
          </table:table-cell>
          <table:table-cell office:value-type="float" office:value="0.0244799985181">
            <text:p>0.0244799985</text:p>
          </table:table-cell>
          <table:table-cell table:number-columns-repeated="2" office:value-type="string">
            <text:p>POS</text:p>
          </table:table-cell>
          <table:table-cell table:formula="of:=IF([.E347]=[.F347];0;1)" office:value-type="float" office:value="0">
            <text:p>0</text:p>
          </table:table-cell>
        </table:table-row>
        <table:table-row table:style-name="ro1">
          <table:table-cell office:value-type="string">
            <text:p>اديته اعذار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48]=[.F348];0;1)" office:value-type="float" office:value="1">
            <text:p>1</text:p>
          </table:table-cell>
        </table:table-row>
        <table:table-row table:style-name="ro1">
          <table:table-cell office:value-type="string">
            <text:p>محبوب</text:p>
          </table:table-cell>
          <table:table-cell office:value-type="float" office:value="2529">
            <text:p>2529</text:p>
          </table:table-cell>
          <table:table-cell office:value-type="float" office:value="0.0456675837612">
            <text:p>0.0456675838</text:p>
          </table:table-cell>
          <table:table-cell office:value-type="float" office:value="0.0179067882793">
            <text:p>0.0179067883</text:p>
          </table:table-cell>
          <table:table-cell table:number-columns-repeated="2" office:value-type="string">
            <text:p>POS</text:p>
          </table:table-cell>
          <table:table-cell table:formula="of:=IF([.E349]=[.F349];0;1)" office:value-type="float" office:value="0">
            <text:p>0</text:p>
          </table:table-cell>
        </table:table-row>
        <table:table-row table:style-name="ro1">
          <table:table-cell office:value-type="string">
            <text:p>عاقل ومحترم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50]=[.F350];0;1)" office:value-type="float" office:value="1">
            <text:p>1</text:p>
          </table:table-cell>
        </table:table-row>
        <table:table-row table:style-name="ro1">
          <table:table-cell office:value-type="string">
            <text:p>قدير</text:p>
          </table:table-cell>
          <table:table-cell office:value-type="float" office:value="9313">
            <text:p>9313</text:p>
          </table:table-cell>
          <table:table-cell office:value-type="float" office:value="0.0842933756349">
            <text:p>0.0842933756</text:p>
          </table:table-cell>
          <table:table-cell office:value-type="float" office:value="-0.0160780206893">
            <text:p>-0.0160780207</text:p>
          </table:table-cell>
          <table:table-cell table:number-columns-repeated="2" office:value-type="string">
            <text:p>POS</text:p>
          </table:table-cell>
          <table:table-cell table:formula="of:=IF([.E351]=[.F351];0;1)" office:value-type="float" office:value="0">
            <text:p>0</text:p>
          </table:table-cell>
        </table:table-row>
        <table:table-row table:style-name="ro1">
          <table:table-cell office:value-type="string">
            <text:p>طموح</text:p>
          </table:table-cell>
          <table:table-cell office:value-type="float" office:value="7040">
            <text:p>7040</text:p>
          </table:table-cell>
          <table:table-cell office:value-type="float" office:value="0.0562266537584">
            <text:p>0.0562266538</text:p>
          </table:table-cell>
          <table:table-cell office:value-type="float" office:value="0.0197652195609">
            <text:p>0.0197652196</text:p>
          </table:table-cell>
          <table:table-cell table:number-columns-repeated="2" office:value-type="string">
            <text:p>POS</text:p>
          </table:table-cell>
          <table:table-cell table:formula="of:=IF([.E352]=[.F352];0;1)" office:value-type="float" office:value="0">
            <text:p>0</text:p>
          </table:table-cell>
        </table:table-row>
        <table:table-row table:style-name="ro1">
          <table:table-cell office:value-type="string">
            <text:p>جدعه و</text:p>
          </table:table-cell>
          <table:table-cell office:value-type="float" office:value="139">
            <text:p>139</text:p>
          </table:table-cell>
          <table:table-cell office:value-type="float" office:value="0.0484322244106">
            <text:p>0.0484322244</text:p>
          </table:table-cell>
          <table:table-cell office:value-type="float" office:value="0.00953290266552">
            <text:p>0.0095329027</text:p>
          </table:table-cell>
          <table:table-cell table:number-columns-repeated="2" office:value-type="string">
            <text:p>POS</text:p>
          </table:table-cell>
          <table:table-cell table:formula="of:=IF([.E353]=[.F353];0;1)" office:value-type="float" office:value="0">
            <text:p>0</text:p>
          </table:table-cell>
        </table:table-row>
        <table:table-row table:style-name="ro1">
          <table:table-cell office:value-type="string">
            <text:p>جبار</text:p>
          </table:table-cell>
          <table:table-cell office:value-type="float" office:value="3731">
            <text:p>3731</text:p>
          </table:table-cell>
          <table:table-cell office:value-type="float" office:value="0.0334488230675">
            <text:p>0.0334488231</text:p>
          </table:table-cell>
          <table:table-cell office:value-type="float" office:value="0.0269992417813">
            <text:p>0.0269992418</text:p>
          </table:table-cell>
          <table:table-cell table:number-columns-repeated="2" office:value-type="string">
            <text:p>POS</text:p>
          </table:table-cell>
          <table:table-cell table:formula="of:=IF([.E354]=[.F354];0;1)" office:value-type="float" office:value="0">
            <text:p>0</text:p>
          </table:table-cell>
        </table:table-row>
        <table:table-row table:style-name="ro1">
          <table:table-cell office:value-type="string">
            <text:p>بحبها اوي</text:p>
          </table:table-cell>
          <table:table-cell office:value-type="float" office:value="10">
            <text:p>10</text:p>
          </table:table-cell>
          <table:table-cell office:value-type="float" office:value="0.0534487343972">
            <text:p>0.0534487344</text:p>
          </table:table-cell>
          <table:table-cell office:value-type="float" office:value="-0.0345833039449">
            <text:p>-0.0345833039</text:p>
          </table:table-cell>
          <table:table-cell table:number-columns-repeated="2" office:value-type="string">
            <text:p>POS</text:p>
          </table:table-cell>
          <table:table-cell table:formula="of:=IF([.E355]=[.F355];0;1)" office:value-type="float" office:value="0">
            <text:p>0</text:p>
          </table:table-cell>
        </table:table-row>
        <table:table-row table:style-name="ro1">
          <table:table-cell office:value-type="string">
            <text:p>مسليني</text:p>
          </table:table-cell>
          <table:table-cell office:value-type="float" office:value="112">
            <text:p>112</text:p>
          </table:table-cell>
          <table:table-cell office:value-type="float" office:value="0.0526917671005">
            <text:p>0.0526917671</text:p>
          </table:table-cell>
          <table:table-cell office:value-type="float" office:value="0.0094953622067">
            <text:p>0.0094953622</text:p>
          </table:table-cell>
          <table:table-cell table:number-columns-repeated="2" office:value-type="string">
            <text:p>POS</text:p>
          </table:table-cell>
          <table:table-cell table:formula="of:=IF([.E356]=[.F356];0;1)" office:value-type="float" office:value="0">
            <text:p>0</text:p>
          </table:table-cell>
        </table:table-row>
        <table:table-row table:style-name="ro1">
          <table:table-cell office:value-type="string">
            <text:p>هييييييح</text:p>
          </table:table-cell>
          <table:table-cell office:value-type="float" office:value="28">
            <text:p>28</text:p>
          </table:table-cell>
          <table:table-cell office:value-type="float" office:value="0.032110345282">
            <text:p>0.0321103453</text:p>
          </table:table-cell>
          <table:table-cell office:value-type="float" office:value="0.0201744283539">
            <text:p>0.0201744284</text:p>
          </table:table-cell>
          <table:table-cell table:number-columns-repeated="2" office:value-type="string">
            <text:p>POS</text:p>
          </table:table-cell>
          <table:table-cell table:formula="of:=IF([.E357]=[.F357];0;1)" office:value-type="float" office:value="0">
            <text:p>0</text:p>
          </table:table-cell>
        </table:table-row>
        <table:table-row table:style-name="ro1">
          <table:table-cell office:value-type="string">
            <text:p>مجيد</text:p>
          </table:table-cell>
          <table:table-cell office:value-type="float" office:value="2561">
            <text:p>2561</text:p>
          </table:table-cell>
          <table:table-cell office:value-type="float" office:value="0.0504408357171">
            <text:p>0.0504408357</text:p>
          </table:table-cell>
          <table:table-cell office:value-type="float" office:value="0.0180271604298">
            <text:p>0.0180271604</text:p>
          </table:table-cell>
          <table:table-cell table:number-columns-repeated="2" office:value-type="string">
            <text:p>POS</text:p>
          </table:table-cell>
          <table:table-cell table:formula="of:=IF([.E358]=[.F358];0;1)" office:value-type="float" office:value="0">
            <text:p>0</text:p>
          </table:table-cell>
        </table:table-row>
        <table:table-row table:style-name="ro1">
          <table:table-cell office:value-type="string">
            <text:p>وطنيه</text:p>
          </table:table-cell>
          <table:table-cell office:value-type="float" office:value="6123">
            <text:p>6123</text:p>
          </table:table-cell>
          <table:table-cell office:value-type="float" office:value="0.0271227685974">
            <text:p>0.0271227686</text:p>
          </table:table-cell>
          <table:table-cell office:value-type="float" office:value="0.0377388998639">
            <text:p>0.0377388999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59]=[.F359];0;1)" office:value-type="float" office:value="1">
            <text:p>1</text:p>
          </table:table-cell>
        </table:table-row>
        <table:table-row table:style-name="ro1">
          <table:table-cell office:value-type="string">
            <text:p>وثوري بحترمك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60]=[.F360];0;1)" office:value-type="float" office:value="1">
            <text:p>1</text:p>
          </table:table-cell>
        </table:table-row>
        <table:table-row table:style-name="ro1">
          <table:table-cell office:value-type="string">
            <text:p>حلوه</text:p>
          </table:table-cell>
          <table:table-cell office:value-type="float" office:value="8667">
            <text:p>8667</text:p>
          </table:table-cell>
          <table:table-cell office:value-type="float" office:value="0.0622674048943">
            <text:p>0.0622674049</text:p>
          </table:table-cell>
          <table:table-cell office:value-type="float" office:value="0.019969301499">
            <text:p>0.0199693015</text:p>
          </table:table-cell>
          <table:table-cell table:number-columns-repeated="2" office:value-type="string">
            <text:p>POS</text:p>
          </table:table-cell>
          <table:table-cell table:formula="of:=IF([.E361]=[.F361];0;1)" office:value-type="float" office:value="0">
            <text:p>0</text:p>
          </table:table-cell>
        </table:table-row>
        <table:table-row table:style-name="ro1">
          <table:table-cell office:value-type="string">
            <text:p>برنس</text:p>
          </table:table-cell>
          <table:table-cell office:value-type="float" office:value="1796">
            <text:p>1796</text:p>
          </table:table-cell>
          <table:table-cell office:value-type="float" office:value="0.0477212995886">
            <text:p>0.0477212996</text:p>
          </table:table-cell>
          <table:table-cell office:value-type="float" office:value="0.0160273017038">
            <text:p>0.0160273017</text:p>
          </table:table-cell>
          <table:table-cell table:number-columns-repeated="2" office:value-type="string">
            <text:p>POS</text:p>
          </table:table-cell>
          <table:table-cell table:formula="of:=IF([.E362]=[.F362];0;1)" office:value-type="float" office:value="0">
            <text:p>0</text:p>
          </table:table-cell>
        </table:table-row>
        <table:table-row table:style-name="ro1">
          <table:table-cell office:value-type="string">
            <text:p>اسمر انت حبيبي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63]=[.F363];0;1)" office:value-type="float" office:value="1">
            <text:p>1</text:p>
          </table:table-cell>
        </table:table-row>
        <table:table-row table:style-name="ro1">
          <table:table-cell office:value-type="string">
            <text:p>قويه</text:p>
          </table:table-cell>
          <table:table-cell office:value-type="float" office:value="14091">
            <text:p>14091</text:p>
          </table:table-cell>
          <table:table-cell office:value-type="float" office:value="0.0520147145225">
            <text:p>0.0520147145</text:p>
          </table:table-cell>
          <table:table-cell office:value-type="float" office:value="0.0324282650694">
            <text:p>0.0324282651</text:p>
          </table:table-cell>
          <table:table-cell table:number-columns-repeated="2" office:value-type="string">
            <text:p>POS</text:p>
          </table:table-cell>
          <table:table-cell table:formula="of:=IF([.E364]=[.F364];0;1)" office:value-type="float" office:value="0">
            <text:p>0</text:p>
          </table:table-cell>
        </table:table-row>
        <table:table-row table:style-name="ro1">
          <table:table-cell office:value-type="string">
            <text:p>كيوت</text:p>
          </table:table-cell>
          <table:table-cell office:value-type="float" office:value="9155">
            <text:p>9155</text:p>
          </table:table-cell>
          <table:table-cell office:value-type="float" office:value="0.0686939894238">
            <text:p>0.0686939894</text:p>
          </table:table-cell>
          <table:table-cell office:value-type="float" office:value="0.0151569591645">
            <text:p>0.0151569592</text:p>
          </table:table-cell>
          <table:table-cell table:number-columns-repeated="2" office:value-type="string">
            <text:p>POS</text:p>
          </table:table-cell>
          <table:table-cell table:formula="of:=IF([.E365]=[.F365];0;1)" office:value-type="float" office:value="0">
            <text:p>0</text:p>
          </table:table-cell>
        </table:table-row>
        <table:table-row table:style-name="ro1">
          <table:table-cell office:value-type="string">
            <text:p>رحمن</text:p>
          </table:table-cell>
          <table:table-cell office:value-type="float" office:value="14819">
            <text:p>14819</text:p>
          </table:table-cell>
          <table:table-cell office:value-type="float" office:value="0.0676682664269">
            <text:p>0.0676682664</text:p>
          </table:table-cell>
          <table:table-cell office:value-type="float" office:value="0.0155806850587">
            <text:p>0.0155806851</text:p>
          </table:table-cell>
          <table:table-cell table:number-columns-repeated="2" office:value-type="string">
            <text:p>POS</text:p>
          </table:table-cell>
          <table:table-cell table:formula="of:=IF([.E366]=[.F366];0;1)" office:value-type="float" office:value="0">
            <text:p>0</text:p>
          </table:table-cell>
        </table:table-row>
        <table:table-row table:style-name="ro1">
          <table:table-cell office:value-type="string">
            <text:p>بيبقي ارقي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67]=[.F367];0;1)" office:value-type="float" office:value="1">
            <text:p>1</text:p>
          </table:table-cell>
        </table:table-row>
        <table:table-row table:style-name="ro1">
          <table:table-cell office:value-type="string">
            <text:p>بتحبنا</text:p>
          </table:table-cell>
          <table:table-cell office:value-type="float" office:value="42">
            <text:p>42</text:p>
          </table:table-cell>
          <table:table-cell office:value-type="float" office:value="0.0370022921951">
            <text:p>0.0370022922</text:p>
          </table:table-cell>
          <table:table-cell office:value-type="float" office:value="0.00521560238223">
            <text:p>0.0052156024</text:p>
          </table:table-cell>
          <table:table-cell table:number-columns-repeated="2" office:value-type="string">
            <text:p>POS</text:p>
          </table:table-cell>
          <table:table-cell table:formula="of:=IF([.E368]=[.F368];0;1)" office:value-type="float" office:value="0">
            <text:p>0</text:p>
          </table:table-cell>
        </table:table-row>
        <table:table-row table:style-name="ro1">
          <table:table-cell office:value-type="string">
            <text:p>عظيم</text:p>
          </table:table-cell>
          <table:table-cell office:value-type="float" office:value="19001">
            <text:p>19001</text:p>
          </table:table-cell>
          <table:table-cell office:value-type="float" office:value="0.0667886523046">
            <text:p>0.0667886523</text:p>
          </table:table-cell>
          <table:table-cell office:value-type="float" office:value="0.0177661414248">
            <text:p>0.0177661414</text:p>
          </table:table-cell>
          <table:table-cell table:number-columns-repeated="2" office:value-type="string">
            <text:p>POS</text:p>
          </table:table-cell>
          <table:table-cell table:formula="of:=IF([.E369]=[.F369];0;1)" office:value-type="float" office:value="0">
            <text:p>0</text:p>
          </table:table-cell>
        </table:table-row>
        <table:table-row table:style-name="ro1">
          <table:table-cell office:value-type="string">
            <text:p>صعيديه الجدعه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70]=[.F370];0;1)" office:value-type="float" office:value="1">
            <text:p>1</text:p>
          </table:table-cell>
        </table:table-row>
        <table:table-row table:style-name="ro1">
          <table:table-cell office:value-type="string">
            <text:p>بحبك</text:p>
          </table:table-cell>
          <table:table-cell office:value-type="float" office:value="2462">
            <text:p>2462</text:p>
          </table:table-cell>
          <table:table-cell office:value-type="float" office:value="0.0632870804109">
            <text:p>0.0632870804</text:p>
          </table:table-cell>
          <table:table-cell office:value-type="float" office:value="0.00448742452339">
            <text:p>0.0044874245</text:p>
          </table:table-cell>
          <table:table-cell table:number-columns-repeated="2" office:value-type="string">
            <text:p>POS</text:p>
          </table:table-cell>
          <table:table-cell table:formula="of:=IF([.E371]=[.F371];0;1)" office:value-type="float" office:value="0">
            <text:p>0</text:p>
          </table:table-cell>
        </table:table-row>
        <table:table-row table:style-name="ro1">
          <table:table-cell office:value-type="string">
            <text:p>نقي</text:p>
          </table:table-cell>
          <table:table-cell office:value-type="float" office:value="8926">
            <text:p>8926</text:p>
          </table:table-cell>
          <table:table-cell office:value-type="float" office:value="0.058219413184">
            <text:p>0.0582194132</text:p>
          </table:table-cell>
          <table:table-cell office:value-type="float" office:value="0.0206768206626">
            <text:p>0.0206768207</text:p>
          </table:table-cell>
          <table:table-cell table:number-columns-repeated="2" office:value-type="string">
            <text:p>POS</text:p>
          </table:table-cell>
          <table:table-cell table:formula="of:=IF([.E372]=[.F372];0;1)" office:value-type="float" office:value="0">
            <text:p>0</text:p>
          </table:table-cell>
        </table:table-row>
        <table:table-row table:style-name="ro1">
          <table:table-cell office:value-type="string">
            <text:p>جامدين</text:p>
          </table:table-cell>
          <table:table-cell office:value-type="float" office:value="701">
            <text:p>701</text:p>
          </table:table-cell>
          <table:table-cell office:value-type="float" office:value="0.0244440730362">
            <text:p>0.024444073</text:p>
          </table:table-cell>
          <table:table-cell office:value-type="float" office:value="0.030848369763">
            <text:p>0.0308483698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73]=[.F373];0;1)" office:value-type="float" office:value="1">
            <text:p>1</text:p>
          </table:table-cell>
        </table:table-row>
        <table:table-row table:style-name="ro1">
          <table:table-cell office:value-type="string">
            <text:p>ايممممانك</text:p>
          </table:table-cell>
          <table:table-cell office:value-type="float" office:value="1">
            <text:p>1</text:p>
          </table:table-cell>
          <table:table-cell office:value-type="float" office:value="0.0100922295052">
            <text:p>0.01009222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POS</text:p>
          </table:table-cell>
          <table:table-cell table:formula="of:=IF([.E374]=[.F374];0;1)" office:value-type="float" office:value="0">
            <text:p>0</text:p>
          </table:table-cell>
        </table:table-row>
        <table:table-row table:style-name="ro1">
          <table:table-cell office:value-type="string">
            <text:p>خدمت البلد</text:p>
          </table:table-cell>
          <table:table-cell office:value-type="float" office:value="45">
            <text:p>45</text:p>
          </table:table-cell>
          <table:table-cell office:value-type="float" office:value="-0.0837750452441">
            <text:p>-0.0837750452</text:p>
          </table:table-cell>
          <table:table-cell office:value-type="float" office:value="0.055677433798">
            <text:p>0.0556774338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75]=[.F375];0;1)" office:value-type="float" office:value="1">
            <text:p>1</text:p>
          </table:table-cell>
        </table:table-row>
        <table:table-row table:style-name="ro1">
          <table:table-cell office:value-type="string">
            <text:p>مهمه</text:p>
          </table:table-cell>
          <table:table-cell office:value-type="float" office:value="7264">
            <text:p>7264</text:p>
          </table:table-cell>
          <table:table-cell office:value-type="float" office:value="0.0504903231585">
            <text:p>0.0504903232</text:p>
          </table:table-cell>
          <table:table-cell office:value-type="float" office:value="0.0256932710713">
            <text:p>0.0256932711</text:p>
          </table:table-cell>
          <table:table-cell table:number-columns-repeated="2" office:value-type="string">
            <text:p>POS</text:p>
          </table:table-cell>
          <table:table-cell table:formula="of:=IF([.E376]=[.F376];0;1)" office:value-type="float" office:value="0">
            <text:p>0</text:p>
          </table:table-cell>
        </table:table-row>
        <table:table-row table:style-name="ro1">
          <table:table-cell office:value-type="string">
            <text:p>محنكه</text:p>
          </table:table-cell>
          <table:table-cell office:value-type="float" office:value="113">
            <text:p>113</text:p>
          </table:table-cell>
          <table:table-cell office:value-type="float" office:value="0.0418011728947">
            <text:p>0.0418011729</text:p>
          </table:table-cell>
          <table:table-cell office:value-type="float" office:value="0.0113966702981">
            <text:p>0.0113966703</text:p>
          </table:table-cell>
          <table:table-cell table:number-columns-repeated="2" office:value-type="string">
            <text:p>POS</text:p>
          </table:table-cell>
          <table:table-cell table:formula="of:=IF([.E377]=[.F377];0;1)" office:value-type="float" office:value="0">
            <text:p>0</text:p>
          </table:table-cell>
        </table:table-row>
        <table:table-row table:style-name="ro1">
          <table:table-cell office:value-type="string">
            <text:p>ضحكته جامده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16093960796">
            <text:p>0.0516093961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78]=[.F378];0;1)" office:value-type="float" office:value="1">
            <text:p>1</text:p>
          </table:table-cell>
        </table:table-row>
        <table:table-row table:style-name="ro1">
          <table:table-cell office:value-type="string">
            <text:p>ذكي</text:p>
          </table:table-cell>
          <table:table-cell office:value-type="float" office:value="6833">
            <text:p>6833</text:p>
          </table:table-cell>
          <table:table-cell office:value-type="float" office:value="0.0469766909846">
            <text:p>0.046976691</text:p>
          </table:table-cell>
          <table:table-cell office:value-type="float" office:value="0.028769575692">
            <text:p>0.0287695757</text:p>
          </table:table-cell>
          <table:table-cell table:number-columns-repeated="2" office:value-type="string">
            <text:p>POS</text:p>
          </table:table-cell>
          <table:table-cell table:formula="of:=IF([.E379]=[.F379];0;1)" office:value-type="float" office:value="0">
            <text:p>0</text:p>
          </table:table-cell>
        </table:table-row>
        <table:table-row table:style-name="ro1">
          <table:table-cell office:value-type="string">
            <text:p>روقني</text:p>
          </table:table-cell>
          <table:table-cell office:value-type="float" office:value="296">
            <text:p>296</text:p>
          </table:table-cell>
          <table:table-cell office:value-type="float" office:value="0.0495493543275">
            <text:p>0.0495493543</text:p>
          </table:table-cell>
          <table:table-cell office:value-type="float" office:value="0.00320031145879">
            <text:p>0.0032003115</text:p>
          </table:table-cell>
          <table:table-cell table:number-columns-repeated="2" office:value-type="string">
            <text:p>POS</text:p>
          </table:table-cell>
          <table:table-cell table:formula="of:=IF([.E380]=[.F380];0;1)" office:value-type="float" office:value="0">
            <text:p>0</text:p>
          </table:table-cell>
        </table:table-row>
        <table:table-row table:style-name="ro1">
          <table:table-cell office:value-type="string">
            <text:p>مفيد</text:p>
          </table:table-cell>
          <table:table-cell office:value-type="float" office:value="3789">
            <text:p>3789</text:p>
          </table:table-cell>
          <table:table-cell office:value-type="float" office:value="0.0583757311204">
            <text:p>0.0583757311</text:p>
          </table:table-cell>
          <table:table-cell office:value-type="float" office:value="0.0170568969372">
            <text:p>0.0170568969</text:p>
          </table:table-cell>
          <table:table-cell table:number-columns-repeated="2" office:value-type="string">
            <text:p>POS</text:p>
          </table:table-cell>
          <table:table-cell table:formula="of:=IF([.E381]=[.F381];0;1)" office:value-type="float" office:value="0">
            <text:p>0</text:p>
          </table:table-cell>
        </table:table-row>
        <table:table-row table:style-name="ro1">
          <table:table-cell office:value-type="string">
            <text:p>محترم بحترمك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70568969372">
            <text:p>0.0170568969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82]=[.F382];0;1)" office:value-type="float" office:value="1">
            <text:p>1</text:p>
          </table:table-cell>
        </table:table-row>
        <table:table-row table:style-name="ro1">
          <table:table-cell office:value-type="string">
            <text:p>دكر</text:p>
          </table:table-cell>
          <table:table-cell office:value-type="float" office:value="1139">
            <text:p>1139</text:p>
          </table:table-cell>
          <table:table-cell office:value-type="float" office:value="0.0278027210836">
            <text:p>0.0278027211</text:p>
          </table:table-cell>
          <table:table-cell office:value-type="float" office:value="0.0292780990537">
            <text:p>0.0292780991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83]=[.F383];0;1)" office:value-type="float" office:value="1">
            <text:p>1</text:p>
          </table:table-cell>
        </table:table-row>
        <table:table-row table:style-name="ro1">
          <table:table-cell office:value-type="string">
            <text:p>عزيز</text:p>
          </table:table-cell>
          <table:table-cell office:value-type="float" office:value="23153">
            <text:p>23153</text:p>
          </table:table-cell>
          <table:table-cell office:value-type="float" office:value="0.0622263085919">
            <text:p>0.0622263086</text:p>
          </table:table-cell>
          <table:table-cell office:value-type="float" office:value="0.0257059456733">
            <text:p>0.0257059457</text:p>
          </table:table-cell>
          <table:table-cell table:number-columns-repeated="2" office:value-type="string">
            <text:p>POS</text:p>
          </table:table-cell>
          <table:table-cell table:formula="of:=IF([.E384]=[.F384];0;1)" office:value-type="float" office:value="0">
            <text:p>0</text:p>
          </table:table-cell>
        </table:table-row>
        <table:table-row table:style-name="ro1">
          <table:table-cell office:value-type="string">
            <text:p>رب</text:p>
          </table:table-cell>
          <table:table-cell office:value-type="float" office:value="506083">
            <text:p>506083</text:p>
          </table:table-cell>
          <table:table-cell office:value-type="float" office:value="0.0946910729033">
            <text:p>0.0946910729</text:p>
          </table:table-cell>
          <table:table-cell office:value-type="float" office:value="0.0811480859381">
            <text:p>0.0811480859</text:p>
          </table:table-cell>
          <table:table-cell table:number-columns-repeated="2" office:value-type="string">
            <text:p>POS</text:p>
          </table:table-cell>
          <table:table-cell table:formula="of:=IF([.E385]=[.F385];0;1)" office:value-type="float" office:value="0">
            <text:p>0</text:p>
          </table:table-cell>
        </table:table-row>
        <table:table-row table:style-name="ro1">
          <table:table-cell office:value-type="string">
            <text:p>جااامد</text:p>
          </table:table-cell>
          <table:table-cell office:value-type="float" office:value="231">
            <text:p>231</text:p>
          </table:table-cell>
          <table:table-cell office:value-type="float" office:value="0.0263348643742">
            <text:p>0.0263348644</text:p>
          </table:table-cell>
          <table:table-cell office:value-type="float" office:value="0.0266751535116">
            <text:p>0.0266751535</text:p>
          </table:table-cell>
          <table:table-cell office:value-type="string">
            <text:p>NEG</text:p>
          </table:table-cell>
          <table:table-cell office:value-type="string">
            <text:p>POS</text:p>
          </table:table-cell>
          <table:table-cell table:formula="of:=IF([.E386]=[.F386];0;1)" office:value-type="float" office:value="1">
            <text:p>1</text:p>
          </table:table-cell>
        </table:table-row>
        <table:table-row table:style-name="ro3">
          <table:table-cell office:value-type="string">
            <text:p>word </text:p>
          </table:table-cell>
          <table:table-cell office:value-type="string">
            <text:p>occurrence count </text:p>
          </table:table-cell>
          <table:table-cell office:value-type="string">
            <text:p>POS Pmi</text:p>
          </table:table-cell>
          <table:table-cell office:value-type="string">
            <text:p>NEG Pmi </text:p>
          </table:table-cell>
          <table:table-cell office:value-type="string">
            <text:p>classified as </text:p>
          </table:table-cell>
          <table:table-cell/>
          <table:table-cell table:formula="of:=SUM([.G1:.G386])" office:value-type="float" office:value="135">
            <text:p>135</text:p>
          </table:table-cell>
        </table:table-row>
        <table:table-row table:style-name="ro1">
          <table:table-cell table:number-columns-repeated="6"/>
          <table:table-cell table:formula="of:=135-80" office:value-type="float" office:value="55">
            <text:p>55</text:p>
          </table:table-cell>
        </table:table-row>
        <table:table-row table:style-name="ro1">
          <table:table-cell table:number-columns-repeated="6"/>
          <table:table-cell table:formula="of:=250/300" office:value-type="float" office:value="0.833333333333333">
            <text:p>0.8333333333</text:p>
          </table:table-cell>
        </table:table-row>
        <table:table-row table:style-name="ro1" table:number-rows-repeated="10481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F38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dyelsahar </meta:initial-creator>
    <meta:creation-date>2014-01-19T15:01:16</meta:creation-date>
    <dc:date>2014-01-20T14:33:55</dc:date>
    <dc:creator>hadyelsahar </dc:creator>
    <meta:editing-duration>PT22H31M46S</meta:editing-duration>
    <meta:editing-cycles>3</meta:editing-cycles>
    <meta:generator>LibreOffice/3.5$Linux_x86 LibreOffice_project/350m1$Build-2</meta:generator>
    <meta:document-statistic meta:table-count="3" meta:cell-count="2710" meta:object-count="0"/>
  </office:meta>
</office:document-meta>
</file>